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fo:background-color="#dee6ef"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ee6ef" fo:border="0.74pt solid #000000"/>
    </style:style>
    <style:style style:name="ce9" style:family="table-cell" style:parent-style-name="Default" style:data-style-name="N0">
      <style:table-cell-properties fo:background-color="#e0c2cd" fo:border="0.74pt solid #000000"/>
    </style:style>
    <style:style style:name="ce10" style:family="table-cell" style:parent-style-name="Default" style:data-style-name="N0">
      <style:table-cell-properties fo:background-color="#ffffa6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1" style:apply-style-name="Bad" style:base-cell-address="Лист1.J2"/>
    </style:style>
    <style:style style:name="ce15" style:family="table-cell" style:parent-style-name="Default" style:data-style-name="N0">
      <style:table-cell-properties fo:border-bottom="0.74pt solid #000000" fo:border-left="0.74pt solid #000000" fo:border-right="none" fo:border-top="none"/>
      <style:map style:condition="cell-content()=1" style:apply-style-name="Bad" style:base-cell-address="Лист1.J2"/>
    </style:style>
    <style:style style:name="ce16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17" style:family="table-cell" style:parent-style-name="Default" style:data-style-name="N0">
      <style:map style:condition="cell-content()=1" style:apply-style-name="Bad" style:base-cell-address="Лист1.J2"/>
    </style:style>
    <style:style style:name="ce18" style:family="table-cell" style:parent-style-name="Default" style:data-style-name="N0">
      <style:table-cell-properties fo:border-bottom="0.74pt solid #000000" fo:border-left="none" fo:border-right="none" fo:border-top="none"/>
      <style:map style:condition="cell-content()=1" style:apply-style-name="Bad" style:base-cell-address="Лист1.J2"/>
    </style:style>
    <style:style style:name="ce19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 style:data-style-name="N0">
      <style:table-cell-properties fo:border-bottom="none" fo:border-left="none" fo:border-right="0.74pt solid #000000" fo:border-top="none"/>
      <style:map style:condition="cell-content()=1" style:apply-style-name="Bad" style:base-cell-address="Лист1.J2"/>
    </style:style>
    <style:style style:name="ce21" style:family="table-cell" style:parent-style-name="Default" style:data-style-name="N0">
      <style:table-cell-properties fo:border-bottom="0.74pt solid #000000" fo:border-left="none" fo:border-right="0.74pt solid #000000" fo:border-top="none"/>
      <style:map style:condition="cell-content()=1" style:apply-style-name="Bad" style:base-cell-address="Лист1.J2"/>
    </style:style>
    <style:style style:name="ce2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3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8" table:default-cell-style-name="ce7"/>
        <table:table-column table:style-name="co2" table:default-cell-style-name="ce7"/>
        <table:table-column table:style-name="co3" table:number-columns-repeated="41" table:default-cell-style-name="ce7"/>
        <table:table-column table:style-name="co2" table:number-columns-repeated="2" table:default-cell-style-name="ce7"/>
        <table:table-column table:style-name="co2" table:number-columns-repeated="45" table:default-cell-style-name="Default"/>
        <table:table-column table:style-name="co2" table:number-columns-repeated="16286"/>
        <table:table-column table:style-name="co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 table:number-columns-spanned="2" table:number-rows-spanned="1">
            <text:p>ID процессов A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вв</text:p>
          </table:table-cell>
          <table:covered-table-cell table:style-name="ce9"/>
          <table:table-cell table:style-name="ce10" office:value-type="string" calcext:value-type="string">
            <text:p>вн</text:p>
          </table:table-cell>
          <table:table-cell table:style-name="ce11" office:value-type="string" calcext:value-type="string">
            <text:p>во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6" calcext:value-type="float">
            <text:p>106</text:p>
          </table:table-cell>
          <table:table-cell table:style-name="ce8" office:value-type="float" office:value="122" calcext:value-type="float">
            <text:p>122</text:p>
          </table:table-cell>
          <table:table-cell table:style-name="ce9" table:formula="of:=IFERROR(VLOOKUP([.C2];[.$A$1:.$H$26];8;0);0)" office:value-type="float" office:value="2" calcext:value-type="float">
            <text:p>2</text:p>
          </table:table-cell>
          <table:table-cell table:style-name="ce9" table:formula="of:=IFERROR(VLOOKUP([.D2];[.$A$1:.$H$26];8;0);0)" office:value-type="float" office:value="14" calcext:value-type="float">
            <text:p>14</text:p>
          </table:table-cell>
          <table:table-cell table:style-name="ce10" table:formula="of:=[.H2]-[.B2]+1" office:value-type="float" office:value="15" calcext:value-type="float">
            <text:p>15</text:p>
          </table:table-cell>
          <table:table-cell table:style-name="ce11" table:formula="of:=[.B2]+MAX([.E2:.F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2]&lt;=[.J$1];[.J$1]&lt;=[.$H2]);1;&quot;&quot;)">
            <text:p/>
          </table:table-cell>
          <table:table-cell table:style-name="ce17" table:formula="of:=IF(AND([.$G2]&lt;=[.K$1];[.K$1]&lt;=[.$H2]);1;&quot;&quot;)">
            <text:p/>
          </table:table-cell>
          <table:table-cell table:style-name="ce17" table:formula="of:=IF(AND([.$G2]&lt;=[.L$1];[.L$1]&lt;=[.$H2]);1;&quot;&quot;)">
            <text:p/>
          </table:table-cell>
          <table:table-cell table:style-name="ce17" table:formula="of:=IF(AND([.$G2]&lt;=[.M$1];[.M$1]&lt;=[.$H2]);1;&quot;&quot;)">
            <text:p/>
          </table:table-cell>
          <table:table-cell table:style-name="ce17" table:formula="of:=IF(AND([.$G2]&lt;=[.N$1];[.N$1]&lt;=[.$H2]);1;&quot;&quot;)">
            <text:p/>
          </table:table-cell>
          <table:table-cell table:style-name="ce17" table:formula="of:=IF(AND([.$G2]&lt;=[.O$1];[.O$1]&lt;=[.$H2]);1;&quot;&quot;)">
            <text:p/>
          </table:table-cell>
          <table:table-cell table:style-name="ce17" table:formula="of:=IF(AND([.$G2]&lt;=[.P$1];[.P$1]&lt;=[.$H2]);1;&quot;&quot;)">
            <text:p/>
          </table:table-cell>
          <table:table-cell table:style-name="ce17" table:formula="of:=IF(AND([.$G2]&lt;=[.Q$1];[.Q$1]&lt;=[.$H2]);1;&quot;&quot;)">
            <text:p/>
          </table:table-cell>
          <table:table-cell table:style-name="ce17" table:formula="of:=IF(AND([.$G2]&lt;=[.R$1];[.R$1]&lt;=[.$H2]);1;&quot;&quot;)">
            <text:p/>
          </table:table-cell>
          <table:table-cell table:style-name="ce17" table:formula="of:=IF(AND([.$G2]&lt;=[.S$1];[.S$1]&lt;=[.$H2]);1;&quot;&quot;)">
            <text:p/>
          </table:table-cell>
          <table:table-cell table:style-name="ce17" table:formula="of:=IF(AND([.$G2]&lt;=[.T$1];[.T$1]&lt;=[.$H2]);1;&quot;&quot;)">
            <text:p/>
          </table:table-cell>
          <table:table-cell table:style-name="ce17" table:formula="of:=IF(AND([.$G2]&lt;=[.U$1];[.U$1]&lt;=[.$H2]);1;&quot;&quot;)">
            <text:p/>
          </table:table-cell>
          <table:table-cell table:style-name="ce17" table:formula="of:=IF(AND([.$G2]&lt;=[.V$1];[.V$1]&lt;=[.$H2]);1;&quot;&quot;)">
            <text:p/>
          </table:table-cell>
          <table:table-cell table:style-name="ce17" table:formula="of:=IF(AND([.$G2]&lt;=[.W$1];[.W$1]&lt;=[.$H2]);1;&quot;&quot;)">
            <text:p/>
          </table:table-cell>
          <table:table-cell table:style-name="ce17" table:formula="of:=IF(AND([.$G2]&lt;=[.X$1];[.X$1]&lt;=[.$H2]);1;&quot;&quot;)" office:value-type="float" office:value="1" calcext:value-type="float">
            <text:p>1</text:p>
          </table:table-cell>
          <table:table-cell table:style-name="ce17" table:formula="of:=IF(AND([.$G2]&lt;=[.Y$1];[.Y$1]&lt;=[.$H2]);1;&quot;&quot;)">
            <text:p/>
          </table:table-cell>
          <table:table-cell table:style-name="ce20" table:formula="of:=IF(AND([.$G2]&lt;=[.Z$1];[.Z$1]&lt;=[.$H2]);1;&quot;&quot;)">
            <text:p/>
          </table:table-cell>
          <table:table-cell table:style-name="ce23" table:formula="of:=IF(AND([.$G2]&lt;=[.AA$1];[.AA$1]&lt;=[.$H2]);1;&quot;&quot;)">
            <text:p/>
          </table:table-cell>
          <table:table-cell table:style-name="ce23" table:formula="of:=IF(AND([.$G2]&lt;=[.AB$1];[.AB$1]&lt;=[.$H2]);1;&quot;&quot;)">
            <text:p/>
          </table:table-cell>
          <table:table-cell table:style-name="ce23" table:formula="of:=IF(AND([.$G2]&lt;=[.AC$1];[.AC$1]&lt;=[.$H2]);1;&quot;&quot;)">
            <text:p/>
          </table:table-cell>
          <table:table-cell table:style-name="ce23" table:formula="of:=IF(AND([.$G2]&lt;=[.AD$1];[.AD$1]&lt;=[.$H2]);1;&quot;&quot;)">
            <text:p/>
          </table:table-cell>
          <table:table-cell table:style-name="ce23" table:formula="of:=IF(AND([.$G2]&lt;=[.AE$1];[.AE$1]&lt;=[.$H2]);1;&quot;&quot;)">
            <text:p/>
          </table:table-cell>
          <table:table-cell table:style-name="ce23" table:formula="of:=IF(AND([.$G2]&lt;=[.AF$1];[.AF$1]&lt;=[.$H2]);1;&quot;&quot;)">
            <text:p/>
          </table:table-cell>
          <table:table-cell table:style-name="ce23" table:formula="of:=IF(AND([.$G2]&lt;=[.AG$1];[.AG$1]&lt;=[.$H2]);1;&quot;&quot;)">
            <text:p/>
          </table:table-cell>
          <table:table-cell table:style-name="ce23" table:formula="of:=IF(AND([.$G2]&lt;=[.AH$1];[.AH$1]&lt;=[.$H2]);1;&quot;&quot;)">
            <text:p/>
          </table:table-cell>
          <table:table-cell table:style-name="ce23" table:formula="of:=IF(AND([.$G2]&lt;=[.AI$1];[.AI$1]&lt;=[.$H2]);1;&quot;&quot;)">
            <text:p/>
          </table:table-cell>
          <table:table-cell table:style-name="ce23" table:formula="of:=IF(AND([.$G2]&lt;=[.AJ$1];[.AJ$1]&lt;=[.$H2]);1;&quot;&quot;)">
            <text:p/>
          </table:table-cell>
          <table:table-cell table:style-name="ce23" table:formula="of:=IF(AND([.$G2]&lt;=[.AK$1];[.AK$1]&lt;=[.$H2]);1;&quot;&quot;)">
            <text:p/>
          </table:table-cell>
          <table:table-cell table:style-name="ce23" table:formula="of:=IF(AND([.$G2]&lt;=[.AL$1];[.AL$1]&lt;=[.$H2]);1;&quot;&quot;)">
            <text:p/>
          </table:table-cell>
          <table:table-cell table:style-name="ce23" table:formula="of:=IF(AND([.$G2]&lt;=[.AM$1];[.AM$1]&lt;=[.$H2]);1;&quot;&quot;)">
            <text:p/>
          </table:table-cell>
          <table:table-cell table:style-name="ce23" table:formula="of:=IF(AND([.$G2]&lt;=[.AN$1];[.AN$1]&lt;=[.$H2]);1;&quot;&quot;)">
            <text:p/>
          </table:table-cell>
          <table:table-cell table:style-name="ce23" table:formula="of:=IF(AND([.$G2]&lt;=[.AO$1];[.AO$1]&lt;=[.$H2]);1;&quot;&quot;)">
            <text:p/>
          </table:table-cell>
          <table:table-cell table:style-name="ce23" table:formula="of:=IF(AND([.$G2]&lt;=[.AP$1];[.AP$1]&lt;=[.$H2]);1;&quot;&quot;)">
            <text:p/>
          </table:table-cell>
          <table:table-cell table:style-name="ce23" table:formula="of:=IF(AND([.$G2]&lt;=[.AQ$1];[.AQ$1]&lt;=[.$H2]);1;&quot;&quot;)">
            <text:p/>
          </table:table-cell>
          <table:table-cell table:style-name="ce23" table:formula="of:=IF(AND([.$G2]&lt;=[.AR$1];[.AR$1]&lt;=[.$H2]);1;&quot;&quot;)">
            <text:p/>
          </table:table-cell>
          <table:table-cell table:style-name="ce23" table:formula="of:=IF(AND([.$G2]&lt;=[.AS$1];[.AS$1]&lt;=[.$H2]);1;&quot;&quot;)">
            <text:p/>
          </table:table-cell>
          <table:table-cell table:style-name="ce23" table:formula="of:=IF(AND([.$G2]&lt;=[.AT$1];[.AT$1]&lt;=[.$H2]);1;&quot;&quot;)">
            <text:p/>
          </table:table-cell>
          <table:table-cell table:style-name="ce23" table:formula="of:=IF(AND([.$G2]&lt;=[.AU$1];[.AU$1]&lt;=[.$H2]);1;&quot;&quot;)">
            <text:p/>
          </table:table-cell>
          <table:table-cell table:style-name="ce23" table:formula="of:=IF(AND([.$G2]&lt;=[.AV$1];[.AV$1]&lt;=[.$H2]);1;&quot;&quot;)">
            <text:p/>
          </table:table-cell>
          <table:table-cell table:style-name="ce23" table:formula="of:=IF(AND([.$G2]&lt;=[.AW$1];[.AW$1]&lt;=[.$H2]);1;&quot;&quot;)">
            <text:p/>
          </table:table-cell>
          <table:table-cell table:style-name="ce23" table:formula="of:=IF(AND([.$G2]&lt;=[.AX$1];[.AX$1]&lt;=[.$H2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2" calcext:value-type="float">
            <text:p>112</text:p>
          </table:table-cell>
          <table:table-cell table:style-name="ce8" office:value-type="float" office:value="103" calcext:value-type="float">
            <text:p>103</text:p>
          </table:table-cell>
          <table:table-cell table:style-name="ce9" table:formula="of:=IFERROR(VLOOKUP([.C3];[.$A$1:.$H$26];8;0);0)" office:value-type="float" office:value="20" calcext:value-type="float">
            <text:p>20</text:p>
          </table:table-cell>
          <table:table-cell table:style-name="ce9" table:formula="of:=IFERROR(VLOOKUP([.D3];[.$A$1:.$H$26];8;0);0)" office:value-type="float" office:value="14" calcext:value-type="float">
            <text:p>14</text:p>
          </table:table-cell>
          <table:table-cell table:style-name="ce10" table:formula="of:=[.H3]-[.B3]+1" office:value-type="float" office:value="21" calcext:value-type="float">
            <text:p>21</text:p>
          </table:table-cell>
          <table:table-cell table:style-name="ce11" table:formula="of:=[.B3]+MAX([.E3:.F3])" office:value-type="float" office:value="23" calcext:value-type="float">
            <text:p>23</text:p>
          </table:table-cell>
          <table:table-cell/>
          <table:table-cell table:style-name="ce14" table:formula="of:=IF(AND([.$G3]&lt;=[.J$1];[.J$1]&lt;=[.$H3]);1;&quot;&quot;)">
            <text:p/>
          </table:table-cell>
          <table:table-cell table:style-name="ce17" table:formula="of:=IF(AND([.$G3]&lt;=[.K$1];[.K$1]&lt;=[.$H3]);1;&quot;&quot;)">
            <text:p/>
          </table:table-cell>
          <table:table-cell table:style-name="ce17" table:formula="of:=IF(AND([.$G3]&lt;=[.L$1];[.L$1]&lt;=[.$H3]);1;&quot;&quot;)">
            <text:p/>
          </table:table-cell>
          <table:table-cell table:style-name="ce17" table:formula="of:=IF(AND([.$G3]&lt;=[.M$1];[.M$1]&lt;=[.$H3]);1;&quot;&quot;)">
            <text:p/>
          </table:table-cell>
          <table:table-cell table:style-name="ce17" table:formula="of:=IF(AND([.$G3]&lt;=[.N$1];[.N$1]&lt;=[.$H3]);1;&quot;&quot;)">
            <text:p/>
          </table:table-cell>
          <table:table-cell table:style-name="ce17" table:formula="of:=IF(AND([.$G3]&lt;=[.O$1];[.O$1]&lt;=[.$H3]);1;&quot;&quot;)">
            <text:p/>
          </table:table-cell>
          <table:table-cell table:style-name="ce17" table:formula="of:=IF(AND([.$G3]&lt;=[.P$1];[.P$1]&lt;=[.$H3]);1;&quot;&quot;)">
            <text:p/>
          </table:table-cell>
          <table:table-cell table:style-name="ce17" table:formula="of:=IF(AND([.$G3]&lt;=[.Q$1];[.Q$1]&lt;=[.$H3]);1;&quot;&quot;)">
            <text:p/>
          </table:table-cell>
          <table:table-cell table:style-name="ce17" table:formula="of:=IF(AND([.$G3]&lt;=[.R$1];[.R$1]&lt;=[.$H3]);1;&quot;&quot;)">
            <text:p/>
          </table:table-cell>
          <table:table-cell table:style-name="ce17" table:formula="of:=IF(AND([.$G3]&lt;=[.S$1];[.S$1]&lt;=[.$H3]);1;&quot;&quot;)">
            <text:p/>
          </table:table-cell>
          <table:table-cell table:style-name="ce17" table:formula="of:=IF(AND([.$G3]&lt;=[.T$1];[.T$1]&lt;=[.$H3]);1;&quot;&quot;)">
            <text:p/>
          </table:table-cell>
          <table:table-cell table:style-name="ce17" table:formula="of:=IF(AND([.$G3]&lt;=[.U$1];[.U$1]&lt;=[.$H3]);1;&quot;&quot;)">
            <text:p/>
          </table:table-cell>
          <table:table-cell table:style-name="ce17" table:formula="of:=IF(AND([.$G3]&lt;=[.V$1];[.V$1]&lt;=[.$H3]);1;&quot;&quot;)">
            <text:p/>
          </table:table-cell>
          <table:table-cell table:style-name="ce17" table:formula="of:=IF(AND([.$G3]&lt;=[.W$1];[.W$1]&lt;=[.$H3]);1;&quot;&quot;)">
            <text:p/>
          </table:table-cell>
          <table:table-cell table:style-name="ce17" table:formula="of:=IF(AND([.$G3]&lt;=[.X$1];[.X$1]&lt;=[.$H3]);1;&quot;&quot;)">
            <text:p/>
          </table:table-cell>
          <table:table-cell table:style-name="ce17" table:formula="of:=IF(AND([.$G3]&lt;=[.Y$1];[.Y$1]&lt;=[.$H3]);1;&quot;&quot;)">
            <text:p/>
          </table:table-cell>
          <table:table-cell table:style-name="ce20" table:formula="of:=IF(AND([.$G3]&lt;=[.Z$1];[.Z$1]&lt;=[.$H3]);1;&quot;&quot;)">
            <text:p/>
          </table:table-cell>
          <table:table-cell table:style-name="ce23" table:formula="of:=IF(AND([.$G3]&lt;=[.AA$1];[.AA$1]&lt;=[.$H3]);1;&quot;&quot;)">
            <text:p/>
          </table:table-cell>
          <table:table-cell table:style-name="ce23" table:formula="of:=IF(AND([.$G3]&lt;=[.AB$1];[.AB$1]&lt;=[.$H3]);1;&quot;&quot;)">
            <text:p/>
          </table:table-cell>
          <table:table-cell table:style-name="ce23" table:formula="of:=IF(AND([.$G3]&lt;=[.AC$1];[.AC$1]&lt;=[.$H3]);1;&quot;&quot;)">
            <text:p/>
          </table:table-cell>
          <table:table-cell table:style-name="ce23" table:formula="of:=IF(AND([.$G3]&lt;=[.AD$1];[.AD$1]&lt;=[.$H3]);1;&quot;&quot;)" office:value-type="float" office:value="1" calcext:value-type="float">
            <text:p>1</text:p>
          </table:table-cell>
          <table:table-cell table:style-name="ce23" table:formula="of:=IF(AND([.$G3]&lt;=[.AE$1];[.AE$1]&lt;=[.$H3]);1;&quot;&quot;)" office:value-type="float" office:value="1" calcext:value-type="float">
            <text:p>1</text:p>
          </table:table-cell>
          <table:table-cell table:style-name="ce23" table:formula="of:=IF(AND([.$G3]&lt;=[.AF$1];[.AF$1]&lt;=[.$H3]);1;&quot;&quot;)" office:value-type="float" office:value="1" calcext:value-type="float">
            <text:p>1</text:p>
          </table:table-cell>
          <table:table-cell table:style-name="ce23" table:formula="of:=IF(AND([.$G3]&lt;=[.AG$1];[.AG$1]&lt;=[.$H3]);1;&quot;&quot;)">
            <text:p/>
          </table:table-cell>
          <table:table-cell table:style-name="ce23" table:formula="of:=IF(AND([.$G3]&lt;=[.AH$1];[.AH$1]&lt;=[.$H3]);1;&quot;&quot;)">
            <text:p/>
          </table:table-cell>
          <table:table-cell table:style-name="ce23" table:formula="of:=IF(AND([.$G3]&lt;=[.AI$1];[.AI$1]&lt;=[.$H3]);1;&quot;&quot;)">
            <text:p/>
          </table:table-cell>
          <table:table-cell table:style-name="ce23" table:formula="of:=IF(AND([.$G3]&lt;=[.AJ$1];[.AJ$1]&lt;=[.$H3]);1;&quot;&quot;)">
            <text:p/>
          </table:table-cell>
          <table:table-cell table:style-name="ce23" table:formula="of:=IF(AND([.$G3]&lt;=[.AK$1];[.AK$1]&lt;=[.$H3]);1;&quot;&quot;)">
            <text:p/>
          </table:table-cell>
          <table:table-cell table:style-name="ce23" table:formula="of:=IF(AND([.$G3]&lt;=[.AL$1];[.AL$1]&lt;=[.$H3]);1;&quot;&quot;)">
            <text:p/>
          </table:table-cell>
          <table:table-cell table:style-name="ce23" table:formula="of:=IF(AND([.$G3]&lt;=[.AM$1];[.AM$1]&lt;=[.$H3]);1;&quot;&quot;)">
            <text:p/>
          </table:table-cell>
          <table:table-cell table:style-name="ce23" table:formula="of:=IF(AND([.$G3]&lt;=[.AN$1];[.AN$1]&lt;=[.$H3]);1;&quot;&quot;)">
            <text:p/>
          </table:table-cell>
          <table:table-cell table:style-name="ce23" table:formula="of:=IF(AND([.$G3]&lt;=[.AO$1];[.AO$1]&lt;=[.$H3]);1;&quot;&quot;)">
            <text:p/>
          </table:table-cell>
          <table:table-cell table:style-name="ce23" table:formula="of:=IF(AND([.$G3]&lt;=[.AP$1];[.AP$1]&lt;=[.$H3]);1;&quot;&quot;)">
            <text:p/>
          </table:table-cell>
          <table:table-cell table:style-name="ce23" table:formula="of:=IF(AND([.$G3]&lt;=[.AQ$1];[.AQ$1]&lt;=[.$H3]);1;&quot;&quot;)">
            <text:p/>
          </table:table-cell>
          <table:table-cell table:style-name="ce23" table:formula="of:=IF(AND([.$G3]&lt;=[.AR$1];[.AR$1]&lt;=[.$H3]);1;&quot;&quot;)">
            <text:p/>
          </table:table-cell>
          <table:table-cell table:style-name="ce23" table:formula="of:=IF(AND([.$G3]&lt;=[.AS$1];[.AS$1]&lt;=[.$H3]);1;&quot;&quot;)">
            <text:p/>
          </table:table-cell>
          <table:table-cell table:style-name="ce23" table:formula="of:=IF(AND([.$G3]&lt;=[.AT$1];[.AT$1]&lt;=[.$H3]);1;&quot;&quot;)">
            <text:p/>
          </table:table-cell>
          <table:table-cell table:style-name="ce23" table:formula="of:=IF(AND([.$G3]&lt;=[.AU$1];[.AU$1]&lt;=[.$H3]);1;&quot;&quot;)">
            <text:p/>
          </table:table-cell>
          <table:table-cell table:style-name="ce23" table:formula="of:=IF(AND([.$G3]&lt;=[.AV$1];[.AV$1]&lt;=[.$H3]);1;&quot;&quot;)">
            <text:p/>
          </table:table-cell>
          <table:table-cell table:style-name="ce23" table:formula="of:=IF(AND([.$G3]&lt;=[.AW$1];[.AW$1]&lt;=[.$H3]);1;&quot;&quot;)">
            <text:p/>
          </table:table-cell>
          <table:table-cell table:style-name="ce23" table:formula="of:=IF(AND([.$G3]&lt;=[.AX$1];[.AX$1]&lt;=[.$H3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table:style-name="ce8"/>
          <table:table-cell table:style-name="ce9" table:formula="of:=IFERROR(VLOOKUP([.C4];[.$A$1:.$H$26];8;0);0)" office:value-type="float" office:value="8" calcext:value-type="float">
            <text:p>8</text:p>
          </table:table-cell>
          <table:table-cell table:style-name="ce9" table:formula="of:=IFERROR(VLOOKUP([.D4];[.$A$1:.$H$26];8;0);0)" office:value-type="float" office:value="0" calcext:value-type="float">
            <text:p>0</text:p>
          </table:table-cell>
          <table:table-cell table:style-name="ce10" table:formula="of:=[.H4]-[.B4]+1" office:value-type="float" office:value="9" calcext:value-type="float">
            <text:p>9</text:p>
          </table:table-cell>
          <table:table-cell table:style-name="ce11" table:formula="of:=[.B4]+MAX([.E4:.F4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4]&lt;=[.J$1];[.J$1]&lt;=[.$H4]);1;&quot;&quot;)">
            <text:p/>
          </table:table-cell>
          <table:table-cell table:style-name="ce17" table:formula="of:=IF(AND([.$G4]&lt;=[.K$1];[.K$1]&lt;=[.$H4]);1;&quot;&quot;)">
            <text:p/>
          </table:table-cell>
          <table:table-cell table:style-name="ce17" table:formula="of:=IF(AND([.$G4]&lt;=[.L$1];[.L$1]&lt;=[.$H4]);1;&quot;&quot;)">
            <text:p/>
          </table:table-cell>
          <table:table-cell table:style-name="ce17" table:formula="of:=IF(AND([.$G4]&lt;=[.M$1];[.M$1]&lt;=[.$H4]);1;&quot;&quot;)">
            <text:p/>
          </table:table-cell>
          <table:table-cell table:style-name="ce17" table:formula="of:=IF(AND([.$G4]&lt;=[.N$1];[.N$1]&lt;=[.$H4]);1;&quot;&quot;)">
            <text:p/>
          </table:table-cell>
          <table:table-cell table:style-name="ce17" table:formula="of:=IF(AND([.$G4]&lt;=[.O$1];[.O$1]&lt;=[.$H4]);1;&quot;&quot;)">
            <text:p/>
          </table:table-cell>
          <table:table-cell table:style-name="ce17" table:formula="of:=IF(AND([.$G4]&lt;=[.P$1];[.P$1]&lt;=[.$H4]);1;&quot;&quot;)">
            <text:p/>
          </table:table-cell>
          <table:table-cell table:style-name="ce17" table:formula="of:=IF(AND([.$G4]&lt;=[.Q$1];[.Q$1]&lt;=[.$H4]);1;&quot;&quot;)">
            <text:p/>
          </table:table-cell>
          <table:table-cell table:style-name="ce17" table:formula="of:=IF(AND([.$G4]&lt;=[.R$1];[.R$1]&lt;=[.$H4]);1;&quot;&quot;)" office:value-type="float" office:value="1" calcext:value-type="float">
            <text:p>1</text:p>
          </table:table-cell>
          <table:table-cell table:style-name="ce17" table:formula="of:=IF(AND([.$G4]&lt;=[.S$1];[.S$1]&lt;=[.$H4]);1;&quot;&quot;)" office:value-type="float" office:value="1" calcext:value-type="float">
            <text:p>1</text:p>
          </table:table-cell>
          <table:table-cell table:style-name="ce17" table:formula="of:=IF(AND([.$G4]&lt;=[.T$1];[.T$1]&lt;=[.$H4]);1;&quot;&quot;)" office:value-type="float" office:value="1" calcext:value-type="float">
            <text:p>1</text:p>
          </table:table-cell>
          <table:table-cell table:style-name="ce17" table:formula="of:=IF(AND([.$G4]&lt;=[.U$1];[.U$1]&lt;=[.$H4]);1;&quot;&quot;)" office:value-type="float" office:value="1" calcext:value-type="float">
            <text:p>1</text:p>
          </table:table-cell>
          <table:table-cell table:style-name="ce17" table:formula="of:=IF(AND([.$G4]&lt;=[.V$1];[.V$1]&lt;=[.$H4]);1;&quot;&quot;)" office:value-type="float" office:value="1" calcext:value-type="float">
            <text:p>1</text:p>
          </table:table-cell>
          <table:table-cell table:style-name="ce17" table:formula="of:=IF(AND([.$G4]&lt;=[.W$1];[.W$1]&lt;=[.$H4]);1;&quot;&quot;)" office:value-type="float" office:value="1" calcext:value-type="float">
            <text:p>1</text:p>
          </table:table-cell>
          <table:table-cell table:style-name="ce17" table:formula="of:=IF(AND([.$G4]&lt;=[.X$1];[.X$1]&lt;=[.$H4]);1;&quot;&quot;)">
            <text:p/>
          </table:table-cell>
          <table:table-cell table:style-name="ce17" table:formula="of:=IF(AND([.$G4]&lt;=[.Y$1];[.Y$1]&lt;=[.$H4]);1;&quot;&quot;)">
            <text:p/>
          </table:table-cell>
          <table:table-cell table:style-name="ce20" table:formula="of:=IF(AND([.$G4]&lt;=[.Z$1];[.Z$1]&lt;=[.$H4]);1;&quot;&quot;)">
            <text:p/>
          </table:table-cell>
          <table:table-cell table:style-name="ce23" table:formula="of:=IF(AND([.$G4]&lt;=[.AA$1];[.AA$1]&lt;=[.$H4]);1;&quot;&quot;)">
            <text:p/>
          </table:table-cell>
          <table:table-cell table:style-name="ce23" table:formula="of:=IF(AND([.$G4]&lt;=[.AB$1];[.AB$1]&lt;=[.$H4]);1;&quot;&quot;)">
            <text:p/>
          </table:table-cell>
          <table:table-cell table:style-name="ce23" table:formula="of:=IF(AND([.$G4]&lt;=[.AC$1];[.AC$1]&lt;=[.$H4]);1;&quot;&quot;)">
            <text:p/>
          </table:table-cell>
          <table:table-cell table:style-name="ce23" table:formula="of:=IF(AND([.$G4]&lt;=[.AD$1];[.AD$1]&lt;=[.$H4]);1;&quot;&quot;)">
            <text:p/>
          </table:table-cell>
          <table:table-cell table:style-name="ce23" table:formula="of:=IF(AND([.$G4]&lt;=[.AE$1];[.AE$1]&lt;=[.$H4]);1;&quot;&quot;)">
            <text:p/>
          </table:table-cell>
          <table:table-cell table:style-name="ce23" table:formula="of:=IF(AND([.$G4]&lt;=[.AF$1];[.AF$1]&lt;=[.$H4]);1;&quot;&quot;)">
            <text:p/>
          </table:table-cell>
          <table:table-cell table:style-name="ce23" table:formula="of:=IF(AND([.$G4]&lt;=[.AG$1];[.AG$1]&lt;=[.$H4]);1;&quot;&quot;)">
            <text:p/>
          </table:table-cell>
          <table:table-cell table:style-name="ce23" table:formula="of:=IF(AND([.$G4]&lt;=[.AH$1];[.AH$1]&lt;=[.$H4]);1;&quot;&quot;)">
            <text:p/>
          </table:table-cell>
          <table:table-cell table:style-name="ce23" table:formula="of:=IF(AND([.$G4]&lt;=[.AI$1];[.AI$1]&lt;=[.$H4]);1;&quot;&quot;)">
            <text:p/>
          </table:table-cell>
          <table:table-cell table:style-name="ce23" table:formula="of:=IF(AND([.$G4]&lt;=[.AJ$1];[.AJ$1]&lt;=[.$H4]);1;&quot;&quot;)">
            <text:p/>
          </table:table-cell>
          <table:table-cell table:style-name="ce23" table:formula="of:=IF(AND([.$G4]&lt;=[.AK$1];[.AK$1]&lt;=[.$H4]);1;&quot;&quot;)">
            <text:p/>
          </table:table-cell>
          <table:table-cell table:style-name="ce23" table:formula="of:=IF(AND([.$G4]&lt;=[.AL$1];[.AL$1]&lt;=[.$H4]);1;&quot;&quot;)">
            <text:p/>
          </table:table-cell>
          <table:table-cell table:style-name="ce23" table:formula="of:=IF(AND([.$G4]&lt;=[.AM$1];[.AM$1]&lt;=[.$H4]);1;&quot;&quot;)">
            <text:p/>
          </table:table-cell>
          <table:table-cell table:style-name="ce23" table:formula="of:=IF(AND([.$G4]&lt;=[.AN$1];[.AN$1]&lt;=[.$H4]);1;&quot;&quot;)">
            <text:p/>
          </table:table-cell>
          <table:table-cell table:style-name="ce23" table:formula="of:=IF(AND([.$G4]&lt;=[.AO$1];[.AO$1]&lt;=[.$H4]);1;&quot;&quot;)">
            <text:p/>
          </table:table-cell>
          <table:table-cell table:style-name="ce23" table:formula="of:=IF(AND([.$G4]&lt;=[.AP$1];[.AP$1]&lt;=[.$H4]);1;&quot;&quot;)">
            <text:p/>
          </table:table-cell>
          <table:table-cell table:style-name="ce23" table:formula="of:=IF(AND([.$G4]&lt;=[.AQ$1];[.AQ$1]&lt;=[.$H4]);1;&quot;&quot;)">
            <text:p/>
          </table:table-cell>
          <table:table-cell table:style-name="ce23" table:formula="of:=IF(AND([.$G4]&lt;=[.AR$1];[.AR$1]&lt;=[.$H4]);1;&quot;&quot;)">
            <text:p/>
          </table:table-cell>
          <table:table-cell table:style-name="ce23" table:formula="of:=IF(AND([.$G4]&lt;=[.AS$1];[.AS$1]&lt;=[.$H4]);1;&quot;&quot;)">
            <text:p/>
          </table:table-cell>
          <table:table-cell table:style-name="ce23" table:formula="of:=IF(AND([.$G4]&lt;=[.AT$1];[.AT$1]&lt;=[.$H4]);1;&quot;&quot;)">
            <text:p/>
          </table:table-cell>
          <table:table-cell table:style-name="ce23" table:formula="of:=IF(AND([.$G4]&lt;=[.AU$1];[.AU$1]&lt;=[.$H4]);1;&quot;&quot;)">
            <text:p/>
          </table:table-cell>
          <table:table-cell table:style-name="ce23" table:formula="of:=IF(AND([.$G4]&lt;=[.AV$1];[.AV$1]&lt;=[.$H4]);1;&quot;&quot;)">
            <text:p/>
          </table:table-cell>
          <table:table-cell table:style-name="ce23" table:formula="of:=IF(AND([.$G4]&lt;=[.AW$1];[.AW$1]&lt;=[.$H4]);1;&quot;&quot;)">
            <text:p/>
          </table:table-cell>
          <table:table-cell table:style-name="ce23" table:formula="of:=IF(AND([.$G4]&lt;=[.AX$1];[.AX$1]&lt;=[.$H4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21" calcext:value-type="float">
            <text:p>121</text:p>
          </table:table-cell>
          <table:table-cell table:style-name="ce8"/>
          <table:table-cell table:style-name="ce9" table:formula="of:=IFERROR(VLOOKUP([.C5];[.$A$1:.$H$26];8;0);0)" office:value-type="float" office:value="17" calcext:value-type="float">
            <text:p>17</text:p>
          </table:table-cell>
          <table:table-cell table:style-name="ce9" table:formula="of:=IFERROR(VLOOKUP([.D5];[.$A$1:.$H$26];8;0);0)" office:value-type="float" office:value="0" calcext:value-type="float">
            <text:p>0</text:p>
          </table:table-cell>
          <table:table-cell table:style-name="ce10" table:formula="of:=[.H5]-[.B5]+1" office:value-type="float" office:value="18" calcext:value-type="float">
            <text:p>18</text:p>
          </table:table-cell>
          <table:table-cell table:style-name="ce11" table:formula="of:=[.B5]+MAX([.E5:.F5])" office:value-type="float" office:value="22" calcext:value-type="float">
            <text:p>22</text:p>
          </table:table-cell>
          <table:table-cell/>
          <table:table-cell table:style-name="ce14" table:formula="of:=IF(AND([.$G5]&lt;=[.J$1];[.J$1]&lt;=[.$H5]);1;&quot;&quot;)">
            <text:p/>
          </table:table-cell>
          <table:table-cell table:style-name="ce17" table:formula="of:=IF(AND([.$G5]&lt;=[.K$1];[.K$1]&lt;=[.$H5]);1;&quot;&quot;)">
            <text:p/>
          </table:table-cell>
          <table:table-cell table:style-name="ce17" table:formula="of:=IF(AND([.$G5]&lt;=[.L$1];[.L$1]&lt;=[.$H5]);1;&quot;&quot;)">
            <text:p/>
          </table:table-cell>
          <table:table-cell table:style-name="ce17" table:formula="of:=IF(AND([.$G5]&lt;=[.M$1];[.M$1]&lt;=[.$H5]);1;&quot;&quot;)">
            <text:p/>
          </table:table-cell>
          <table:table-cell table:style-name="ce17" table:formula="of:=IF(AND([.$G5]&lt;=[.N$1];[.N$1]&lt;=[.$H5]);1;&quot;&quot;)">
            <text:p/>
          </table:table-cell>
          <table:table-cell table:style-name="ce17" table:formula="of:=IF(AND([.$G5]&lt;=[.O$1];[.O$1]&lt;=[.$H5]);1;&quot;&quot;)">
            <text:p/>
          </table:table-cell>
          <table:table-cell table:style-name="ce17" table:formula="of:=IF(AND([.$G5]&lt;=[.P$1];[.P$1]&lt;=[.$H5]);1;&quot;&quot;)">
            <text:p/>
          </table:table-cell>
          <table:table-cell table:style-name="ce17" table:formula="of:=IF(AND([.$G5]&lt;=[.Q$1];[.Q$1]&lt;=[.$H5]);1;&quot;&quot;)">
            <text:p/>
          </table:table-cell>
          <table:table-cell table:style-name="ce17" table:formula="of:=IF(AND([.$G5]&lt;=[.R$1];[.R$1]&lt;=[.$H5]);1;&quot;&quot;)">
            <text:p/>
          </table:table-cell>
          <table:table-cell table:style-name="ce17" table:formula="of:=IF(AND([.$G5]&lt;=[.S$1];[.S$1]&lt;=[.$H5]);1;&quot;&quot;)">
            <text:p/>
          </table:table-cell>
          <table:table-cell table:style-name="ce17" table:formula="of:=IF(AND([.$G5]&lt;=[.T$1];[.T$1]&lt;=[.$H5]);1;&quot;&quot;)">
            <text:p/>
          </table:table-cell>
          <table:table-cell table:style-name="ce17" table:formula="of:=IF(AND([.$G5]&lt;=[.U$1];[.U$1]&lt;=[.$H5]);1;&quot;&quot;)">
            <text:p/>
          </table:table-cell>
          <table:table-cell table:style-name="ce17" table:formula="of:=IF(AND([.$G5]&lt;=[.V$1];[.V$1]&lt;=[.$H5]);1;&quot;&quot;)">
            <text:p/>
          </table:table-cell>
          <table:table-cell table:style-name="ce17" table:formula="of:=IF(AND([.$G5]&lt;=[.W$1];[.W$1]&lt;=[.$H5]);1;&quot;&quot;)">
            <text:p/>
          </table:table-cell>
          <table:table-cell table:style-name="ce17" table:formula="of:=IF(AND([.$G5]&lt;=[.X$1];[.X$1]&lt;=[.$H5]);1;&quot;&quot;)">
            <text:p/>
          </table:table-cell>
          <table:table-cell table:style-name="ce17" table:formula="of:=IF(AND([.$G5]&lt;=[.Y$1];[.Y$1]&lt;=[.$H5]);1;&quot;&quot;)">
            <text:p/>
          </table:table-cell>
          <table:table-cell table:style-name="ce20" table:formula="of:=IF(AND([.$G5]&lt;=[.Z$1];[.Z$1]&lt;=[.$H5]);1;&quot;&quot;)">
            <text:p/>
          </table:table-cell>
          <table:table-cell table:style-name="ce23" table:formula="of:=IF(AND([.$G5]&lt;=[.AA$1];[.AA$1]&lt;=[.$H5]);1;&quot;&quot;)" office:value-type="float" office:value="1" calcext:value-type="float">
            <text:p>1</text:p>
          </table:table-cell>
          <table:table-cell table:style-name="ce23" table:formula="of:=IF(AND([.$G5]&lt;=[.AB$1];[.AB$1]&lt;=[.$H5]);1;&quot;&quot;)" office:value-type="float" office:value="1" calcext:value-type="float">
            <text:p>1</text:p>
          </table:table-cell>
          <table:table-cell table:style-name="ce23" table:formula="of:=IF(AND([.$G5]&lt;=[.AC$1];[.AC$1]&lt;=[.$H5]);1;&quot;&quot;)" office:value-type="float" office:value="1" calcext:value-type="float">
            <text:p>1</text:p>
          </table:table-cell>
          <table:table-cell table:style-name="ce23" table:formula="of:=IF(AND([.$G5]&lt;=[.AD$1];[.AD$1]&lt;=[.$H5]);1;&quot;&quot;)" office:value-type="float" office:value="1" calcext:value-type="float">
            <text:p>1</text:p>
          </table:table-cell>
          <table:table-cell table:style-name="ce23" table:formula="of:=IF(AND([.$G5]&lt;=[.AE$1];[.AE$1]&lt;=[.$H5]);1;&quot;&quot;)" office:value-type="float" office:value="1" calcext:value-type="float">
            <text:p>1</text:p>
          </table:table-cell>
          <table:table-cell table:style-name="ce23" table:formula="of:=IF(AND([.$G5]&lt;=[.AF$1];[.AF$1]&lt;=[.$H5]);1;&quot;&quot;)">
            <text:p/>
          </table:table-cell>
          <table:table-cell table:style-name="ce23" table:formula="of:=IF(AND([.$G5]&lt;=[.AG$1];[.AG$1]&lt;=[.$H5]);1;&quot;&quot;)">
            <text:p/>
          </table:table-cell>
          <table:table-cell table:style-name="ce23" table:formula="of:=IF(AND([.$G5]&lt;=[.AH$1];[.AH$1]&lt;=[.$H5]);1;&quot;&quot;)">
            <text:p/>
          </table:table-cell>
          <table:table-cell table:style-name="ce23" table:formula="of:=IF(AND([.$G5]&lt;=[.AI$1];[.AI$1]&lt;=[.$H5]);1;&quot;&quot;)">
            <text:p/>
          </table:table-cell>
          <table:table-cell table:style-name="ce23" table:formula="of:=IF(AND([.$G5]&lt;=[.AJ$1];[.AJ$1]&lt;=[.$H5]);1;&quot;&quot;)">
            <text:p/>
          </table:table-cell>
          <table:table-cell table:style-name="ce23" table:formula="of:=IF(AND([.$G5]&lt;=[.AK$1];[.AK$1]&lt;=[.$H5]);1;&quot;&quot;)">
            <text:p/>
          </table:table-cell>
          <table:table-cell table:style-name="ce23" table:formula="of:=IF(AND([.$G5]&lt;=[.AL$1];[.AL$1]&lt;=[.$H5]);1;&quot;&quot;)">
            <text:p/>
          </table:table-cell>
          <table:table-cell table:style-name="ce23" table:formula="of:=IF(AND([.$G5]&lt;=[.AM$1];[.AM$1]&lt;=[.$H5]);1;&quot;&quot;)">
            <text:p/>
          </table:table-cell>
          <table:table-cell table:style-name="ce23" table:formula="of:=IF(AND([.$G5]&lt;=[.AN$1];[.AN$1]&lt;=[.$H5]);1;&quot;&quot;)">
            <text:p/>
          </table:table-cell>
          <table:table-cell table:style-name="ce23" table:formula="of:=IF(AND([.$G5]&lt;=[.AO$1];[.AO$1]&lt;=[.$H5]);1;&quot;&quot;)">
            <text:p/>
          </table:table-cell>
          <table:table-cell table:style-name="ce23" table:formula="of:=IF(AND([.$G5]&lt;=[.AP$1];[.AP$1]&lt;=[.$H5]);1;&quot;&quot;)">
            <text:p/>
          </table:table-cell>
          <table:table-cell table:style-name="ce23" table:formula="of:=IF(AND([.$G5]&lt;=[.AQ$1];[.AQ$1]&lt;=[.$H5]);1;&quot;&quot;)">
            <text:p/>
          </table:table-cell>
          <table:table-cell table:style-name="ce23" table:formula="of:=IF(AND([.$G5]&lt;=[.AR$1];[.AR$1]&lt;=[.$H5]);1;&quot;&quot;)">
            <text:p/>
          </table:table-cell>
          <table:table-cell table:style-name="ce23" table:formula="of:=IF(AND([.$G5]&lt;=[.AS$1];[.AS$1]&lt;=[.$H5]);1;&quot;&quot;)">
            <text:p/>
          </table:table-cell>
          <table:table-cell table:style-name="ce23" table:formula="of:=IF(AND([.$G5]&lt;=[.AT$1];[.AT$1]&lt;=[.$H5]);1;&quot;&quot;)">
            <text:p/>
          </table:table-cell>
          <table:table-cell table:style-name="ce23" table:formula="of:=IF(AND([.$G5]&lt;=[.AU$1];[.AU$1]&lt;=[.$H5]);1;&quot;&quot;)">
            <text:p/>
          </table:table-cell>
          <table:table-cell table:style-name="ce23" table:formula="of:=IF(AND([.$G5]&lt;=[.AV$1];[.AV$1]&lt;=[.$H5]);1;&quot;&quot;)">
            <text:p/>
          </table:table-cell>
          <table:table-cell table:style-name="ce23" table:formula="of:=IF(AND([.$G5]&lt;=[.AW$1];[.AW$1]&lt;=[.$H5]);1;&quot;&quot;)">
            <text:p/>
          </table:table-cell>
          <table:table-cell table:style-name="ce23" table:formula="of:=IF(AND([.$G5]&lt;=[.AX$1];[.AX$1]&lt;=[.$H5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table:style-name="ce8"/>
          <table:table-cell table:style-name="ce9" table:formula="of:=IFERROR(VLOOKUP([.C6];[.$A$1:.$H$26];8;0);0)" office:value-type="float" office:value="17" calcext:value-type="float">
            <text:p>17</text:p>
          </table:table-cell>
          <table:table-cell table:style-name="ce9" table:formula="of:=IFERROR(VLOOKUP([.D6];[.$A$1:.$H$26];8;0);0)" office:value-type="float" office:value="0" calcext:value-type="float">
            <text:p>0</text:p>
          </table:table-cell>
          <table:table-cell table:style-name="ce10" table:formula="of:=[.H6]-[.B6]+1" office:value-type="float" office:value="18" calcext:value-type="float">
            <text:p>18</text:p>
          </table:table-cell>
          <table:table-cell table:style-name="ce11" table:formula="of:=[.B6]+MAX([.E6:.F6])" office:value-type="float" office:value="18" calcext:value-type="float">
            <text:p>18</text:p>
          </table:table-cell>
          <table:table-cell/>
          <table:table-cell table:style-name="ce14" table:formula="of:=IF(AND([.$G6]&lt;=[.J$1];[.J$1]&lt;=[.$H6]);1;&quot;&quot;)">
            <text:p/>
          </table:table-cell>
          <table:table-cell table:style-name="ce17" table:formula="of:=IF(AND([.$G6]&lt;=[.K$1];[.K$1]&lt;=[.$H6]);1;&quot;&quot;)">
            <text:p/>
          </table:table-cell>
          <table:table-cell table:style-name="ce17" table:formula="of:=IF(AND([.$G6]&lt;=[.L$1];[.L$1]&lt;=[.$H6]);1;&quot;&quot;)">
            <text:p/>
          </table:table-cell>
          <table:table-cell table:style-name="ce17" table:formula="of:=IF(AND([.$G6]&lt;=[.M$1];[.M$1]&lt;=[.$H6]);1;&quot;&quot;)">
            <text:p/>
          </table:table-cell>
          <table:table-cell table:style-name="ce17" table:formula="of:=IF(AND([.$G6]&lt;=[.N$1];[.N$1]&lt;=[.$H6]);1;&quot;&quot;)">
            <text:p/>
          </table:table-cell>
          <table:table-cell table:style-name="ce17" table:formula="of:=IF(AND([.$G6]&lt;=[.O$1];[.O$1]&lt;=[.$H6]);1;&quot;&quot;)">
            <text:p/>
          </table:table-cell>
          <table:table-cell table:style-name="ce17" table:formula="of:=IF(AND([.$G6]&lt;=[.P$1];[.P$1]&lt;=[.$H6]);1;&quot;&quot;)">
            <text:p/>
          </table:table-cell>
          <table:table-cell table:style-name="ce17" table:formula="of:=IF(AND([.$G6]&lt;=[.Q$1];[.Q$1]&lt;=[.$H6]);1;&quot;&quot;)">
            <text:p/>
          </table:table-cell>
          <table:table-cell table:style-name="ce17" table:formula="of:=IF(AND([.$G6]&lt;=[.R$1];[.R$1]&lt;=[.$H6]);1;&quot;&quot;)">
            <text:p/>
          </table:table-cell>
          <table:table-cell table:style-name="ce17" table:formula="of:=IF(AND([.$G6]&lt;=[.S$1];[.S$1]&lt;=[.$H6]);1;&quot;&quot;)">
            <text:p/>
          </table:table-cell>
          <table:table-cell table:style-name="ce17" table:formula="of:=IF(AND([.$G6]&lt;=[.T$1];[.T$1]&lt;=[.$H6]);1;&quot;&quot;)">
            <text:p/>
          </table:table-cell>
          <table:table-cell table:style-name="ce17" table:formula="of:=IF(AND([.$G6]&lt;=[.U$1];[.U$1]&lt;=[.$H6]);1;&quot;&quot;)">
            <text:p/>
          </table:table-cell>
          <table:table-cell table:style-name="ce17" table:formula="of:=IF(AND([.$G6]&lt;=[.V$1];[.V$1]&lt;=[.$H6]);1;&quot;&quot;)">
            <text:p/>
          </table:table-cell>
          <table:table-cell table:style-name="ce17" table:formula="of:=IF(AND([.$G6]&lt;=[.W$1];[.W$1]&lt;=[.$H6]);1;&quot;&quot;)">
            <text:p/>
          </table:table-cell>
          <table:table-cell table:style-name="ce17" table:formula="of:=IF(AND([.$G6]&lt;=[.X$1];[.X$1]&lt;=[.$H6]);1;&quot;&quot;)">
            <text:p/>
          </table:table-cell>
          <table:table-cell table:style-name="ce17" table:formula="of:=IF(AND([.$G6]&lt;=[.Y$1];[.Y$1]&lt;=[.$H6]);1;&quot;&quot;)">
            <text:p/>
          </table:table-cell>
          <table:table-cell table:style-name="ce20" table:formula="of:=IF(AND([.$G6]&lt;=[.Z$1];[.Z$1]&lt;=[.$H6]);1;&quot;&quot;)">
            <text:p/>
          </table:table-cell>
          <table:table-cell table:style-name="ce23" table:formula="of:=IF(AND([.$G6]&lt;=[.AA$1];[.AA$1]&lt;=[.$H6]);1;&quot;&quot;)" office:value-type="float" office:value="1" calcext:value-type="float">
            <text:p>1</text:p>
          </table:table-cell>
          <table:table-cell table:style-name="ce23" table:formula="of:=IF(AND([.$G6]&lt;=[.AB$1];[.AB$1]&lt;=[.$H6]);1;&quot;&quot;)">
            <text:p/>
          </table:table-cell>
          <table:table-cell table:style-name="ce23" table:formula="of:=IF(AND([.$G6]&lt;=[.AC$1];[.AC$1]&lt;=[.$H6]);1;&quot;&quot;)">
            <text:p/>
          </table:table-cell>
          <table:table-cell table:style-name="ce23" table:formula="of:=IF(AND([.$G6]&lt;=[.AD$1];[.AD$1]&lt;=[.$H6]);1;&quot;&quot;)">
            <text:p/>
          </table:table-cell>
          <table:table-cell table:style-name="ce23" table:formula="of:=IF(AND([.$G6]&lt;=[.AE$1];[.AE$1]&lt;=[.$H6]);1;&quot;&quot;)">
            <text:p/>
          </table:table-cell>
          <table:table-cell table:style-name="ce23" table:formula="of:=IF(AND([.$G6]&lt;=[.AF$1];[.AF$1]&lt;=[.$H6]);1;&quot;&quot;)">
            <text:p/>
          </table:table-cell>
          <table:table-cell table:style-name="ce23" table:formula="of:=IF(AND([.$G6]&lt;=[.AG$1];[.AG$1]&lt;=[.$H6]);1;&quot;&quot;)">
            <text:p/>
          </table:table-cell>
          <table:table-cell table:style-name="ce23" table:formula="of:=IF(AND([.$G6]&lt;=[.AH$1];[.AH$1]&lt;=[.$H6]);1;&quot;&quot;)">
            <text:p/>
          </table:table-cell>
          <table:table-cell table:style-name="ce23" table:formula="of:=IF(AND([.$G6]&lt;=[.AI$1];[.AI$1]&lt;=[.$H6]);1;&quot;&quot;)">
            <text:p/>
          </table:table-cell>
          <table:table-cell table:style-name="ce23" table:formula="of:=IF(AND([.$G6]&lt;=[.AJ$1];[.AJ$1]&lt;=[.$H6]);1;&quot;&quot;)">
            <text:p/>
          </table:table-cell>
          <table:table-cell table:style-name="ce23" table:formula="of:=IF(AND([.$G6]&lt;=[.AK$1];[.AK$1]&lt;=[.$H6]);1;&quot;&quot;)">
            <text:p/>
          </table:table-cell>
          <table:table-cell table:style-name="ce23" table:formula="of:=IF(AND([.$G6]&lt;=[.AL$1];[.AL$1]&lt;=[.$H6]);1;&quot;&quot;)">
            <text:p/>
          </table:table-cell>
          <table:table-cell table:style-name="ce23" table:formula="of:=IF(AND([.$G6]&lt;=[.AM$1];[.AM$1]&lt;=[.$H6]);1;&quot;&quot;)">
            <text:p/>
          </table:table-cell>
          <table:table-cell table:style-name="ce23" table:formula="of:=IF(AND([.$G6]&lt;=[.AN$1];[.AN$1]&lt;=[.$H6]);1;&quot;&quot;)">
            <text:p/>
          </table:table-cell>
          <table:table-cell table:style-name="ce23" table:formula="of:=IF(AND([.$G6]&lt;=[.AO$1];[.AO$1]&lt;=[.$H6]);1;&quot;&quot;)">
            <text:p/>
          </table:table-cell>
          <table:table-cell table:style-name="ce23" table:formula="of:=IF(AND([.$G6]&lt;=[.AP$1];[.AP$1]&lt;=[.$H6]);1;&quot;&quot;)">
            <text:p/>
          </table:table-cell>
          <table:table-cell table:style-name="ce23" table:formula="of:=IF(AND([.$G6]&lt;=[.AQ$1];[.AQ$1]&lt;=[.$H6]);1;&quot;&quot;)">
            <text:p/>
          </table:table-cell>
          <table:table-cell table:style-name="ce23" table:formula="of:=IF(AND([.$G6]&lt;=[.AR$1];[.AR$1]&lt;=[.$H6]);1;&quot;&quot;)">
            <text:p/>
          </table:table-cell>
          <table:table-cell table:style-name="ce23" table:formula="of:=IF(AND([.$G6]&lt;=[.AS$1];[.AS$1]&lt;=[.$H6]);1;&quot;&quot;)">
            <text:p/>
          </table:table-cell>
          <table:table-cell table:style-name="ce23" table:formula="of:=IF(AND([.$G6]&lt;=[.AT$1];[.AT$1]&lt;=[.$H6]);1;&quot;&quot;)">
            <text:p/>
          </table:table-cell>
          <table:table-cell table:style-name="ce23" table:formula="of:=IF(AND([.$G6]&lt;=[.AU$1];[.AU$1]&lt;=[.$H6]);1;&quot;&quot;)">
            <text:p/>
          </table:table-cell>
          <table:table-cell table:style-name="ce23" table:formula="of:=IF(AND([.$G6]&lt;=[.AV$1];[.AV$1]&lt;=[.$H6]);1;&quot;&quot;)">
            <text:p/>
          </table:table-cell>
          <table:table-cell table:style-name="ce23" table:formula="of:=IF(AND([.$G6]&lt;=[.AW$1];[.AW$1]&lt;=[.$H6]);1;&quot;&quot;)">
            <text:p/>
          </table:table-cell>
          <table:table-cell table:style-name="ce23" table:formula="of:=IF(AND([.$G6]&lt;=[.AX$1];[.AX$1]&lt;=[.$H6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formula="of:=IFERROR(VLOOKUP([.C7];[.$A$1:.$H$26];8;0);0)" office:value-type="float" office:value="0" calcext:value-type="float">
            <text:p>0</text:p>
          </table:table-cell>
          <table:table-cell table:style-name="ce9" table:formula="of:=IFERROR(VLOOKUP([.D7];[.$A$1:.$H$26];8;0);0)" office:value-type="float" office:value="0" calcext:value-type="float">
            <text:p>0</text:p>
          </table:table-cell>
          <table:table-cell table:style-name="ce10" table:formula="of:=[.H7]-[.B7]+1" office:value-type="float" office:value="1" calcext:value-type="float">
            <text:p>1</text:p>
          </table:table-cell>
          <table:table-cell table:style-name="ce11" table:formula="of:=[.B7]+MAX([.E7:.F7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7]&lt;=[.J$1];[.J$1]&lt;=[.$H7]);1;&quot;&quot;)" office:value-type="float" office:value="1" calcext:value-type="float">
            <text:p>1</text:p>
          </table:table-cell>
          <table:table-cell table:style-name="ce17" table:formula="of:=IF(AND([.$G7]&lt;=[.K$1];[.K$1]&lt;=[.$H7]);1;&quot;&quot;)" office:value-type="float" office:value="1" calcext:value-type="float">
            <text:p>1</text:p>
          </table:table-cell>
          <table:table-cell table:style-name="ce17" table:formula="of:=IF(AND([.$G7]&lt;=[.L$1];[.L$1]&lt;=[.$H7]);1;&quot;&quot;)">
            <text:p/>
          </table:table-cell>
          <table:table-cell table:style-name="ce17" table:formula="of:=IF(AND([.$G7]&lt;=[.M$1];[.M$1]&lt;=[.$H7]);1;&quot;&quot;)">
            <text:p/>
          </table:table-cell>
          <table:table-cell table:style-name="ce17" table:formula="of:=IF(AND([.$G7]&lt;=[.N$1];[.N$1]&lt;=[.$H7]);1;&quot;&quot;)">
            <text:p/>
          </table:table-cell>
          <table:table-cell table:style-name="ce17" table:formula="of:=IF(AND([.$G7]&lt;=[.O$1];[.O$1]&lt;=[.$H7]);1;&quot;&quot;)">
            <text:p/>
          </table:table-cell>
          <table:table-cell table:style-name="ce17" table:formula="of:=IF(AND([.$G7]&lt;=[.P$1];[.P$1]&lt;=[.$H7]);1;&quot;&quot;)">
            <text:p/>
          </table:table-cell>
          <table:table-cell table:style-name="ce17" table:formula="of:=IF(AND([.$G7]&lt;=[.Q$1];[.Q$1]&lt;=[.$H7]);1;&quot;&quot;)">
            <text:p/>
          </table:table-cell>
          <table:table-cell table:style-name="ce17" table:formula="of:=IF(AND([.$G7]&lt;=[.R$1];[.R$1]&lt;=[.$H7]);1;&quot;&quot;)">
            <text:p/>
          </table:table-cell>
          <table:table-cell table:style-name="ce17" table:formula="of:=IF(AND([.$G7]&lt;=[.S$1];[.S$1]&lt;=[.$H7]);1;&quot;&quot;)">
            <text:p/>
          </table:table-cell>
          <table:table-cell table:style-name="ce17" table:formula="of:=IF(AND([.$G7]&lt;=[.T$1];[.T$1]&lt;=[.$H7]);1;&quot;&quot;)">
            <text:p/>
          </table:table-cell>
          <table:table-cell table:style-name="ce17" table:formula="of:=IF(AND([.$G7]&lt;=[.U$1];[.U$1]&lt;=[.$H7]);1;&quot;&quot;)">
            <text:p/>
          </table:table-cell>
          <table:table-cell table:style-name="ce17" table:formula="of:=IF(AND([.$G7]&lt;=[.V$1];[.V$1]&lt;=[.$H7]);1;&quot;&quot;)">
            <text:p/>
          </table:table-cell>
          <table:table-cell table:style-name="ce17" table:formula="of:=IF(AND([.$G7]&lt;=[.W$1];[.W$1]&lt;=[.$H7]);1;&quot;&quot;)">
            <text:p/>
          </table:table-cell>
          <table:table-cell table:style-name="ce17" table:formula="of:=IF(AND([.$G7]&lt;=[.X$1];[.X$1]&lt;=[.$H7]);1;&quot;&quot;)">
            <text:p/>
          </table:table-cell>
          <table:table-cell table:style-name="ce17" table:formula="of:=IF(AND([.$G7]&lt;=[.Y$1];[.Y$1]&lt;=[.$H7]);1;&quot;&quot;)">
            <text:p/>
          </table:table-cell>
          <table:table-cell table:style-name="ce20" table:formula="of:=IF(AND([.$G7]&lt;=[.Z$1];[.Z$1]&lt;=[.$H7]);1;&quot;&quot;)">
            <text:p/>
          </table:table-cell>
          <table:table-cell table:style-name="ce23" table:formula="of:=IF(AND([.$G7]&lt;=[.AA$1];[.AA$1]&lt;=[.$H7]);1;&quot;&quot;)">
            <text:p/>
          </table:table-cell>
          <table:table-cell table:style-name="ce23" table:formula="of:=IF(AND([.$G7]&lt;=[.AB$1];[.AB$1]&lt;=[.$H7]);1;&quot;&quot;)">
            <text:p/>
          </table:table-cell>
          <table:table-cell table:style-name="ce23" table:formula="of:=IF(AND([.$G7]&lt;=[.AC$1];[.AC$1]&lt;=[.$H7]);1;&quot;&quot;)">
            <text:p/>
          </table:table-cell>
          <table:table-cell table:style-name="ce23" table:formula="of:=IF(AND([.$G7]&lt;=[.AD$1];[.AD$1]&lt;=[.$H7]);1;&quot;&quot;)">
            <text:p/>
          </table:table-cell>
          <table:table-cell table:style-name="ce23" table:formula="of:=IF(AND([.$G7]&lt;=[.AE$1];[.AE$1]&lt;=[.$H7]);1;&quot;&quot;)">
            <text:p/>
          </table:table-cell>
          <table:table-cell table:style-name="ce23" table:formula="of:=IF(AND([.$G7]&lt;=[.AF$1];[.AF$1]&lt;=[.$H7]);1;&quot;&quot;)">
            <text:p/>
          </table:table-cell>
          <table:table-cell table:style-name="ce23" table:formula="of:=IF(AND([.$G7]&lt;=[.AG$1];[.AG$1]&lt;=[.$H7]);1;&quot;&quot;)">
            <text:p/>
          </table:table-cell>
          <table:table-cell table:style-name="ce23" table:formula="of:=IF(AND([.$G7]&lt;=[.AH$1];[.AH$1]&lt;=[.$H7]);1;&quot;&quot;)">
            <text:p/>
          </table:table-cell>
          <table:table-cell table:style-name="ce23" table:formula="of:=IF(AND([.$G7]&lt;=[.AI$1];[.AI$1]&lt;=[.$H7]);1;&quot;&quot;)">
            <text:p/>
          </table:table-cell>
          <table:table-cell table:style-name="ce23" table:formula="of:=IF(AND([.$G7]&lt;=[.AJ$1];[.AJ$1]&lt;=[.$H7]);1;&quot;&quot;)">
            <text:p/>
          </table:table-cell>
          <table:table-cell table:style-name="ce23" table:formula="of:=IF(AND([.$G7]&lt;=[.AK$1];[.AK$1]&lt;=[.$H7]);1;&quot;&quot;)">
            <text:p/>
          </table:table-cell>
          <table:table-cell table:style-name="ce23" table:formula="of:=IF(AND([.$G7]&lt;=[.AL$1];[.AL$1]&lt;=[.$H7]);1;&quot;&quot;)">
            <text:p/>
          </table:table-cell>
          <table:table-cell table:style-name="ce23" table:formula="of:=IF(AND([.$G7]&lt;=[.AM$1];[.AM$1]&lt;=[.$H7]);1;&quot;&quot;)">
            <text:p/>
          </table:table-cell>
          <table:table-cell table:style-name="ce23" table:formula="of:=IF(AND([.$G7]&lt;=[.AN$1];[.AN$1]&lt;=[.$H7]);1;&quot;&quot;)">
            <text:p/>
          </table:table-cell>
          <table:table-cell table:style-name="ce23" table:formula="of:=IF(AND([.$G7]&lt;=[.AO$1];[.AO$1]&lt;=[.$H7]);1;&quot;&quot;)">
            <text:p/>
          </table:table-cell>
          <table:table-cell table:style-name="ce23" table:formula="of:=IF(AND([.$G7]&lt;=[.AP$1];[.AP$1]&lt;=[.$H7]);1;&quot;&quot;)">
            <text:p/>
          </table:table-cell>
          <table:table-cell table:style-name="ce23" table:formula="of:=IF(AND([.$G7]&lt;=[.AQ$1];[.AQ$1]&lt;=[.$H7]);1;&quot;&quot;)">
            <text:p/>
          </table:table-cell>
          <table:table-cell table:style-name="ce23" table:formula="of:=IF(AND([.$G7]&lt;=[.AR$1];[.AR$1]&lt;=[.$H7]);1;&quot;&quot;)">
            <text:p/>
          </table:table-cell>
          <table:table-cell table:style-name="ce23" table:formula="of:=IF(AND([.$G7]&lt;=[.AS$1];[.AS$1]&lt;=[.$H7]);1;&quot;&quot;)">
            <text:p/>
          </table:table-cell>
          <table:table-cell table:style-name="ce23" table:formula="of:=IF(AND([.$G7]&lt;=[.AT$1];[.AT$1]&lt;=[.$H7]);1;&quot;&quot;)">
            <text:p/>
          </table:table-cell>
          <table:table-cell table:style-name="ce23" table:formula="of:=IF(AND([.$G7]&lt;=[.AU$1];[.AU$1]&lt;=[.$H7]);1;&quot;&quot;)">
            <text:p/>
          </table:table-cell>
          <table:table-cell table:style-name="ce23" table:formula="of:=IF(AND([.$G7]&lt;=[.AV$1];[.AV$1]&lt;=[.$H7]);1;&quot;&quot;)">
            <text:p/>
          </table:table-cell>
          <table:table-cell table:style-name="ce23" table:formula="of:=IF(AND([.$G7]&lt;=[.AW$1];[.AW$1]&lt;=[.$H7]);1;&quot;&quot;)">
            <text:p/>
          </table:table-cell>
          <table:table-cell table:style-name="ce23" table:formula="of:=IF(AND([.$G7]&lt;=[.AX$1];[.AX$1]&lt;=[.$H7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6" calcext:value-type="float">
            <text:p>116</text:p>
          </table:table-cell>
          <table:table-cell table:style-name="ce8"/>
          <table:table-cell table:style-name="ce9" table:formula="of:=IFERROR(VLOOKUP([.C8];[.$A$1:.$H$26];8;0);0)" office:value-type="float" office:value="14" calcext:value-type="float">
            <text:p>14</text:p>
          </table:table-cell>
          <table:table-cell table:style-name="ce9" table:formula="of:=IFERROR(VLOOKUP([.D8];[.$A$1:.$H$26];8;0);0)" office:value-type="float" office:value="0" calcext:value-type="float">
            <text:p>0</text:p>
          </table:table-cell>
          <table:table-cell table:style-name="ce10" table:formula="of:=[.H8]-[.B8]+1" office:value-type="float" office:value="15" calcext:value-type="float">
            <text:p>15</text:p>
          </table:table-cell>
          <table:table-cell table:style-name="ce11" table:formula="of:=[.B8]+MAX([.E8:.F8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8]&lt;=[.J$1];[.J$1]&lt;=[.$H8]);1;&quot;&quot;)">
            <text:p/>
          </table:table-cell>
          <table:table-cell table:style-name="ce17" table:formula="of:=IF(AND([.$G8]&lt;=[.K$1];[.K$1]&lt;=[.$H8]);1;&quot;&quot;)">
            <text:p/>
          </table:table-cell>
          <table:table-cell table:style-name="ce17" table:formula="of:=IF(AND([.$G8]&lt;=[.L$1];[.L$1]&lt;=[.$H8]);1;&quot;&quot;)">
            <text:p/>
          </table:table-cell>
          <table:table-cell table:style-name="ce17" table:formula="of:=IF(AND([.$G8]&lt;=[.M$1];[.M$1]&lt;=[.$H8]);1;&quot;&quot;)">
            <text:p/>
          </table:table-cell>
          <table:table-cell table:style-name="ce17" table:formula="of:=IF(AND([.$G8]&lt;=[.N$1];[.N$1]&lt;=[.$H8]);1;&quot;&quot;)">
            <text:p/>
          </table:table-cell>
          <table:table-cell table:style-name="ce17" table:formula="of:=IF(AND([.$G8]&lt;=[.O$1];[.O$1]&lt;=[.$H8]);1;&quot;&quot;)">
            <text:p/>
          </table:table-cell>
          <table:table-cell table:style-name="ce17" table:formula="of:=IF(AND([.$G8]&lt;=[.P$1];[.P$1]&lt;=[.$H8]);1;&quot;&quot;)">
            <text:p/>
          </table:table-cell>
          <table:table-cell table:style-name="ce17" table:formula="of:=IF(AND([.$G8]&lt;=[.Q$1];[.Q$1]&lt;=[.$H8]);1;&quot;&quot;)">
            <text:p/>
          </table:table-cell>
          <table:table-cell table:style-name="ce17" table:formula="of:=IF(AND([.$G8]&lt;=[.R$1];[.R$1]&lt;=[.$H8]);1;&quot;&quot;)">
            <text:p/>
          </table:table-cell>
          <table:table-cell table:style-name="ce17" table:formula="of:=IF(AND([.$G8]&lt;=[.S$1];[.S$1]&lt;=[.$H8]);1;&quot;&quot;)">
            <text:p/>
          </table:table-cell>
          <table:table-cell table:style-name="ce17" table:formula="of:=IF(AND([.$G8]&lt;=[.T$1];[.T$1]&lt;=[.$H8]);1;&quot;&quot;)">
            <text:p/>
          </table:table-cell>
          <table:table-cell table:style-name="ce17" table:formula="of:=IF(AND([.$G8]&lt;=[.U$1];[.U$1]&lt;=[.$H8]);1;&quot;&quot;)">
            <text:p/>
          </table:table-cell>
          <table:table-cell table:style-name="ce17" table:formula="of:=IF(AND([.$G8]&lt;=[.V$1];[.V$1]&lt;=[.$H8]);1;&quot;&quot;)">
            <text:p/>
          </table:table-cell>
          <table:table-cell table:style-name="ce17" table:formula="of:=IF(AND([.$G8]&lt;=[.W$1];[.W$1]&lt;=[.$H8]);1;&quot;&quot;)">
            <text:p/>
          </table:table-cell>
          <table:table-cell table:style-name="ce17" table:formula="of:=IF(AND([.$G8]&lt;=[.X$1];[.X$1]&lt;=[.$H8]);1;&quot;&quot;)" office:value-type="float" office:value="1" calcext:value-type="float">
            <text:p>1</text:p>
          </table:table-cell>
          <table:table-cell table:style-name="ce17" table:formula="of:=IF(AND([.$G8]&lt;=[.Y$1];[.Y$1]&lt;=[.$H8]);1;&quot;&quot;)" office:value-type="float" office:value="1" calcext:value-type="float">
            <text:p>1</text:p>
          </table:table-cell>
          <table:table-cell table:style-name="ce20" table:formula="of:=IF(AND([.$G8]&lt;=[.Z$1];[.Z$1]&lt;=[.$H8]);1;&quot;&quot;)" office:value-type="float" office:value="1" calcext:value-type="float">
            <text:p>1</text:p>
          </table:table-cell>
          <table:table-cell table:style-name="ce23" table:formula="of:=IF(AND([.$G8]&lt;=[.AA$1];[.AA$1]&lt;=[.$H8]);1;&quot;&quot;)">
            <text:p/>
          </table:table-cell>
          <table:table-cell table:style-name="ce23" table:formula="of:=IF(AND([.$G8]&lt;=[.AB$1];[.AB$1]&lt;=[.$H8]);1;&quot;&quot;)">
            <text:p/>
          </table:table-cell>
          <table:table-cell table:style-name="ce23" table:formula="of:=IF(AND([.$G8]&lt;=[.AC$1];[.AC$1]&lt;=[.$H8]);1;&quot;&quot;)">
            <text:p/>
          </table:table-cell>
          <table:table-cell table:style-name="ce23" table:formula="of:=IF(AND([.$G8]&lt;=[.AD$1];[.AD$1]&lt;=[.$H8]);1;&quot;&quot;)">
            <text:p/>
          </table:table-cell>
          <table:table-cell table:style-name="ce23" table:formula="of:=IF(AND([.$G8]&lt;=[.AE$1];[.AE$1]&lt;=[.$H8]);1;&quot;&quot;)">
            <text:p/>
          </table:table-cell>
          <table:table-cell table:style-name="ce23" table:formula="of:=IF(AND([.$G8]&lt;=[.AF$1];[.AF$1]&lt;=[.$H8]);1;&quot;&quot;)">
            <text:p/>
          </table:table-cell>
          <table:table-cell table:style-name="ce23" table:formula="of:=IF(AND([.$G8]&lt;=[.AG$1];[.AG$1]&lt;=[.$H8]);1;&quot;&quot;)">
            <text:p/>
          </table:table-cell>
          <table:table-cell table:style-name="ce23" table:formula="of:=IF(AND([.$G8]&lt;=[.AH$1];[.AH$1]&lt;=[.$H8]);1;&quot;&quot;)">
            <text:p/>
          </table:table-cell>
          <table:table-cell table:style-name="ce23" table:formula="of:=IF(AND([.$G8]&lt;=[.AI$1];[.AI$1]&lt;=[.$H8]);1;&quot;&quot;)">
            <text:p/>
          </table:table-cell>
          <table:table-cell table:style-name="ce23" table:formula="of:=IF(AND([.$G8]&lt;=[.AJ$1];[.AJ$1]&lt;=[.$H8]);1;&quot;&quot;)">
            <text:p/>
          </table:table-cell>
          <table:table-cell table:style-name="ce23" table:formula="of:=IF(AND([.$G8]&lt;=[.AK$1];[.AK$1]&lt;=[.$H8]);1;&quot;&quot;)">
            <text:p/>
          </table:table-cell>
          <table:table-cell table:style-name="ce23" table:formula="of:=IF(AND([.$G8]&lt;=[.AL$1];[.AL$1]&lt;=[.$H8]);1;&quot;&quot;)">
            <text:p/>
          </table:table-cell>
          <table:table-cell table:style-name="ce23" table:formula="of:=IF(AND([.$G8]&lt;=[.AM$1];[.AM$1]&lt;=[.$H8]);1;&quot;&quot;)">
            <text:p/>
          </table:table-cell>
          <table:table-cell table:style-name="ce23" table:formula="of:=IF(AND([.$G8]&lt;=[.AN$1];[.AN$1]&lt;=[.$H8]);1;&quot;&quot;)">
            <text:p/>
          </table:table-cell>
          <table:table-cell table:style-name="ce23" table:formula="of:=IF(AND([.$G8]&lt;=[.AO$1];[.AO$1]&lt;=[.$H8]);1;&quot;&quot;)">
            <text:p/>
          </table:table-cell>
          <table:table-cell table:style-name="ce23" table:formula="of:=IF(AND([.$G8]&lt;=[.AP$1];[.AP$1]&lt;=[.$H8]);1;&quot;&quot;)">
            <text:p/>
          </table:table-cell>
          <table:table-cell table:style-name="ce23" table:formula="of:=IF(AND([.$G8]&lt;=[.AQ$1];[.AQ$1]&lt;=[.$H8]);1;&quot;&quot;)">
            <text:p/>
          </table:table-cell>
          <table:table-cell table:style-name="ce23" table:formula="of:=IF(AND([.$G8]&lt;=[.AR$1];[.AR$1]&lt;=[.$H8]);1;&quot;&quot;)">
            <text:p/>
          </table:table-cell>
          <table:table-cell table:style-name="ce23" table:formula="of:=IF(AND([.$G8]&lt;=[.AS$1];[.AS$1]&lt;=[.$H8]);1;&quot;&quot;)">
            <text:p/>
          </table:table-cell>
          <table:table-cell table:style-name="ce23" table:formula="of:=IF(AND([.$G8]&lt;=[.AT$1];[.AT$1]&lt;=[.$H8]);1;&quot;&quot;)">
            <text:p/>
          </table:table-cell>
          <table:table-cell table:style-name="ce23" table:formula="of:=IF(AND([.$G8]&lt;=[.AU$1];[.AU$1]&lt;=[.$H8]);1;&quot;&quot;)">
            <text:p/>
          </table:table-cell>
          <table:table-cell table:style-name="ce23" table:formula="of:=IF(AND([.$G8]&lt;=[.AV$1];[.AV$1]&lt;=[.$H8]);1;&quot;&quot;)">
            <text:p/>
          </table:table-cell>
          <table:table-cell table:style-name="ce23" table:formula="of:=IF(AND([.$G8]&lt;=[.AW$1];[.AW$1]&lt;=[.$H8]);1;&quot;&quot;)">
            <text:p/>
          </table:table-cell>
          <table:table-cell table:style-name="ce23" table:formula="of:=IF(AND([.$G8]&lt;=[.AX$1];[.AX$1]&lt;=[.$H8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2" calcext:value-type="float">
            <text:p>102</text:p>
          </table:table-cell>
          <table:table-cell table:style-name="ce8" office:value-type="float" office:value="114" calcext:value-type="float">
            <text:p>114</text:p>
          </table:table-cell>
          <table:table-cell table:style-name="ce9" table:formula="of:=IFERROR(VLOOKUP([.C9];[.$A$1:.$H$26];8;0);0)" office:value-type="float" office:value="23" calcext:value-type="float">
            <text:p>23</text:p>
          </table:table-cell>
          <table:table-cell table:style-name="ce9" table:formula="of:=IFERROR(VLOOKUP([.D9];[.$A$1:.$H$26];8;0);0)" office:value-type="float" office:value="5" calcext:value-type="float">
            <text:p>5</text:p>
          </table:table-cell>
          <table:table-cell table:style-name="ce10" table:formula="of:=[.H9]-[.B9]+1" office:value-type="float" office:value="24" calcext:value-type="float">
            <text:p>24</text:p>
          </table:table-cell>
          <table:table-cell table:style-name="ce11" table:formula="of:=[.B9]+MAX([.E9:.F9])" office:value-type="float" office:value="25" calcext:value-type="float">
            <text:p>25</text:p>
          </table:table-cell>
          <table:table-cell/>
          <table:table-cell table:style-name="ce14" table:formula="of:=IF(AND([.$G9]&lt;=[.J$1];[.J$1]&lt;=[.$H9]);1;&quot;&quot;)">
            <text:p/>
          </table:table-cell>
          <table:table-cell table:style-name="ce17" table:formula="of:=IF(AND([.$G9]&lt;=[.K$1];[.K$1]&lt;=[.$H9]);1;&quot;&quot;)">
            <text:p/>
          </table:table-cell>
          <table:table-cell table:style-name="ce17" table:formula="of:=IF(AND([.$G9]&lt;=[.L$1];[.L$1]&lt;=[.$H9]);1;&quot;&quot;)">
            <text:p/>
          </table:table-cell>
          <table:table-cell table:style-name="ce17" table:formula="of:=IF(AND([.$G9]&lt;=[.M$1];[.M$1]&lt;=[.$H9]);1;&quot;&quot;)">
            <text:p/>
          </table:table-cell>
          <table:table-cell table:style-name="ce17" table:formula="of:=IF(AND([.$G9]&lt;=[.N$1];[.N$1]&lt;=[.$H9]);1;&quot;&quot;)">
            <text:p/>
          </table:table-cell>
          <table:table-cell table:style-name="ce17" table:formula="of:=IF(AND([.$G9]&lt;=[.O$1];[.O$1]&lt;=[.$H9]);1;&quot;&quot;)">
            <text:p/>
          </table:table-cell>
          <table:table-cell table:style-name="ce17" table:formula="of:=IF(AND([.$G9]&lt;=[.P$1];[.P$1]&lt;=[.$H9]);1;&quot;&quot;)">
            <text:p/>
          </table:table-cell>
          <table:table-cell table:style-name="ce17" table:formula="of:=IF(AND([.$G9]&lt;=[.Q$1];[.Q$1]&lt;=[.$H9]);1;&quot;&quot;)">
            <text:p/>
          </table:table-cell>
          <table:table-cell table:style-name="ce17" table:formula="of:=IF(AND([.$G9]&lt;=[.R$1];[.R$1]&lt;=[.$H9]);1;&quot;&quot;)">
            <text:p/>
          </table:table-cell>
          <table:table-cell table:style-name="ce17" table:formula="of:=IF(AND([.$G9]&lt;=[.S$1];[.S$1]&lt;=[.$H9]);1;&quot;&quot;)">
            <text:p/>
          </table:table-cell>
          <table:table-cell table:style-name="ce17" table:formula="of:=IF(AND([.$G9]&lt;=[.T$1];[.T$1]&lt;=[.$H9]);1;&quot;&quot;)">
            <text:p/>
          </table:table-cell>
          <table:table-cell table:style-name="ce17" table:formula="of:=IF(AND([.$G9]&lt;=[.U$1];[.U$1]&lt;=[.$H9]);1;&quot;&quot;)">
            <text:p/>
          </table:table-cell>
          <table:table-cell table:style-name="ce17" table:formula="of:=IF(AND([.$G9]&lt;=[.V$1];[.V$1]&lt;=[.$H9]);1;&quot;&quot;)">
            <text:p/>
          </table:table-cell>
          <table:table-cell table:style-name="ce17" table:formula="of:=IF(AND([.$G9]&lt;=[.W$1];[.W$1]&lt;=[.$H9]);1;&quot;&quot;)">
            <text:p/>
          </table:table-cell>
          <table:table-cell table:style-name="ce17" table:formula="of:=IF(AND([.$G9]&lt;=[.X$1];[.X$1]&lt;=[.$H9]);1;&quot;&quot;)">
            <text:p/>
          </table:table-cell>
          <table:table-cell table:style-name="ce17" table:formula="of:=IF(AND([.$G9]&lt;=[.Y$1];[.Y$1]&lt;=[.$H9]);1;&quot;&quot;)">
            <text:p/>
          </table:table-cell>
          <table:table-cell table:style-name="ce20" table:formula="of:=IF(AND([.$G9]&lt;=[.Z$1];[.Z$1]&lt;=[.$H9]);1;&quot;&quot;)">
            <text:p/>
          </table:table-cell>
          <table:table-cell table:style-name="ce23" table:formula="of:=IF(AND([.$G9]&lt;=[.AA$1];[.AA$1]&lt;=[.$H9]);1;&quot;&quot;)">
            <text:p/>
          </table:table-cell>
          <table:table-cell table:style-name="ce23" table:formula="of:=IF(AND([.$G9]&lt;=[.AB$1];[.AB$1]&lt;=[.$H9]);1;&quot;&quot;)">
            <text:p/>
          </table:table-cell>
          <table:table-cell table:style-name="ce23" table:formula="of:=IF(AND([.$G9]&lt;=[.AC$1];[.AC$1]&lt;=[.$H9]);1;&quot;&quot;)">
            <text:p/>
          </table:table-cell>
          <table:table-cell table:style-name="ce23" table:formula="of:=IF(AND([.$G9]&lt;=[.AD$1];[.AD$1]&lt;=[.$H9]);1;&quot;&quot;)">
            <text:p/>
          </table:table-cell>
          <table:table-cell table:style-name="ce23" table:formula="of:=IF(AND([.$G9]&lt;=[.AE$1];[.AE$1]&lt;=[.$H9]);1;&quot;&quot;)">
            <text:p/>
          </table:table-cell>
          <table:table-cell table:style-name="ce23" table:formula="of:=IF(AND([.$G9]&lt;=[.AF$1];[.AF$1]&lt;=[.$H9]);1;&quot;&quot;)">
            <text:p/>
          </table:table-cell>
          <table:table-cell table:style-name="ce23" table:formula="of:=IF(AND([.$G9]&lt;=[.AG$1];[.AG$1]&lt;=[.$H9]);1;&quot;&quot;)" office:value-type="float" office:value="1" calcext:value-type="float">
            <text:p>1</text:p>
          </table:table-cell>
          <table:table-cell table:style-name="ce23" table:formula="of:=IF(AND([.$G9]&lt;=[.AH$1];[.AH$1]&lt;=[.$H9]);1;&quot;&quot;)" office:value-type="float" office:value="1" calcext:value-type="float">
            <text:p>1</text:p>
          </table:table-cell>
          <table:table-cell table:style-name="ce23" table:formula="of:=IF(AND([.$G9]&lt;=[.AI$1];[.AI$1]&lt;=[.$H9]);1;&quot;&quot;)">
            <text:p/>
          </table:table-cell>
          <table:table-cell table:style-name="ce23" table:formula="of:=IF(AND([.$G9]&lt;=[.AJ$1];[.AJ$1]&lt;=[.$H9]);1;&quot;&quot;)">
            <text:p/>
          </table:table-cell>
          <table:table-cell table:style-name="ce23" table:formula="of:=IF(AND([.$G9]&lt;=[.AK$1];[.AK$1]&lt;=[.$H9]);1;&quot;&quot;)">
            <text:p/>
          </table:table-cell>
          <table:table-cell table:style-name="ce23" table:formula="of:=IF(AND([.$G9]&lt;=[.AL$1];[.AL$1]&lt;=[.$H9]);1;&quot;&quot;)">
            <text:p/>
          </table:table-cell>
          <table:table-cell table:style-name="ce23" table:formula="of:=IF(AND([.$G9]&lt;=[.AM$1];[.AM$1]&lt;=[.$H9]);1;&quot;&quot;)">
            <text:p/>
          </table:table-cell>
          <table:table-cell table:style-name="ce23" table:formula="of:=IF(AND([.$G9]&lt;=[.AN$1];[.AN$1]&lt;=[.$H9]);1;&quot;&quot;)">
            <text:p/>
          </table:table-cell>
          <table:table-cell table:style-name="ce23" table:formula="of:=IF(AND([.$G9]&lt;=[.AO$1];[.AO$1]&lt;=[.$H9]);1;&quot;&quot;)">
            <text:p/>
          </table:table-cell>
          <table:table-cell table:style-name="ce23" table:formula="of:=IF(AND([.$G9]&lt;=[.AP$1];[.AP$1]&lt;=[.$H9]);1;&quot;&quot;)">
            <text:p/>
          </table:table-cell>
          <table:table-cell table:style-name="ce23" table:formula="of:=IF(AND([.$G9]&lt;=[.AQ$1];[.AQ$1]&lt;=[.$H9]);1;&quot;&quot;)">
            <text:p/>
          </table:table-cell>
          <table:table-cell table:style-name="ce23" table:formula="of:=IF(AND([.$G9]&lt;=[.AR$1];[.AR$1]&lt;=[.$H9]);1;&quot;&quot;)">
            <text:p/>
          </table:table-cell>
          <table:table-cell table:style-name="ce23" table:formula="of:=IF(AND([.$G9]&lt;=[.AS$1];[.AS$1]&lt;=[.$H9]);1;&quot;&quot;)">
            <text:p/>
          </table:table-cell>
          <table:table-cell table:style-name="ce23" table:formula="of:=IF(AND([.$G9]&lt;=[.AT$1];[.AT$1]&lt;=[.$H9]);1;&quot;&quot;)">
            <text:p/>
          </table:table-cell>
          <table:table-cell table:style-name="ce23" table:formula="of:=IF(AND([.$G9]&lt;=[.AU$1];[.AU$1]&lt;=[.$H9]);1;&quot;&quot;)">
            <text:p/>
          </table:table-cell>
          <table:table-cell table:style-name="ce23" table:formula="of:=IF(AND([.$G9]&lt;=[.AV$1];[.AV$1]&lt;=[.$H9]);1;&quot;&quot;)">
            <text:p/>
          </table:table-cell>
          <table:table-cell table:style-name="ce23" table:formula="of:=IF(AND([.$G9]&lt;=[.AW$1];[.AW$1]&lt;=[.$H9]);1;&quot;&quot;)">
            <text:p/>
          </table:table-cell>
          <table:table-cell table:style-name="ce23" table:formula="of:=IF(AND([.$G9]&lt;=[.AX$1];[.AX$1]&lt;=[.$H9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12" calcext:value-type="float">
            <text:p>112</text:p>
          </table:table-cell>
          <table:table-cell table:style-name="ce8"/>
          <table:table-cell table:style-name="ce9" table:formula="of:=IFERROR(VLOOKUP([.C10];[.$A$1:.$H$26];8;0);0)" office:value-type="float" office:value="20" calcext:value-type="float">
            <text:p>20</text:p>
          </table:table-cell>
          <table:table-cell table:style-name="ce9" table:formula="of:=IFERROR(VLOOKUP([.D10];[.$A$1:.$H$26];8;0);0)" office:value-type="float" office:value="0" calcext:value-type="float">
            <text:p>0</text:p>
          </table:table-cell>
          <table:table-cell table:style-name="ce10" table:formula="of:=[.H10]-[.B10]+1" office:value-type="float" office:value="21" calcext:value-type="float">
            <text:p>21</text:p>
          </table:table-cell>
          <table:table-cell table:style-name="ce11" table:formula="of:=[.B10]+MAX([.E10:.F10])" office:value-type="float" office:value="24" calcext:value-type="float">
            <text:p>24</text:p>
          </table:table-cell>
          <table:table-cell/>
          <table:table-cell table:style-name="ce14" table:formula="of:=IF(AND([.$G10]&lt;=[.J$1];[.J$1]&lt;=[.$H10]);1;&quot;&quot;)">
            <text:p/>
          </table:table-cell>
          <table:table-cell table:style-name="ce17" table:formula="of:=IF(AND([.$G10]&lt;=[.K$1];[.K$1]&lt;=[.$H10]);1;&quot;&quot;)">
            <text:p/>
          </table:table-cell>
          <table:table-cell table:style-name="ce17" table:formula="of:=IF(AND([.$G10]&lt;=[.L$1];[.L$1]&lt;=[.$H10]);1;&quot;&quot;)">
            <text:p/>
          </table:table-cell>
          <table:table-cell table:style-name="ce17" table:formula="of:=IF(AND([.$G10]&lt;=[.M$1];[.M$1]&lt;=[.$H10]);1;&quot;&quot;)">
            <text:p/>
          </table:table-cell>
          <table:table-cell table:style-name="ce17" table:formula="of:=IF(AND([.$G10]&lt;=[.N$1];[.N$1]&lt;=[.$H10]);1;&quot;&quot;)">
            <text:p/>
          </table:table-cell>
          <table:table-cell table:style-name="ce17" table:formula="of:=IF(AND([.$G10]&lt;=[.O$1];[.O$1]&lt;=[.$H10]);1;&quot;&quot;)">
            <text:p/>
          </table:table-cell>
          <table:table-cell table:style-name="ce17" table:formula="of:=IF(AND([.$G10]&lt;=[.P$1];[.P$1]&lt;=[.$H10]);1;&quot;&quot;)">
            <text:p/>
          </table:table-cell>
          <table:table-cell table:style-name="ce17" table:formula="of:=IF(AND([.$G10]&lt;=[.Q$1];[.Q$1]&lt;=[.$H10]);1;&quot;&quot;)">
            <text:p/>
          </table:table-cell>
          <table:table-cell table:style-name="ce17" table:formula="of:=IF(AND([.$G10]&lt;=[.R$1];[.R$1]&lt;=[.$H10]);1;&quot;&quot;)">
            <text:p/>
          </table:table-cell>
          <table:table-cell table:style-name="ce17" table:formula="of:=IF(AND([.$G10]&lt;=[.S$1];[.S$1]&lt;=[.$H10]);1;&quot;&quot;)">
            <text:p/>
          </table:table-cell>
          <table:table-cell table:style-name="ce17" table:formula="of:=IF(AND([.$G10]&lt;=[.T$1];[.T$1]&lt;=[.$H10]);1;&quot;&quot;)">
            <text:p/>
          </table:table-cell>
          <table:table-cell table:style-name="ce17" table:formula="of:=IF(AND([.$G10]&lt;=[.U$1];[.U$1]&lt;=[.$H10]);1;&quot;&quot;)">
            <text:p/>
          </table:table-cell>
          <table:table-cell table:style-name="ce17" table:formula="of:=IF(AND([.$G10]&lt;=[.V$1];[.V$1]&lt;=[.$H10]);1;&quot;&quot;)">
            <text:p/>
          </table:table-cell>
          <table:table-cell table:style-name="ce17" table:formula="of:=IF(AND([.$G10]&lt;=[.W$1];[.W$1]&lt;=[.$H10]);1;&quot;&quot;)">
            <text:p/>
          </table:table-cell>
          <table:table-cell table:style-name="ce17" table:formula="of:=IF(AND([.$G10]&lt;=[.X$1];[.X$1]&lt;=[.$H10]);1;&quot;&quot;)">
            <text:p/>
          </table:table-cell>
          <table:table-cell table:style-name="ce17" table:formula="of:=IF(AND([.$G10]&lt;=[.Y$1];[.Y$1]&lt;=[.$H10]);1;&quot;&quot;)">
            <text:p/>
          </table:table-cell>
          <table:table-cell table:style-name="ce20" table:formula="of:=IF(AND([.$G10]&lt;=[.Z$1];[.Z$1]&lt;=[.$H10]);1;&quot;&quot;)">
            <text:p/>
          </table:table-cell>
          <table:table-cell table:style-name="ce23" table:formula="of:=IF(AND([.$G10]&lt;=[.AA$1];[.AA$1]&lt;=[.$H10]);1;&quot;&quot;)">
            <text:p/>
          </table:table-cell>
          <table:table-cell table:style-name="ce23" table:formula="of:=IF(AND([.$G10]&lt;=[.AB$1];[.AB$1]&lt;=[.$H10]);1;&quot;&quot;)">
            <text:p/>
          </table:table-cell>
          <table:table-cell table:style-name="ce23" table:formula="of:=IF(AND([.$G10]&lt;=[.AC$1];[.AC$1]&lt;=[.$H10]);1;&quot;&quot;)">
            <text:p/>
          </table:table-cell>
          <table:table-cell table:style-name="ce23" table:formula="of:=IF(AND([.$G10]&lt;=[.AD$1];[.AD$1]&lt;=[.$H10]);1;&quot;&quot;)" office:value-type="float" office:value="1" calcext:value-type="float">
            <text:p>1</text:p>
          </table:table-cell>
          <table:table-cell table:style-name="ce23" table:formula="of:=IF(AND([.$G10]&lt;=[.AE$1];[.AE$1]&lt;=[.$H10]);1;&quot;&quot;)" office:value-type="float" office:value="1" calcext:value-type="float">
            <text:p>1</text:p>
          </table:table-cell>
          <table:table-cell table:style-name="ce23" table:formula="of:=IF(AND([.$G10]&lt;=[.AF$1];[.AF$1]&lt;=[.$H10]);1;&quot;&quot;)" office:value-type="float" office:value="1" calcext:value-type="float">
            <text:p>1</text:p>
          </table:table-cell>
          <table:table-cell table:style-name="ce23" table:formula="of:=IF(AND([.$G10]&lt;=[.AG$1];[.AG$1]&lt;=[.$H10]);1;&quot;&quot;)" office:value-type="float" office:value="1" calcext:value-type="float">
            <text:p>1</text:p>
          </table:table-cell>
          <table:table-cell table:style-name="ce23" table:formula="of:=IF(AND([.$G10]&lt;=[.AH$1];[.AH$1]&lt;=[.$H10]);1;&quot;&quot;)">
            <text:p/>
          </table:table-cell>
          <table:table-cell table:style-name="ce23" table:formula="of:=IF(AND([.$G10]&lt;=[.AI$1];[.AI$1]&lt;=[.$H10]);1;&quot;&quot;)">
            <text:p/>
          </table:table-cell>
          <table:table-cell table:style-name="ce23" table:formula="of:=IF(AND([.$G10]&lt;=[.AJ$1];[.AJ$1]&lt;=[.$H10]);1;&quot;&quot;)">
            <text:p/>
          </table:table-cell>
          <table:table-cell table:style-name="ce23" table:formula="of:=IF(AND([.$G10]&lt;=[.AK$1];[.AK$1]&lt;=[.$H10]);1;&quot;&quot;)">
            <text:p/>
          </table:table-cell>
          <table:table-cell table:style-name="ce23" table:formula="of:=IF(AND([.$G10]&lt;=[.AL$1];[.AL$1]&lt;=[.$H10]);1;&quot;&quot;)">
            <text:p/>
          </table:table-cell>
          <table:table-cell table:style-name="ce23" table:formula="of:=IF(AND([.$G10]&lt;=[.AM$1];[.AM$1]&lt;=[.$H10]);1;&quot;&quot;)">
            <text:p/>
          </table:table-cell>
          <table:table-cell table:style-name="ce23" table:formula="of:=IF(AND([.$G10]&lt;=[.AN$1];[.AN$1]&lt;=[.$H10]);1;&quot;&quot;)">
            <text:p/>
          </table:table-cell>
          <table:table-cell table:style-name="ce23" table:formula="of:=IF(AND([.$G10]&lt;=[.AO$1];[.AO$1]&lt;=[.$H10]);1;&quot;&quot;)">
            <text:p/>
          </table:table-cell>
          <table:table-cell table:style-name="ce23" table:formula="of:=IF(AND([.$G10]&lt;=[.AP$1];[.AP$1]&lt;=[.$H10]);1;&quot;&quot;)">
            <text:p/>
          </table:table-cell>
          <table:table-cell table:style-name="ce23" table:formula="of:=IF(AND([.$G10]&lt;=[.AQ$1];[.AQ$1]&lt;=[.$H10]);1;&quot;&quot;)">
            <text:p/>
          </table:table-cell>
          <table:table-cell table:style-name="ce23" table:formula="of:=IF(AND([.$G10]&lt;=[.AR$1];[.AR$1]&lt;=[.$H10]);1;&quot;&quot;)">
            <text:p/>
          </table:table-cell>
          <table:table-cell table:style-name="ce23" table:formula="of:=IF(AND([.$G10]&lt;=[.AS$1];[.AS$1]&lt;=[.$H10]);1;&quot;&quot;)">
            <text:p/>
          </table:table-cell>
          <table:table-cell table:style-name="ce23" table:formula="of:=IF(AND([.$G10]&lt;=[.AT$1];[.AT$1]&lt;=[.$H10]);1;&quot;&quot;)">
            <text:p/>
          </table:table-cell>
          <table:table-cell table:style-name="ce23" table:formula="of:=IF(AND([.$G10]&lt;=[.AU$1];[.AU$1]&lt;=[.$H10]);1;&quot;&quot;)">
            <text:p/>
          </table:table-cell>
          <table:table-cell table:style-name="ce23" table:formula="of:=IF(AND([.$G10]&lt;=[.AV$1];[.AV$1]&lt;=[.$H10]);1;&quot;&quot;)">
            <text:p/>
          </table:table-cell>
          <table:table-cell table:style-name="ce23" table:formula="of:=IF(AND([.$G10]&lt;=[.AW$1];[.AW$1]&lt;=[.$H10]);1;&quot;&quot;)">
            <text:p/>
          </table:table-cell>
          <table:table-cell table:style-name="ce23" table:formula="of:=IF(AND([.$G10]&lt;=[.AX$1];[.AX$1]&lt;=[.$H10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24" calcext:value-type="float">
            <text:p>124</text:p>
          </table:table-cell>
          <table:table-cell table:style-name="ce8" office:value-type="float" office:value="106" calcext:value-type="float">
            <text:p>106</text:p>
          </table:table-cell>
          <table:table-cell table:style-name="ce9" table:formula="of:=IFERROR(VLOOKUP([.C11];[.$A$1:.$H$26];8;0);0)" office:value-type="float" office:value="6" calcext:value-type="float">
            <text:p>6</text:p>
          </table:table-cell>
          <table:table-cell table:style-name="ce9" table:formula="of:=IFERROR(VLOOKUP([.D11];[.$A$1:.$H$26];8;0);0)" office:value-type="float" office:value="2" calcext:value-type="float">
            <text:p>2</text:p>
          </table:table-cell>
          <table:table-cell table:style-name="ce10" table:formula="of:=[.H11]-[.B11]+1" office:value-type="float" office:value="7" calcext:value-type="float">
            <text:p>7</text:p>
          </table:table-cell>
          <table:table-cell table:style-name="ce11" table:formula="of:=[.B11]+MAX([.E11:.F1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11]&lt;=[.J$1];[.J$1]&lt;=[.$H11]);1;&quot;&quot;)">
            <text:p/>
          </table:table-cell>
          <table:table-cell table:style-name="ce17" table:formula="of:=IF(AND([.$G11]&lt;=[.K$1];[.K$1]&lt;=[.$H11]);1;&quot;&quot;)">
            <text:p/>
          </table:table-cell>
          <table:table-cell table:style-name="ce17" table:formula="of:=IF(AND([.$G11]&lt;=[.L$1];[.L$1]&lt;=[.$H11]);1;&quot;&quot;)">
            <text:p/>
          </table:table-cell>
          <table:table-cell table:style-name="ce17" table:formula="of:=IF(AND([.$G11]&lt;=[.M$1];[.M$1]&lt;=[.$H11]);1;&quot;&quot;)">
            <text:p/>
          </table:table-cell>
          <table:table-cell table:style-name="ce17" table:formula="of:=IF(AND([.$G11]&lt;=[.N$1];[.N$1]&lt;=[.$H11]);1;&quot;&quot;)">
            <text:p/>
          </table:table-cell>
          <table:table-cell table:style-name="ce17" table:formula="of:=IF(AND([.$G11]&lt;=[.O$1];[.O$1]&lt;=[.$H11]);1;&quot;&quot;)">
            <text:p/>
          </table:table-cell>
          <table:table-cell table:style-name="ce17" table:formula="of:=IF(AND([.$G11]&lt;=[.P$1];[.P$1]&lt;=[.$H11]);1;&quot;&quot;)" office:value-type="float" office:value="1" calcext:value-type="float">
            <text:p>1</text:p>
          </table:table-cell>
          <table:table-cell table:style-name="ce17" table:formula="of:=IF(AND([.$G11]&lt;=[.Q$1];[.Q$1]&lt;=[.$H11]);1;&quot;&quot;)" office:value-type="float" office:value="1" calcext:value-type="float">
            <text:p>1</text:p>
          </table:table-cell>
          <table:table-cell table:style-name="ce17" table:formula="of:=IF(AND([.$G11]&lt;=[.R$1];[.R$1]&lt;=[.$H11]);1;&quot;&quot;)">
            <text:p/>
          </table:table-cell>
          <table:table-cell table:style-name="ce17" table:formula="of:=IF(AND([.$G11]&lt;=[.S$1];[.S$1]&lt;=[.$H11]);1;&quot;&quot;)">
            <text:p/>
          </table:table-cell>
          <table:table-cell table:style-name="ce17" table:formula="of:=IF(AND([.$G11]&lt;=[.T$1];[.T$1]&lt;=[.$H11]);1;&quot;&quot;)">
            <text:p/>
          </table:table-cell>
          <table:table-cell table:style-name="ce17" table:formula="of:=IF(AND([.$G11]&lt;=[.U$1];[.U$1]&lt;=[.$H11]);1;&quot;&quot;)">
            <text:p/>
          </table:table-cell>
          <table:table-cell table:style-name="ce17" table:formula="of:=IF(AND([.$G11]&lt;=[.V$1];[.V$1]&lt;=[.$H11]);1;&quot;&quot;)">
            <text:p/>
          </table:table-cell>
          <table:table-cell table:style-name="ce17" table:formula="of:=IF(AND([.$G11]&lt;=[.W$1];[.W$1]&lt;=[.$H11]);1;&quot;&quot;)">
            <text:p/>
          </table:table-cell>
          <table:table-cell table:style-name="ce17" table:formula="of:=IF(AND([.$G11]&lt;=[.X$1];[.X$1]&lt;=[.$H11]);1;&quot;&quot;)">
            <text:p/>
          </table:table-cell>
          <table:table-cell table:style-name="ce17" table:formula="of:=IF(AND([.$G11]&lt;=[.Y$1];[.Y$1]&lt;=[.$H11]);1;&quot;&quot;)">
            <text:p/>
          </table:table-cell>
          <table:table-cell table:style-name="ce20" table:formula="of:=IF(AND([.$G11]&lt;=[.Z$1];[.Z$1]&lt;=[.$H11]);1;&quot;&quot;)">
            <text:p/>
          </table:table-cell>
          <table:table-cell table:style-name="ce23" table:formula="of:=IF(AND([.$G11]&lt;=[.AA$1];[.AA$1]&lt;=[.$H11]);1;&quot;&quot;)">
            <text:p/>
          </table:table-cell>
          <table:table-cell table:style-name="ce23" table:formula="of:=IF(AND([.$G11]&lt;=[.AB$1];[.AB$1]&lt;=[.$H11]);1;&quot;&quot;)">
            <text:p/>
          </table:table-cell>
          <table:table-cell table:style-name="ce23" table:formula="of:=IF(AND([.$G11]&lt;=[.AC$1];[.AC$1]&lt;=[.$H11]);1;&quot;&quot;)">
            <text:p/>
          </table:table-cell>
          <table:table-cell table:style-name="ce23" table:formula="of:=IF(AND([.$G11]&lt;=[.AD$1];[.AD$1]&lt;=[.$H11]);1;&quot;&quot;)">
            <text:p/>
          </table:table-cell>
          <table:table-cell table:style-name="ce23" table:formula="of:=IF(AND([.$G11]&lt;=[.AE$1];[.AE$1]&lt;=[.$H11]);1;&quot;&quot;)">
            <text:p/>
          </table:table-cell>
          <table:table-cell table:style-name="ce23" table:formula="of:=IF(AND([.$G11]&lt;=[.AF$1];[.AF$1]&lt;=[.$H11]);1;&quot;&quot;)">
            <text:p/>
          </table:table-cell>
          <table:table-cell table:style-name="ce23" table:formula="of:=IF(AND([.$G11]&lt;=[.AG$1];[.AG$1]&lt;=[.$H11]);1;&quot;&quot;)">
            <text:p/>
          </table:table-cell>
          <table:table-cell table:style-name="ce23" table:formula="of:=IF(AND([.$G11]&lt;=[.AH$1];[.AH$1]&lt;=[.$H11]);1;&quot;&quot;)">
            <text:p/>
          </table:table-cell>
          <table:table-cell table:style-name="ce23" table:formula="of:=IF(AND([.$G11]&lt;=[.AI$1];[.AI$1]&lt;=[.$H11]);1;&quot;&quot;)">
            <text:p/>
          </table:table-cell>
          <table:table-cell table:style-name="ce23" table:formula="of:=IF(AND([.$G11]&lt;=[.AJ$1];[.AJ$1]&lt;=[.$H11]);1;&quot;&quot;)">
            <text:p/>
          </table:table-cell>
          <table:table-cell table:style-name="ce23" table:formula="of:=IF(AND([.$G11]&lt;=[.AK$1];[.AK$1]&lt;=[.$H11]);1;&quot;&quot;)">
            <text:p/>
          </table:table-cell>
          <table:table-cell table:style-name="ce23" table:formula="of:=IF(AND([.$G11]&lt;=[.AL$1];[.AL$1]&lt;=[.$H11]);1;&quot;&quot;)">
            <text:p/>
          </table:table-cell>
          <table:table-cell table:style-name="ce23" table:formula="of:=IF(AND([.$G11]&lt;=[.AM$1];[.AM$1]&lt;=[.$H11]);1;&quot;&quot;)">
            <text:p/>
          </table:table-cell>
          <table:table-cell table:style-name="ce23" table:formula="of:=IF(AND([.$G11]&lt;=[.AN$1];[.AN$1]&lt;=[.$H11]);1;&quot;&quot;)">
            <text:p/>
          </table:table-cell>
          <table:table-cell table:style-name="ce23" table:formula="of:=IF(AND([.$G11]&lt;=[.AO$1];[.AO$1]&lt;=[.$H11]);1;&quot;&quot;)">
            <text:p/>
          </table:table-cell>
          <table:table-cell table:style-name="ce23" table:formula="of:=IF(AND([.$G11]&lt;=[.AP$1];[.AP$1]&lt;=[.$H11]);1;&quot;&quot;)">
            <text:p/>
          </table:table-cell>
          <table:table-cell table:style-name="ce23" table:formula="of:=IF(AND([.$G11]&lt;=[.AQ$1];[.AQ$1]&lt;=[.$H11]);1;&quot;&quot;)">
            <text:p/>
          </table:table-cell>
          <table:table-cell table:style-name="ce23" table:formula="of:=IF(AND([.$G11]&lt;=[.AR$1];[.AR$1]&lt;=[.$H11]);1;&quot;&quot;)">
            <text:p/>
          </table:table-cell>
          <table:table-cell table:style-name="ce23" table:formula="of:=IF(AND([.$G11]&lt;=[.AS$1];[.AS$1]&lt;=[.$H11]);1;&quot;&quot;)">
            <text:p/>
          </table:table-cell>
          <table:table-cell table:style-name="ce23" table:formula="of:=IF(AND([.$G11]&lt;=[.AT$1];[.AT$1]&lt;=[.$H11]);1;&quot;&quot;)">
            <text:p/>
          </table:table-cell>
          <table:table-cell table:style-name="ce23" table:formula="of:=IF(AND([.$G11]&lt;=[.AU$1];[.AU$1]&lt;=[.$H11]);1;&quot;&quot;)">
            <text:p/>
          </table:table-cell>
          <table:table-cell table:style-name="ce23" table:formula="of:=IF(AND([.$G11]&lt;=[.AV$1];[.AV$1]&lt;=[.$H11]);1;&quot;&quot;)">
            <text:p/>
          </table:table-cell>
          <table:table-cell table:style-name="ce23" table:formula="of:=IF(AND([.$G11]&lt;=[.AW$1];[.AW$1]&lt;=[.$H11]);1;&quot;&quot;)">
            <text:p/>
          </table:table-cell>
          <table:table-cell table:style-name="ce23" table:formula="of:=IF(AND([.$G11]&lt;=[.AX$1];[.AX$1]&lt;=[.$H11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8"/>
          <table:table-cell table:style-name="ce9" table:formula="of:=IFERROR(VLOOKUP([.C12];[.$A$1:.$H$26];8;0);0)" office:value-type="float" office:value="14" calcext:value-type="float">
            <text:p>14</text:p>
          </table:table-cell>
          <table:table-cell table:style-name="ce9" table:formula="of:=IFERROR(VLOOKUP([.D12];[.$A$1:.$H$26];8;0);0)" office:value-type="float" office:value="0" calcext:value-type="float">
            <text:p>0</text:p>
          </table:table-cell>
          <table:table-cell table:style-name="ce10" table:formula="of:=[.H12]-[.B12]+1" office:value-type="float" office:value="15" calcext:value-type="float">
            <text:p>15</text:p>
          </table:table-cell>
          <table:table-cell table:style-name="ce11" table:formula="of:=[.B12]+MAX([.E12:.F1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12]&lt;=[.J$1];[.J$1]&lt;=[.$H12]);1;&quot;&quot;)">
            <text:p/>
          </table:table-cell>
          <table:table-cell table:style-name="ce17" table:formula="of:=IF(AND([.$G12]&lt;=[.K$1];[.K$1]&lt;=[.$H12]);1;&quot;&quot;)">
            <text:p/>
          </table:table-cell>
          <table:table-cell table:style-name="ce17" table:formula="of:=IF(AND([.$G12]&lt;=[.L$1];[.L$1]&lt;=[.$H12]);1;&quot;&quot;)">
            <text:p/>
          </table:table-cell>
          <table:table-cell table:style-name="ce17" table:formula="of:=IF(AND([.$G12]&lt;=[.M$1];[.M$1]&lt;=[.$H12]);1;&quot;&quot;)">
            <text:p/>
          </table:table-cell>
          <table:table-cell table:style-name="ce17" table:formula="of:=IF(AND([.$G12]&lt;=[.N$1];[.N$1]&lt;=[.$H12]);1;&quot;&quot;)">
            <text:p/>
          </table:table-cell>
          <table:table-cell table:style-name="ce17" table:formula="of:=IF(AND([.$G12]&lt;=[.O$1];[.O$1]&lt;=[.$H12]);1;&quot;&quot;)">
            <text:p/>
          </table:table-cell>
          <table:table-cell table:style-name="ce17" table:formula="of:=IF(AND([.$G12]&lt;=[.P$1];[.P$1]&lt;=[.$H12]);1;&quot;&quot;)">
            <text:p/>
          </table:table-cell>
          <table:table-cell table:style-name="ce17" table:formula="of:=IF(AND([.$G12]&lt;=[.Q$1];[.Q$1]&lt;=[.$H12]);1;&quot;&quot;)">
            <text:p/>
          </table:table-cell>
          <table:table-cell table:style-name="ce17" table:formula="of:=IF(AND([.$G12]&lt;=[.R$1];[.R$1]&lt;=[.$H12]);1;&quot;&quot;)">
            <text:p/>
          </table:table-cell>
          <table:table-cell table:style-name="ce17" table:formula="of:=IF(AND([.$G12]&lt;=[.S$1];[.S$1]&lt;=[.$H12]);1;&quot;&quot;)">
            <text:p/>
          </table:table-cell>
          <table:table-cell table:style-name="ce17" table:formula="of:=IF(AND([.$G12]&lt;=[.T$1];[.T$1]&lt;=[.$H12]);1;&quot;&quot;)">
            <text:p/>
          </table:table-cell>
          <table:table-cell table:style-name="ce17" table:formula="of:=IF(AND([.$G12]&lt;=[.U$1];[.U$1]&lt;=[.$H12]);1;&quot;&quot;)">
            <text:p/>
          </table:table-cell>
          <table:table-cell table:style-name="ce17" table:formula="of:=IF(AND([.$G12]&lt;=[.V$1];[.V$1]&lt;=[.$H12]);1;&quot;&quot;)">
            <text:p/>
          </table:table-cell>
          <table:table-cell table:style-name="ce17" table:formula="of:=IF(AND([.$G12]&lt;=[.W$1];[.W$1]&lt;=[.$H12]);1;&quot;&quot;)">
            <text:p/>
          </table:table-cell>
          <table:table-cell table:style-name="ce17" table:formula="of:=IF(AND([.$G12]&lt;=[.X$1];[.X$1]&lt;=[.$H12]);1;&quot;&quot;)" office:value-type="float" office:value="1" calcext:value-type="float">
            <text:p>1</text:p>
          </table:table-cell>
          <table:table-cell table:style-name="ce17" table:formula="of:=IF(AND([.$G12]&lt;=[.Y$1];[.Y$1]&lt;=[.$H12]);1;&quot;&quot;)">
            <text:p/>
          </table:table-cell>
          <table:table-cell table:style-name="ce20" table:formula="of:=IF(AND([.$G12]&lt;=[.Z$1];[.Z$1]&lt;=[.$H12]);1;&quot;&quot;)">
            <text:p/>
          </table:table-cell>
          <table:table-cell table:style-name="ce23" table:formula="of:=IF(AND([.$G12]&lt;=[.AA$1];[.AA$1]&lt;=[.$H12]);1;&quot;&quot;)">
            <text:p/>
          </table:table-cell>
          <table:table-cell table:style-name="ce23" table:formula="of:=IF(AND([.$G12]&lt;=[.AB$1];[.AB$1]&lt;=[.$H12]);1;&quot;&quot;)">
            <text:p/>
          </table:table-cell>
          <table:table-cell table:style-name="ce23" table:formula="of:=IF(AND([.$G12]&lt;=[.AC$1];[.AC$1]&lt;=[.$H12]);1;&quot;&quot;)">
            <text:p/>
          </table:table-cell>
          <table:table-cell table:style-name="ce23" table:formula="of:=IF(AND([.$G12]&lt;=[.AD$1];[.AD$1]&lt;=[.$H12]);1;&quot;&quot;)">
            <text:p/>
          </table:table-cell>
          <table:table-cell table:style-name="ce23" table:formula="of:=IF(AND([.$G12]&lt;=[.AE$1];[.AE$1]&lt;=[.$H12]);1;&quot;&quot;)">
            <text:p/>
          </table:table-cell>
          <table:table-cell table:style-name="ce23" table:formula="of:=IF(AND([.$G12]&lt;=[.AF$1];[.AF$1]&lt;=[.$H12]);1;&quot;&quot;)">
            <text:p/>
          </table:table-cell>
          <table:table-cell table:style-name="ce23" table:formula="of:=IF(AND([.$G12]&lt;=[.AG$1];[.AG$1]&lt;=[.$H12]);1;&quot;&quot;)">
            <text:p/>
          </table:table-cell>
          <table:table-cell table:style-name="ce23" table:formula="of:=IF(AND([.$G12]&lt;=[.AH$1];[.AH$1]&lt;=[.$H12]);1;&quot;&quot;)">
            <text:p/>
          </table:table-cell>
          <table:table-cell table:style-name="ce23" table:formula="of:=IF(AND([.$G12]&lt;=[.AI$1];[.AI$1]&lt;=[.$H12]);1;&quot;&quot;)">
            <text:p/>
          </table:table-cell>
          <table:table-cell table:style-name="ce23" table:formula="of:=IF(AND([.$G12]&lt;=[.AJ$1];[.AJ$1]&lt;=[.$H12]);1;&quot;&quot;)">
            <text:p/>
          </table:table-cell>
          <table:table-cell table:style-name="ce23" table:formula="of:=IF(AND([.$G12]&lt;=[.AK$1];[.AK$1]&lt;=[.$H12]);1;&quot;&quot;)">
            <text:p/>
          </table:table-cell>
          <table:table-cell table:style-name="ce23" table:formula="of:=IF(AND([.$G12]&lt;=[.AL$1];[.AL$1]&lt;=[.$H12]);1;&quot;&quot;)">
            <text:p/>
          </table:table-cell>
          <table:table-cell table:style-name="ce23" table:formula="of:=IF(AND([.$G12]&lt;=[.AM$1];[.AM$1]&lt;=[.$H12]);1;&quot;&quot;)">
            <text:p/>
          </table:table-cell>
          <table:table-cell table:style-name="ce23" table:formula="of:=IF(AND([.$G12]&lt;=[.AN$1];[.AN$1]&lt;=[.$H12]);1;&quot;&quot;)">
            <text:p/>
          </table:table-cell>
          <table:table-cell table:style-name="ce23" table:formula="of:=IF(AND([.$G12]&lt;=[.AO$1];[.AO$1]&lt;=[.$H12]);1;&quot;&quot;)">
            <text:p/>
          </table:table-cell>
          <table:table-cell table:style-name="ce23" table:formula="of:=IF(AND([.$G12]&lt;=[.AP$1];[.AP$1]&lt;=[.$H12]);1;&quot;&quot;)">
            <text:p/>
          </table:table-cell>
          <table:table-cell table:style-name="ce23" table:formula="of:=IF(AND([.$G12]&lt;=[.AQ$1];[.AQ$1]&lt;=[.$H12]);1;&quot;&quot;)">
            <text:p/>
          </table:table-cell>
          <table:table-cell table:style-name="ce23" table:formula="of:=IF(AND([.$G12]&lt;=[.AR$1];[.AR$1]&lt;=[.$H12]);1;&quot;&quot;)">
            <text:p/>
          </table:table-cell>
          <table:table-cell table:style-name="ce23" table:formula="of:=IF(AND([.$G12]&lt;=[.AS$1];[.AS$1]&lt;=[.$H12]);1;&quot;&quot;)">
            <text:p/>
          </table:table-cell>
          <table:table-cell table:style-name="ce23" table:formula="of:=IF(AND([.$G12]&lt;=[.AT$1];[.AT$1]&lt;=[.$H12]);1;&quot;&quot;)">
            <text:p/>
          </table:table-cell>
          <table:table-cell table:style-name="ce23" table:formula="of:=IF(AND([.$G12]&lt;=[.AU$1];[.AU$1]&lt;=[.$H12]);1;&quot;&quot;)">
            <text:p/>
          </table:table-cell>
          <table:table-cell table:style-name="ce23" table:formula="of:=IF(AND([.$G12]&lt;=[.AV$1];[.AV$1]&lt;=[.$H12]);1;&quot;&quot;)">
            <text:p/>
          </table:table-cell>
          <table:table-cell table:style-name="ce23" table:formula="of:=IF(AND([.$G12]&lt;=[.AW$1];[.AW$1]&lt;=[.$H12]);1;&quot;&quot;)">
            <text:p/>
          </table:table-cell>
          <table:table-cell table:style-name="ce23" table:formula="of:=IF(AND([.$G12]&lt;=[.AX$1];[.AX$1]&lt;=[.$H12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3" calcext:value-type="float">
            <text:p>103</text:p>
          </table:table-cell>
          <table:table-cell table:style-name="ce8" office:value-type="float" office:value="105" calcext:value-type="float">
            <text:p>105</text:p>
          </table:table-cell>
          <table:table-cell table:style-name="ce9" table:formula="of:=IFERROR(VLOOKUP([.C13];[.$A$1:.$H$26];8;0);0)" office:value-type="float" office:value="14" calcext:value-type="float">
            <text:p>14</text:p>
          </table:table-cell>
          <table:table-cell table:style-name="ce9" table:formula="of:=IFERROR(VLOOKUP([.D13];[.$A$1:.$H$26];8;0);0)" office:value-type="float" office:value="18" calcext:value-type="float">
            <text:p>18</text:p>
          </table:table-cell>
          <table:table-cell table:style-name="ce10" table:formula="of:=[.H13]-[.B13]+1" office:value-type="float" office:value="19" calcext:value-type="float">
            <text:p>19</text:p>
          </table:table-cell>
          <table:table-cell table:style-name="ce11" table:formula="of:=[.B13]+MAX([.E13:.F13])" office:value-type="float" office:value="20" calcext:value-type="float">
            <text:p>20</text:p>
          </table:table-cell>
          <table:table-cell/>
          <table:table-cell table:style-name="ce14" table:formula="of:=IF(AND([.$G13]&lt;=[.J$1];[.J$1]&lt;=[.$H13]);1;&quot;&quot;)">
            <text:p/>
          </table:table-cell>
          <table:table-cell table:style-name="ce17" table:formula="of:=IF(AND([.$G13]&lt;=[.K$1];[.K$1]&lt;=[.$H13]);1;&quot;&quot;)">
            <text:p/>
          </table:table-cell>
          <table:table-cell table:style-name="ce17" table:formula="of:=IF(AND([.$G13]&lt;=[.L$1];[.L$1]&lt;=[.$H13]);1;&quot;&quot;)">
            <text:p/>
          </table:table-cell>
          <table:table-cell table:style-name="ce17" table:formula="of:=IF(AND([.$G13]&lt;=[.M$1];[.M$1]&lt;=[.$H13]);1;&quot;&quot;)">
            <text:p/>
          </table:table-cell>
          <table:table-cell table:style-name="ce17" table:formula="of:=IF(AND([.$G13]&lt;=[.N$1];[.N$1]&lt;=[.$H13]);1;&quot;&quot;)">
            <text:p/>
          </table:table-cell>
          <table:table-cell table:style-name="ce17" table:formula="of:=IF(AND([.$G13]&lt;=[.O$1];[.O$1]&lt;=[.$H13]);1;&quot;&quot;)">
            <text:p/>
          </table:table-cell>
          <table:table-cell table:style-name="ce17" table:formula="of:=IF(AND([.$G13]&lt;=[.P$1];[.P$1]&lt;=[.$H13]);1;&quot;&quot;)">
            <text:p/>
          </table:table-cell>
          <table:table-cell table:style-name="ce17" table:formula="of:=IF(AND([.$G13]&lt;=[.Q$1];[.Q$1]&lt;=[.$H13]);1;&quot;&quot;)">
            <text:p/>
          </table:table-cell>
          <table:table-cell table:style-name="ce17" table:formula="of:=IF(AND([.$G13]&lt;=[.R$1];[.R$1]&lt;=[.$H13]);1;&quot;&quot;)">
            <text:p/>
          </table:table-cell>
          <table:table-cell table:style-name="ce17" table:formula="of:=IF(AND([.$G13]&lt;=[.S$1];[.S$1]&lt;=[.$H13]);1;&quot;&quot;)">
            <text:p/>
          </table:table-cell>
          <table:table-cell table:style-name="ce17" table:formula="of:=IF(AND([.$G13]&lt;=[.T$1];[.T$1]&lt;=[.$H13]);1;&quot;&quot;)">
            <text:p/>
          </table:table-cell>
          <table:table-cell table:style-name="ce17" table:formula="of:=IF(AND([.$G13]&lt;=[.U$1];[.U$1]&lt;=[.$H13]);1;&quot;&quot;)">
            <text:p/>
          </table:table-cell>
          <table:table-cell table:style-name="ce17" table:formula="of:=IF(AND([.$G13]&lt;=[.V$1];[.V$1]&lt;=[.$H13]);1;&quot;&quot;)">
            <text:p/>
          </table:table-cell>
          <table:table-cell table:style-name="ce17" table:formula="of:=IF(AND([.$G13]&lt;=[.W$1];[.W$1]&lt;=[.$H13]);1;&quot;&quot;)">
            <text:p/>
          </table:table-cell>
          <table:table-cell table:style-name="ce17" table:formula="of:=IF(AND([.$G13]&lt;=[.X$1];[.X$1]&lt;=[.$H13]);1;&quot;&quot;)">
            <text:p/>
          </table:table-cell>
          <table:table-cell table:style-name="ce17" table:formula="of:=IF(AND([.$G13]&lt;=[.Y$1];[.Y$1]&lt;=[.$H13]);1;&quot;&quot;)">
            <text:p/>
          </table:table-cell>
          <table:table-cell table:style-name="ce20" table:formula="of:=IF(AND([.$G13]&lt;=[.Z$1];[.Z$1]&lt;=[.$H13]);1;&quot;&quot;)">
            <text:p/>
          </table:table-cell>
          <table:table-cell table:style-name="ce23" table:formula="of:=IF(AND([.$G13]&lt;=[.AA$1];[.AA$1]&lt;=[.$H13]);1;&quot;&quot;)">
            <text:p/>
          </table:table-cell>
          <table:table-cell table:style-name="ce23" table:formula="of:=IF(AND([.$G13]&lt;=[.AB$1];[.AB$1]&lt;=[.$H13]);1;&quot;&quot;)" office:value-type="float" office:value="1" calcext:value-type="float">
            <text:p>1</text:p>
          </table:table-cell>
          <table:table-cell table:style-name="ce23" table:formula="of:=IF(AND([.$G13]&lt;=[.AC$1];[.AC$1]&lt;=[.$H13]);1;&quot;&quot;)" office:value-type="float" office:value="1" calcext:value-type="float">
            <text:p>1</text:p>
          </table:table-cell>
          <table:table-cell table:style-name="ce23" table:formula="of:=IF(AND([.$G13]&lt;=[.AD$1];[.AD$1]&lt;=[.$H13]);1;&quot;&quot;)">
            <text:p/>
          </table:table-cell>
          <table:table-cell table:style-name="ce23" table:formula="of:=IF(AND([.$G13]&lt;=[.AE$1];[.AE$1]&lt;=[.$H13]);1;&quot;&quot;)">
            <text:p/>
          </table:table-cell>
          <table:table-cell table:style-name="ce23" table:formula="of:=IF(AND([.$G13]&lt;=[.AF$1];[.AF$1]&lt;=[.$H13]);1;&quot;&quot;)">
            <text:p/>
          </table:table-cell>
          <table:table-cell table:style-name="ce23" table:formula="of:=IF(AND([.$G13]&lt;=[.AG$1];[.AG$1]&lt;=[.$H13]);1;&quot;&quot;)">
            <text:p/>
          </table:table-cell>
          <table:table-cell table:style-name="ce23" table:formula="of:=IF(AND([.$G13]&lt;=[.AH$1];[.AH$1]&lt;=[.$H13]);1;&quot;&quot;)">
            <text:p/>
          </table:table-cell>
          <table:table-cell table:style-name="ce23" table:formula="of:=IF(AND([.$G13]&lt;=[.AI$1];[.AI$1]&lt;=[.$H13]);1;&quot;&quot;)">
            <text:p/>
          </table:table-cell>
          <table:table-cell table:style-name="ce23" table:formula="of:=IF(AND([.$G13]&lt;=[.AJ$1];[.AJ$1]&lt;=[.$H13]);1;&quot;&quot;)">
            <text:p/>
          </table:table-cell>
          <table:table-cell table:style-name="ce23" table:formula="of:=IF(AND([.$G13]&lt;=[.AK$1];[.AK$1]&lt;=[.$H13]);1;&quot;&quot;)">
            <text:p/>
          </table:table-cell>
          <table:table-cell table:style-name="ce23" table:formula="of:=IF(AND([.$G13]&lt;=[.AL$1];[.AL$1]&lt;=[.$H13]);1;&quot;&quot;)">
            <text:p/>
          </table:table-cell>
          <table:table-cell table:style-name="ce23" table:formula="of:=IF(AND([.$G13]&lt;=[.AM$1];[.AM$1]&lt;=[.$H13]);1;&quot;&quot;)">
            <text:p/>
          </table:table-cell>
          <table:table-cell table:style-name="ce23" table:formula="of:=IF(AND([.$G13]&lt;=[.AN$1];[.AN$1]&lt;=[.$H13]);1;&quot;&quot;)">
            <text:p/>
          </table:table-cell>
          <table:table-cell table:style-name="ce23" table:formula="of:=IF(AND([.$G13]&lt;=[.AO$1];[.AO$1]&lt;=[.$H13]);1;&quot;&quot;)">
            <text:p/>
          </table:table-cell>
          <table:table-cell table:style-name="ce23" table:formula="of:=IF(AND([.$G13]&lt;=[.AP$1];[.AP$1]&lt;=[.$H13]);1;&quot;&quot;)">
            <text:p/>
          </table:table-cell>
          <table:table-cell table:style-name="ce23" table:formula="of:=IF(AND([.$G13]&lt;=[.AQ$1];[.AQ$1]&lt;=[.$H13]);1;&quot;&quot;)">
            <text:p/>
          </table:table-cell>
          <table:table-cell table:style-name="ce23" table:formula="of:=IF(AND([.$G13]&lt;=[.AR$1];[.AR$1]&lt;=[.$H13]);1;&quot;&quot;)">
            <text:p/>
          </table:table-cell>
          <table:table-cell table:style-name="ce23" table:formula="of:=IF(AND([.$G13]&lt;=[.AS$1];[.AS$1]&lt;=[.$H13]);1;&quot;&quot;)">
            <text:p/>
          </table:table-cell>
          <table:table-cell table:style-name="ce23" table:formula="of:=IF(AND([.$G13]&lt;=[.AT$1];[.AT$1]&lt;=[.$H13]);1;&quot;&quot;)">
            <text:p/>
          </table:table-cell>
          <table:table-cell table:style-name="ce23" table:formula="of:=IF(AND([.$G13]&lt;=[.AU$1];[.AU$1]&lt;=[.$H13]);1;&quot;&quot;)">
            <text:p/>
          </table:table-cell>
          <table:table-cell table:style-name="ce23" table:formula="of:=IF(AND([.$G13]&lt;=[.AV$1];[.AV$1]&lt;=[.$H13]);1;&quot;&quot;)">
            <text:p/>
          </table:table-cell>
          <table:table-cell table:style-name="ce23" table:formula="of:=IF(AND([.$G13]&lt;=[.AW$1];[.AW$1]&lt;=[.$H13]);1;&quot;&quot;)">
            <text:p/>
          </table:table-cell>
          <table:table-cell table:style-name="ce23" table:formula="of:=IF(AND([.$G13]&lt;=[.AX$1];[.AX$1]&lt;=[.$H13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formula="of:=IFERROR(VLOOKUP([.C14];[.$A$1:.$H$26];8;0);0)" office:value-type="float" office:value="0" calcext:value-type="float">
            <text:p>0</text:p>
          </table:table-cell>
          <table:table-cell table:style-name="ce9" table:formula="of:=IFERROR(VLOOKUP([.D14];[.$A$1:.$H$26];8;0);0)" office:value-type="float" office:value="0" calcext:value-type="float">
            <text:p>0</text:p>
          </table:table-cell>
          <table:table-cell table:style-name="ce10" table:formula="of:=[.H14]-[.B14]+1" office:value-type="float" office:value="1" calcext:value-type="float">
            <text:p>1</text:p>
          </table:table-cell>
          <table:table-cell table:style-name="ce11" table:formula="of:=[.B14]+MAX([.E14:.F1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14]&lt;=[.J$1];[.J$1]&lt;=[.$H14]);1;&quot;&quot;)" office:value-type="float" office:value="1" calcext:value-type="float">
            <text:p>1</text:p>
          </table:table-cell>
          <table:table-cell table:style-name="ce17" table:formula="of:=IF(AND([.$G14]&lt;=[.K$1];[.K$1]&lt;=[.$H14]);1;&quot;&quot;)" office:value-type="float" office:value="1" calcext:value-type="float">
            <text:p>1</text:p>
          </table:table-cell>
          <table:table-cell table:style-name="ce17" table:formula="of:=IF(AND([.$G14]&lt;=[.L$1];[.L$1]&lt;=[.$H14]);1;&quot;&quot;)" office:value-type="float" office:value="1" calcext:value-type="float">
            <text:p>1</text:p>
          </table:table-cell>
          <table:table-cell table:style-name="ce17" table:formula="of:=IF(AND([.$G14]&lt;=[.M$1];[.M$1]&lt;=[.$H14]);1;&quot;&quot;)" office:value-type="float" office:value="1" calcext:value-type="float">
            <text:p>1</text:p>
          </table:table-cell>
          <table:table-cell table:style-name="ce17" table:formula="of:=IF(AND([.$G14]&lt;=[.N$1];[.N$1]&lt;=[.$H14]);1;&quot;&quot;)" office:value-type="float" office:value="1" calcext:value-type="float">
            <text:p>1</text:p>
          </table:table-cell>
          <table:table-cell table:style-name="ce17" table:formula="of:=IF(AND([.$G14]&lt;=[.O$1];[.O$1]&lt;=[.$H14]);1;&quot;&quot;)">
            <text:p/>
          </table:table-cell>
          <table:table-cell table:style-name="ce17" table:formula="of:=IF(AND([.$G14]&lt;=[.P$1];[.P$1]&lt;=[.$H14]);1;&quot;&quot;)">
            <text:p/>
          </table:table-cell>
          <table:table-cell table:style-name="ce17" table:formula="of:=IF(AND([.$G14]&lt;=[.Q$1];[.Q$1]&lt;=[.$H14]);1;&quot;&quot;)">
            <text:p/>
          </table:table-cell>
          <table:table-cell table:style-name="ce17" table:formula="of:=IF(AND([.$G14]&lt;=[.R$1];[.R$1]&lt;=[.$H14]);1;&quot;&quot;)">
            <text:p/>
          </table:table-cell>
          <table:table-cell table:style-name="ce17" table:formula="of:=IF(AND([.$G14]&lt;=[.S$1];[.S$1]&lt;=[.$H14]);1;&quot;&quot;)">
            <text:p/>
          </table:table-cell>
          <table:table-cell table:style-name="ce17" table:formula="of:=IF(AND([.$G14]&lt;=[.T$1];[.T$1]&lt;=[.$H14]);1;&quot;&quot;)">
            <text:p/>
          </table:table-cell>
          <table:table-cell table:style-name="ce17" table:formula="of:=IF(AND([.$G14]&lt;=[.U$1];[.U$1]&lt;=[.$H14]);1;&quot;&quot;)">
            <text:p/>
          </table:table-cell>
          <table:table-cell table:style-name="ce17" table:formula="of:=IF(AND([.$G14]&lt;=[.V$1];[.V$1]&lt;=[.$H14]);1;&quot;&quot;)">
            <text:p/>
          </table:table-cell>
          <table:table-cell table:style-name="ce17" table:formula="of:=IF(AND([.$G14]&lt;=[.W$1];[.W$1]&lt;=[.$H14]);1;&quot;&quot;)">
            <text:p/>
          </table:table-cell>
          <table:table-cell table:style-name="ce17" table:formula="of:=IF(AND([.$G14]&lt;=[.X$1];[.X$1]&lt;=[.$H14]);1;&quot;&quot;)">
            <text:p/>
          </table:table-cell>
          <table:table-cell table:style-name="ce17" table:formula="of:=IF(AND([.$G14]&lt;=[.Y$1];[.Y$1]&lt;=[.$H14]);1;&quot;&quot;)">
            <text:p/>
          </table:table-cell>
          <table:table-cell table:style-name="ce20" table:formula="of:=IF(AND([.$G14]&lt;=[.Z$1];[.Z$1]&lt;=[.$H14]);1;&quot;&quot;)">
            <text:p/>
          </table:table-cell>
          <table:table-cell table:style-name="ce23" table:formula="of:=IF(AND([.$G14]&lt;=[.AA$1];[.AA$1]&lt;=[.$H14]);1;&quot;&quot;)">
            <text:p/>
          </table:table-cell>
          <table:table-cell table:style-name="ce23" table:formula="of:=IF(AND([.$G14]&lt;=[.AB$1];[.AB$1]&lt;=[.$H14]);1;&quot;&quot;)">
            <text:p/>
          </table:table-cell>
          <table:table-cell table:style-name="ce23" table:formula="of:=IF(AND([.$G14]&lt;=[.AC$1];[.AC$1]&lt;=[.$H14]);1;&quot;&quot;)">
            <text:p/>
          </table:table-cell>
          <table:table-cell table:style-name="ce23" table:formula="of:=IF(AND([.$G14]&lt;=[.AD$1];[.AD$1]&lt;=[.$H14]);1;&quot;&quot;)">
            <text:p/>
          </table:table-cell>
          <table:table-cell table:style-name="ce23" table:formula="of:=IF(AND([.$G14]&lt;=[.AE$1];[.AE$1]&lt;=[.$H14]);1;&quot;&quot;)">
            <text:p/>
          </table:table-cell>
          <table:table-cell table:style-name="ce23" table:formula="of:=IF(AND([.$G14]&lt;=[.AF$1];[.AF$1]&lt;=[.$H14]);1;&quot;&quot;)">
            <text:p/>
          </table:table-cell>
          <table:table-cell table:style-name="ce23" table:formula="of:=IF(AND([.$G14]&lt;=[.AG$1];[.AG$1]&lt;=[.$H14]);1;&quot;&quot;)">
            <text:p/>
          </table:table-cell>
          <table:table-cell table:style-name="ce23" table:formula="of:=IF(AND([.$G14]&lt;=[.AH$1];[.AH$1]&lt;=[.$H14]);1;&quot;&quot;)">
            <text:p/>
          </table:table-cell>
          <table:table-cell table:style-name="ce23" table:formula="of:=IF(AND([.$G14]&lt;=[.AI$1];[.AI$1]&lt;=[.$H14]);1;&quot;&quot;)">
            <text:p/>
          </table:table-cell>
          <table:table-cell table:style-name="ce23" table:formula="of:=IF(AND([.$G14]&lt;=[.AJ$1];[.AJ$1]&lt;=[.$H14]);1;&quot;&quot;)">
            <text:p/>
          </table:table-cell>
          <table:table-cell table:style-name="ce23" table:formula="of:=IF(AND([.$G14]&lt;=[.AK$1];[.AK$1]&lt;=[.$H14]);1;&quot;&quot;)">
            <text:p/>
          </table:table-cell>
          <table:table-cell table:style-name="ce23" table:formula="of:=IF(AND([.$G14]&lt;=[.AL$1];[.AL$1]&lt;=[.$H14]);1;&quot;&quot;)">
            <text:p/>
          </table:table-cell>
          <table:table-cell table:style-name="ce23" table:formula="of:=IF(AND([.$G14]&lt;=[.AM$1];[.AM$1]&lt;=[.$H14]);1;&quot;&quot;)">
            <text:p/>
          </table:table-cell>
          <table:table-cell table:style-name="ce23" table:formula="of:=IF(AND([.$G14]&lt;=[.AN$1];[.AN$1]&lt;=[.$H14]);1;&quot;&quot;)">
            <text:p/>
          </table:table-cell>
          <table:table-cell table:style-name="ce23" table:formula="of:=IF(AND([.$G14]&lt;=[.AO$1];[.AO$1]&lt;=[.$H14]);1;&quot;&quot;)">
            <text:p/>
          </table:table-cell>
          <table:table-cell table:style-name="ce23" table:formula="of:=IF(AND([.$G14]&lt;=[.AP$1];[.AP$1]&lt;=[.$H14]);1;&quot;&quot;)">
            <text:p/>
          </table:table-cell>
          <table:table-cell table:style-name="ce23" table:formula="of:=IF(AND([.$G14]&lt;=[.AQ$1];[.AQ$1]&lt;=[.$H14]);1;&quot;&quot;)">
            <text:p/>
          </table:table-cell>
          <table:table-cell table:style-name="ce23" table:formula="of:=IF(AND([.$G14]&lt;=[.AR$1];[.AR$1]&lt;=[.$H14]);1;&quot;&quot;)">
            <text:p/>
          </table:table-cell>
          <table:table-cell table:style-name="ce23" table:formula="of:=IF(AND([.$G14]&lt;=[.AS$1];[.AS$1]&lt;=[.$H14]);1;&quot;&quot;)">
            <text:p/>
          </table:table-cell>
          <table:table-cell table:style-name="ce23" table:formula="of:=IF(AND([.$G14]&lt;=[.AT$1];[.AT$1]&lt;=[.$H14]);1;&quot;&quot;)">
            <text:p/>
          </table:table-cell>
          <table:table-cell table:style-name="ce23" table:formula="of:=IF(AND([.$G14]&lt;=[.AU$1];[.AU$1]&lt;=[.$H14]);1;&quot;&quot;)">
            <text:p/>
          </table:table-cell>
          <table:table-cell table:style-name="ce23" table:formula="of:=IF(AND([.$G14]&lt;=[.AV$1];[.AV$1]&lt;=[.$H14]);1;&quot;&quot;)">
            <text:p/>
          </table:table-cell>
          <table:table-cell table:style-name="ce23" table:formula="of:=IF(AND([.$G14]&lt;=[.AW$1];[.AW$1]&lt;=[.$H14]);1;&quot;&quot;)">
            <text:p/>
          </table:table-cell>
          <table:table-cell table:style-name="ce23" table:formula="of:=IF(AND([.$G14]&lt;=[.AX$1];[.AX$1]&lt;=[.$H14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06" calcext:value-type="float">
            <text:p>106</text:p>
          </table:table-cell>
          <table:table-cell table:style-name="ce8"/>
          <table:table-cell table:style-name="ce9" table:formula="of:=IFERROR(VLOOKUP([.C15];[.$A$1:.$H$26];8;0);0)" office:value-type="float" office:value="2" calcext:value-type="float">
            <text:p>2</text:p>
          </table:table-cell>
          <table:table-cell table:style-name="ce9" table:formula="of:=IFERROR(VLOOKUP([.D15];[.$A$1:.$H$26];8;0);0)" office:value-type="float" office:value="0" calcext:value-type="float">
            <text:p>0</text:p>
          </table:table-cell>
          <table:table-cell table:style-name="ce10" table:formula="of:=[.H15]-[.B15]+1" office:value-type="float" office:value="3" calcext:value-type="float">
            <text:p>3</text:p>
          </table:table-cell>
          <table:table-cell table:style-name="ce11" table:formula="of:=[.B15]+MAX([.E15:.F1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15]&lt;=[.J$1];[.J$1]&lt;=[.$H15]);1;&quot;&quot;)">
            <text:p/>
          </table:table-cell>
          <table:table-cell table:style-name="ce17" table:formula="of:=IF(AND([.$G15]&lt;=[.K$1];[.K$1]&lt;=[.$H15]);1;&quot;&quot;)">
            <text:p/>
          </table:table-cell>
          <table:table-cell table:style-name="ce17" table:formula="of:=IF(AND([.$G15]&lt;=[.L$1];[.L$1]&lt;=[.$H15]);1;&quot;&quot;)" office:value-type="float" office:value="1" calcext:value-type="float">
            <text:p>1</text:p>
          </table:table-cell>
          <table:table-cell table:style-name="ce17" table:formula="of:=IF(AND([.$G15]&lt;=[.M$1];[.M$1]&lt;=[.$H15]);1;&quot;&quot;)" office:value-type="float" office:value="1" calcext:value-type="float">
            <text:p>1</text:p>
          </table:table-cell>
          <table:table-cell table:style-name="ce17" table:formula="of:=IF(AND([.$G15]&lt;=[.N$1];[.N$1]&lt;=[.$H15]);1;&quot;&quot;)" office:value-type="float" office:value="1" calcext:value-type="float">
            <text:p>1</text:p>
          </table:table-cell>
          <table:table-cell table:style-name="ce17" table:formula="of:=IF(AND([.$G15]&lt;=[.O$1];[.O$1]&lt;=[.$H15]);1;&quot;&quot;)">
            <text:p/>
          </table:table-cell>
          <table:table-cell table:style-name="ce17" table:formula="of:=IF(AND([.$G15]&lt;=[.P$1];[.P$1]&lt;=[.$H15]);1;&quot;&quot;)">
            <text:p/>
          </table:table-cell>
          <table:table-cell table:style-name="ce17" table:formula="of:=IF(AND([.$G15]&lt;=[.Q$1];[.Q$1]&lt;=[.$H15]);1;&quot;&quot;)">
            <text:p/>
          </table:table-cell>
          <table:table-cell table:style-name="ce17" table:formula="of:=IF(AND([.$G15]&lt;=[.R$1];[.R$1]&lt;=[.$H15]);1;&quot;&quot;)">
            <text:p/>
          </table:table-cell>
          <table:table-cell table:style-name="ce17" table:formula="of:=IF(AND([.$G15]&lt;=[.S$1];[.S$1]&lt;=[.$H15]);1;&quot;&quot;)">
            <text:p/>
          </table:table-cell>
          <table:table-cell table:style-name="ce17" table:formula="of:=IF(AND([.$G15]&lt;=[.T$1];[.T$1]&lt;=[.$H15]);1;&quot;&quot;)">
            <text:p/>
          </table:table-cell>
          <table:table-cell table:style-name="ce17" table:formula="of:=IF(AND([.$G15]&lt;=[.U$1];[.U$1]&lt;=[.$H15]);1;&quot;&quot;)">
            <text:p/>
          </table:table-cell>
          <table:table-cell table:style-name="ce17" table:formula="of:=IF(AND([.$G15]&lt;=[.V$1];[.V$1]&lt;=[.$H15]);1;&quot;&quot;)">
            <text:p/>
          </table:table-cell>
          <table:table-cell table:style-name="ce17" table:formula="of:=IF(AND([.$G15]&lt;=[.W$1];[.W$1]&lt;=[.$H15]);1;&quot;&quot;)">
            <text:p/>
          </table:table-cell>
          <table:table-cell table:style-name="ce17" table:formula="of:=IF(AND([.$G15]&lt;=[.X$1];[.X$1]&lt;=[.$H15]);1;&quot;&quot;)">
            <text:p/>
          </table:table-cell>
          <table:table-cell table:style-name="ce17" table:formula="of:=IF(AND([.$G15]&lt;=[.Y$1];[.Y$1]&lt;=[.$H15]);1;&quot;&quot;)">
            <text:p/>
          </table:table-cell>
          <table:table-cell table:style-name="ce20" table:formula="of:=IF(AND([.$G15]&lt;=[.Z$1];[.Z$1]&lt;=[.$H15]);1;&quot;&quot;)">
            <text:p/>
          </table:table-cell>
          <table:table-cell table:style-name="ce23" table:formula="of:=IF(AND([.$G15]&lt;=[.AA$1];[.AA$1]&lt;=[.$H15]);1;&quot;&quot;)">
            <text:p/>
          </table:table-cell>
          <table:table-cell table:style-name="ce23" table:formula="of:=IF(AND([.$G15]&lt;=[.AB$1];[.AB$1]&lt;=[.$H15]);1;&quot;&quot;)">
            <text:p/>
          </table:table-cell>
          <table:table-cell table:style-name="ce23" table:formula="of:=IF(AND([.$G15]&lt;=[.AC$1];[.AC$1]&lt;=[.$H15]);1;&quot;&quot;)">
            <text:p/>
          </table:table-cell>
          <table:table-cell table:style-name="ce23" table:formula="of:=IF(AND([.$G15]&lt;=[.AD$1];[.AD$1]&lt;=[.$H15]);1;&quot;&quot;)">
            <text:p/>
          </table:table-cell>
          <table:table-cell table:style-name="ce23" table:formula="of:=IF(AND([.$G15]&lt;=[.AE$1];[.AE$1]&lt;=[.$H15]);1;&quot;&quot;)">
            <text:p/>
          </table:table-cell>
          <table:table-cell table:style-name="ce23" table:formula="of:=IF(AND([.$G15]&lt;=[.AF$1];[.AF$1]&lt;=[.$H15]);1;&quot;&quot;)">
            <text:p/>
          </table:table-cell>
          <table:table-cell table:style-name="ce23" table:formula="of:=IF(AND([.$G15]&lt;=[.AG$1];[.AG$1]&lt;=[.$H15]);1;&quot;&quot;)">
            <text:p/>
          </table:table-cell>
          <table:table-cell table:style-name="ce23" table:formula="of:=IF(AND([.$G15]&lt;=[.AH$1];[.AH$1]&lt;=[.$H15]);1;&quot;&quot;)">
            <text:p/>
          </table:table-cell>
          <table:table-cell table:style-name="ce23" table:formula="of:=IF(AND([.$G15]&lt;=[.AI$1];[.AI$1]&lt;=[.$H15]);1;&quot;&quot;)">
            <text:p/>
          </table:table-cell>
          <table:table-cell table:style-name="ce23" table:formula="of:=IF(AND([.$G15]&lt;=[.AJ$1];[.AJ$1]&lt;=[.$H15]);1;&quot;&quot;)">
            <text:p/>
          </table:table-cell>
          <table:table-cell table:style-name="ce23" table:formula="of:=IF(AND([.$G15]&lt;=[.AK$1];[.AK$1]&lt;=[.$H15]);1;&quot;&quot;)">
            <text:p/>
          </table:table-cell>
          <table:table-cell table:style-name="ce23" table:formula="of:=IF(AND([.$G15]&lt;=[.AL$1];[.AL$1]&lt;=[.$H15]);1;&quot;&quot;)">
            <text:p/>
          </table:table-cell>
          <table:table-cell table:style-name="ce23" table:formula="of:=IF(AND([.$G15]&lt;=[.AM$1];[.AM$1]&lt;=[.$H15]);1;&quot;&quot;)">
            <text:p/>
          </table:table-cell>
          <table:table-cell table:style-name="ce23" table:formula="of:=IF(AND([.$G15]&lt;=[.AN$1];[.AN$1]&lt;=[.$H15]);1;&quot;&quot;)">
            <text:p/>
          </table:table-cell>
          <table:table-cell table:style-name="ce23" table:formula="of:=IF(AND([.$G15]&lt;=[.AO$1];[.AO$1]&lt;=[.$H15]);1;&quot;&quot;)">
            <text:p/>
          </table:table-cell>
          <table:table-cell table:style-name="ce23" table:formula="of:=IF(AND([.$G15]&lt;=[.AP$1];[.AP$1]&lt;=[.$H15]);1;&quot;&quot;)">
            <text:p/>
          </table:table-cell>
          <table:table-cell table:style-name="ce23" table:formula="of:=IF(AND([.$G15]&lt;=[.AQ$1];[.AQ$1]&lt;=[.$H15]);1;&quot;&quot;)">
            <text:p/>
          </table:table-cell>
          <table:table-cell table:style-name="ce23" table:formula="of:=IF(AND([.$G15]&lt;=[.AR$1];[.AR$1]&lt;=[.$H15]);1;&quot;&quot;)">
            <text:p/>
          </table:table-cell>
          <table:table-cell table:style-name="ce23" table:formula="of:=IF(AND([.$G15]&lt;=[.AS$1];[.AS$1]&lt;=[.$H15]);1;&quot;&quot;)">
            <text:p/>
          </table:table-cell>
          <table:table-cell table:style-name="ce23" table:formula="of:=IF(AND([.$G15]&lt;=[.AT$1];[.AT$1]&lt;=[.$H15]);1;&quot;&quot;)">
            <text:p/>
          </table:table-cell>
          <table:table-cell table:style-name="ce23" table:formula="of:=IF(AND([.$G15]&lt;=[.AU$1];[.AU$1]&lt;=[.$H15]);1;&quot;&quot;)">
            <text:p/>
          </table:table-cell>
          <table:table-cell table:style-name="ce23" table:formula="of:=IF(AND([.$G15]&lt;=[.AV$1];[.AV$1]&lt;=[.$H15]);1;&quot;&quot;)">
            <text:p/>
          </table:table-cell>
          <table:table-cell table:style-name="ce23" table:formula="of:=IF(AND([.$G15]&lt;=[.AW$1];[.AW$1]&lt;=[.$H15]);1;&quot;&quot;)">
            <text:p/>
          </table:table-cell>
          <table:table-cell table:style-name="ce23" table:formula="of:=IF(AND([.$G15]&lt;=[.AX$1];[.AX$1]&lt;=[.$H15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8" calcext:value-type="float">
            <text:p>118</text:p>
          </table:table-cell>
          <table:table-cell table:style-name="ce8" office:value-type="float" office:value="117" calcext:value-type="float">
            <text:p>117</text:p>
          </table:table-cell>
          <table:table-cell table:style-name="ce9" table:formula="of:=IFERROR(VLOOKUP([.C16];[.$A$1:.$H$26];8;0);0)" office:value-type="float" office:value="19" calcext:value-type="float">
            <text:p>19</text:p>
          </table:table-cell>
          <table:table-cell table:style-name="ce9" table:formula="of:=IFERROR(VLOOKUP([.D16];[.$A$1:.$H$26];8;0);0)" office:value-type="float" office:value="26" calcext:value-type="float">
            <text:p>26</text:p>
          </table:table-cell>
          <table:table-cell table:style-name="ce10" table:formula="of:=[.H16]-[.B16]+1" office:value-type="float" office:value="27" calcext:value-type="float">
            <text:p>27</text:p>
          </table:table-cell>
          <table:table-cell table:style-name="ce11" table:formula="of:=[.B16]+MAX([.E16:.F16])" office:value-type="float" office:value="29" calcext:value-type="float">
            <text:p>29</text:p>
          </table:table-cell>
          <table:table-cell/>
          <table:table-cell table:style-name="ce14" table:formula="of:=IF(AND([.$G16]&lt;=[.J$1];[.J$1]&lt;=[.$H16]);1;&quot;&quot;)">
            <text:p/>
          </table:table-cell>
          <table:table-cell table:style-name="ce17" table:formula="of:=IF(AND([.$G16]&lt;=[.K$1];[.K$1]&lt;=[.$H16]);1;&quot;&quot;)">
            <text:p/>
          </table:table-cell>
          <table:table-cell table:style-name="ce17" table:formula="of:=IF(AND([.$G16]&lt;=[.L$1];[.L$1]&lt;=[.$H16]);1;&quot;&quot;)">
            <text:p/>
          </table:table-cell>
          <table:table-cell table:style-name="ce17" table:formula="of:=IF(AND([.$G16]&lt;=[.M$1];[.M$1]&lt;=[.$H16]);1;&quot;&quot;)">
            <text:p/>
          </table:table-cell>
          <table:table-cell table:style-name="ce17" table:formula="of:=IF(AND([.$G16]&lt;=[.N$1];[.N$1]&lt;=[.$H16]);1;&quot;&quot;)">
            <text:p/>
          </table:table-cell>
          <table:table-cell table:style-name="ce17" table:formula="of:=IF(AND([.$G16]&lt;=[.O$1];[.O$1]&lt;=[.$H16]);1;&quot;&quot;)">
            <text:p/>
          </table:table-cell>
          <table:table-cell table:style-name="ce17" table:formula="of:=IF(AND([.$G16]&lt;=[.P$1];[.P$1]&lt;=[.$H16]);1;&quot;&quot;)">
            <text:p/>
          </table:table-cell>
          <table:table-cell table:style-name="ce17" table:formula="of:=IF(AND([.$G16]&lt;=[.Q$1];[.Q$1]&lt;=[.$H16]);1;&quot;&quot;)">
            <text:p/>
          </table:table-cell>
          <table:table-cell table:style-name="ce17" table:formula="of:=IF(AND([.$G16]&lt;=[.R$1];[.R$1]&lt;=[.$H16]);1;&quot;&quot;)">
            <text:p/>
          </table:table-cell>
          <table:table-cell table:style-name="ce17" table:formula="of:=IF(AND([.$G16]&lt;=[.S$1];[.S$1]&lt;=[.$H16]);1;&quot;&quot;)">
            <text:p/>
          </table:table-cell>
          <table:table-cell table:style-name="ce17" table:formula="of:=IF(AND([.$G16]&lt;=[.T$1];[.T$1]&lt;=[.$H16]);1;&quot;&quot;)">
            <text:p/>
          </table:table-cell>
          <table:table-cell table:style-name="ce17" table:formula="of:=IF(AND([.$G16]&lt;=[.U$1];[.U$1]&lt;=[.$H16]);1;&quot;&quot;)">
            <text:p/>
          </table:table-cell>
          <table:table-cell table:style-name="ce17" table:formula="of:=IF(AND([.$G16]&lt;=[.V$1];[.V$1]&lt;=[.$H16]);1;&quot;&quot;)">
            <text:p/>
          </table:table-cell>
          <table:table-cell table:style-name="ce17" table:formula="of:=IF(AND([.$G16]&lt;=[.W$1];[.W$1]&lt;=[.$H16]);1;&quot;&quot;)">
            <text:p/>
          </table:table-cell>
          <table:table-cell table:style-name="ce17" table:formula="of:=IF(AND([.$G16]&lt;=[.X$1];[.X$1]&lt;=[.$H16]);1;&quot;&quot;)">
            <text:p/>
          </table:table-cell>
          <table:table-cell table:style-name="ce17" table:formula="of:=IF(AND([.$G16]&lt;=[.Y$1];[.Y$1]&lt;=[.$H16]);1;&quot;&quot;)">
            <text:p/>
          </table:table-cell>
          <table:table-cell table:style-name="ce20" table:formula="of:=IF(AND([.$G16]&lt;=[.Z$1];[.Z$1]&lt;=[.$H16]);1;&quot;&quot;)">
            <text:p/>
          </table:table-cell>
          <table:table-cell table:style-name="ce23" table:formula="of:=IF(AND([.$G16]&lt;=[.AA$1];[.AA$1]&lt;=[.$H16]);1;&quot;&quot;)">
            <text:p/>
          </table:table-cell>
          <table:table-cell table:style-name="ce23" table:formula="of:=IF(AND([.$G16]&lt;=[.AB$1];[.AB$1]&lt;=[.$H16]);1;&quot;&quot;)">
            <text:p/>
          </table:table-cell>
          <table:table-cell table:style-name="ce23" table:formula="of:=IF(AND([.$G16]&lt;=[.AC$1];[.AC$1]&lt;=[.$H16]);1;&quot;&quot;)">
            <text:p/>
          </table:table-cell>
          <table:table-cell table:style-name="ce23" table:formula="of:=IF(AND([.$G16]&lt;=[.AD$1];[.AD$1]&lt;=[.$H16]);1;&quot;&quot;)">
            <text:p/>
          </table:table-cell>
          <table:table-cell table:style-name="ce23" table:formula="of:=IF(AND([.$G16]&lt;=[.AE$1];[.AE$1]&lt;=[.$H16]);1;&quot;&quot;)">
            <text:p/>
          </table:table-cell>
          <table:table-cell table:style-name="ce23" table:formula="of:=IF(AND([.$G16]&lt;=[.AF$1];[.AF$1]&lt;=[.$H16]);1;&quot;&quot;)">
            <text:p/>
          </table:table-cell>
          <table:table-cell table:style-name="ce23" table:formula="of:=IF(AND([.$G16]&lt;=[.AG$1];[.AG$1]&lt;=[.$H16]);1;&quot;&quot;)">
            <text:p/>
          </table:table-cell>
          <table:table-cell table:style-name="ce23" table:formula="of:=IF(AND([.$G16]&lt;=[.AH$1];[.AH$1]&lt;=[.$H16]);1;&quot;&quot;)">
            <text:p/>
          </table:table-cell>
          <table:table-cell table:style-name="ce23" table:formula="of:=IF(AND([.$G16]&lt;=[.AI$1];[.AI$1]&lt;=[.$H16]);1;&quot;&quot;)">
            <text:p/>
          </table:table-cell>
          <table:table-cell table:style-name="ce23" table:formula="of:=IF(AND([.$G16]&lt;=[.AJ$1];[.AJ$1]&lt;=[.$H16]);1;&quot;&quot;)" office:value-type="float" office:value="1" calcext:value-type="float">
            <text:p>1</text:p>
          </table:table-cell>
          <table:table-cell table:style-name="ce23" table:formula="of:=IF(AND([.$G16]&lt;=[.AK$1];[.AK$1]&lt;=[.$H16]);1;&quot;&quot;)" office:value-type="float" office:value="1" calcext:value-type="float">
            <text:p>1</text:p>
          </table:table-cell>
          <table:table-cell table:style-name="ce23" table:formula="of:=IF(AND([.$G16]&lt;=[.AL$1];[.AL$1]&lt;=[.$H16]);1;&quot;&quot;)" office:value-type="float" office:value="1" calcext:value-type="float">
            <text:p>1</text:p>
          </table:table-cell>
          <table:table-cell table:style-name="ce23" table:formula="of:=IF(AND([.$G16]&lt;=[.AM$1];[.AM$1]&lt;=[.$H16]);1;&quot;&quot;)">
            <text:p/>
          </table:table-cell>
          <table:table-cell table:style-name="ce23" table:formula="of:=IF(AND([.$G16]&lt;=[.AN$1];[.AN$1]&lt;=[.$H16]);1;&quot;&quot;)">
            <text:p/>
          </table:table-cell>
          <table:table-cell table:style-name="ce23" table:formula="of:=IF(AND([.$G16]&lt;=[.AO$1];[.AO$1]&lt;=[.$H16]);1;&quot;&quot;)">
            <text:p/>
          </table:table-cell>
          <table:table-cell table:style-name="ce23" table:formula="of:=IF(AND([.$G16]&lt;=[.AP$1];[.AP$1]&lt;=[.$H16]);1;&quot;&quot;)">
            <text:p/>
          </table:table-cell>
          <table:table-cell table:style-name="ce23" table:formula="of:=IF(AND([.$G16]&lt;=[.AQ$1];[.AQ$1]&lt;=[.$H16]);1;&quot;&quot;)">
            <text:p/>
          </table:table-cell>
          <table:table-cell table:style-name="ce23" table:formula="of:=IF(AND([.$G16]&lt;=[.AR$1];[.AR$1]&lt;=[.$H16]);1;&quot;&quot;)">
            <text:p/>
          </table:table-cell>
          <table:table-cell table:style-name="ce23" table:formula="of:=IF(AND([.$G16]&lt;=[.AS$1];[.AS$1]&lt;=[.$H16]);1;&quot;&quot;)">
            <text:p/>
          </table:table-cell>
          <table:table-cell table:style-name="ce23" table:formula="of:=IF(AND([.$G16]&lt;=[.AT$1];[.AT$1]&lt;=[.$H16]);1;&quot;&quot;)">
            <text:p/>
          </table:table-cell>
          <table:table-cell table:style-name="ce23" table:formula="of:=IF(AND([.$G16]&lt;=[.AU$1];[.AU$1]&lt;=[.$H16]);1;&quot;&quot;)">
            <text:p/>
          </table:table-cell>
          <table:table-cell table:style-name="ce23" table:formula="of:=IF(AND([.$G16]&lt;=[.AV$1];[.AV$1]&lt;=[.$H16]);1;&quot;&quot;)">
            <text:p/>
          </table:table-cell>
          <table:table-cell table:style-name="ce23" table:formula="of:=IF(AND([.$G16]&lt;=[.AW$1];[.AW$1]&lt;=[.$H16]);1;&quot;&quot;)">
            <text:p/>
          </table:table-cell>
          <table:table-cell table:style-name="ce23" table:formula="of:=IF(AND([.$G16]&lt;=[.AX$1];[.AX$1]&lt;=[.$H16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table:style-name="ce8"/>
          <table:table-cell table:style-name="ce9" table:formula="of:=IFERROR(VLOOKUP([.C17];[.$A$1:.$H$26];8;0);0)" office:value-type="float" office:value="8" calcext:value-type="float">
            <text:p>8</text:p>
          </table:table-cell>
          <table:table-cell table:style-name="ce9" table:formula="of:=IFERROR(VLOOKUP([.D17];[.$A$1:.$H$26];8;0);0)" office:value-type="float" office:value="0" calcext:value-type="float">
            <text:p>0</text:p>
          </table:table-cell>
          <table:table-cell table:style-name="ce10" table:formula="of:=[.H17]-[.B17]+1" office:value-type="float" office:value="9" calcext:value-type="float">
            <text:p>9</text:p>
          </table:table-cell>
          <table:table-cell table:style-name="ce11" table:formula="of:=[.B17]+MAX([.E17:.F17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17]&lt;=[.J$1];[.J$1]&lt;=[.$H17]);1;&quot;&quot;)">
            <text:p/>
          </table:table-cell>
          <table:table-cell table:style-name="ce17" table:formula="of:=IF(AND([.$G17]&lt;=[.K$1];[.K$1]&lt;=[.$H17]);1;&quot;&quot;)">
            <text:p/>
          </table:table-cell>
          <table:table-cell table:style-name="ce17" table:formula="of:=IF(AND([.$G17]&lt;=[.L$1];[.L$1]&lt;=[.$H17]);1;&quot;&quot;)">
            <text:p/>
          </table:table-cell>
          <table:table-cell table:style-name="ce17" table:formula="of:=IF(AND([.$G17]&lt;=[.M$1];[.M$1]&lt;=[.$H17]);1;&quot;&quot;)">
            <text:p/>
          </table:table-cell>
          <table:table-cell table:style-name="ce17" table:formula="of:=IF(AND([.$G17]&lt;=[.N$1];[.N$1]&lt;=[.$H17]);1;&quot;&quot;)">
            <text:p/>
          </table:table-cell>
          <table:table-cell table:style-name="ce17" table:formula="of:=IF(AND([.$G17]&lt;=[.O$1];[.O$1]&lt;=[.$H17]);1;&quot;&quot;)">
            <text:p/>
          </table:table-cell>
          <table:table-cell table:style-name="ce17" table:formula="of:=IF(AND([.$G17]&lt;=[.P$1];[.P$1]&lt;=[.$H17]);1;&quot;&quot;)">
            <text:p/>
          </table:table-cell>
          <table:table-cell table:style-name="ce17" table:formula="of:=IF(AND([.$G17]&lt;=[.Q$1];[.Q$1]&lt;=[.$H17]);1;&quot;&quot;)">
            <text:p/>
          </table:table-cell>
          <table:table-cell table:style-name="ce17" table:formula="of:=IF(AND([.$G17]&lt;=[.R$1];[.R$1]&lt;=[.$H17]);1;&quot;&quot;)" office:value-type="float" office:value="1" calcext:value-type="float">
            <text:p>1</text:p>
          </table:table-cell>
          <table:table-cell table:style-name="ce17" table:formula="of:=IF(AND([.$G17]&lt;=[.S$1];[.S$1]&lt;=[.$H17]);1;&quot;&quot;)" office:value-type="float" office:value="1" calcext:value-type="float">
            <text:p>1</text:p>
          </table:table-cell>
          <table:table-cell table:style-name="ce17" table:formula="of:=IF(AND([.$G17]&lt;=[.T$1];[.T$1]&lt;=[.$H17]);1;&quot;&quot;)" office:value-type="float" office:value="1" calcext:value-type="float">
            <text:p>1</text:p>
          </table:table-cell>
          <table:table-cell table:style-name="ce17" table:formula="of:=IF(AND([.$G17]&lt;=[.U$1];[.U$1]&lt;=[.$H17]);1;&quot;&quot;)" office:value-type="float" office:value="1" calcext:value-type="float">
            <text:p>1</text:p>
          </table:table-cell>
          <table:table-cell table:style-name="ce17" table:formula="of:=IF(AND([.$G17]&lt;=[.V$1];[.V$1]&lt;=[.$H17]);1;&quot;&quot;)" office:value-type="float" office:value="1" calcext:value-type="float">
            <text:p>1</text:p>
          </table:table-cell>
          <table:table-cell table:style-name="ce17" table:formula="of:=IF(AND([.$G17]&lt;=[.W$1];[.W$1]&lt;=[.$H17]);1;&quot;&quot;)" office:value-type="float" office:value="1" calcext:value-type="float">
            <text:p>1</text:p>
          </table:table-cell>
          <table:table-cell table:style-name="ce17" table:formula="of:=IF(AND([.$G17]&lt;=[.X$1];[.X$1]&lt;=[.$H17]);1;&quot;&quot;)">
            <text:p/>
          </table:table-cell>
          <table:table-cell table:style-name="ce17" table:formula="of:=IF(AND([.$G17]&lt;=[.Y$1];[.Y$1]&lt;=[.$H17]);1;&quot;&quot;)">
            <text:p/>
          </table:table-cell>
          <table:table-cell table:style-name="ce20" table:formula="of:=IF(AND([.$G17]&lt;=[.Z$1];[.Z$1]&lt;=[.$H17]);1;&quot;&quot;)">
            <text:p/>
          </table:table-cell>
          <table:table-cell table:style-name="ce23" table:formula="of:=IF(AND([.$G17]&lt;=[.AA$1];[.AA$1]&lt;=[.$H17]);1;&quot;&quot;)">
            <text:p/>
          </table:table-cell>
          <table:table-cell table:style-name="ce23" table:formula="of:=IF(AND([.$G17]&lt;=[.AB$1];[.AB$1]&lt;=[.$H17]);1;&quot;&quot;)">
            <text:p/>
          </table:table-cell>
          <table:table-cell table:style-name="ce23" table:formula="of:=IF(AND([.$G17]&lt;=[.AC$1];[.AC$1]&lt;=[.$H17]);1;&quot;&quot;)">
            <text:p/>
          </table:table-cell>
          <table:table-cell table:style-name="ce23" table:formula="of:=IF(AND([.$G17]&lt;=[.AD$1];[.AD$1]&lt;=[.$H17]);1;&quot;&quot;)">
            <text:p/>
          </table:table-cell>
          <table:table-cell table:style-name="ce23" table:formula="of:=IF(AND([.$G17]&lt;=[.AE$1];[.AE$1]&lt;=[.$H17]);1;&quot;&quot;)">
            <text:p/>
          </table:table-cell>
          <table:table-cell table:style-name="ce23" table:formula="of:=IF(AND([.$G17]&lt;=[.AF$1];[.AF$1]&lt;=[.$H17]);1;&quot;&quot;)">
            <text:p/>
          </table:table-cell>
          <table:table-cell table:style-name="ce23" table:formula="of:=IF(AND([.$G17]&lt;=[.AG$1];[.AG$1]&lt;=[.$H17]);1;&quot;&quot;)">
            <text:p/>
          </table:table-cell>
          <table:table-cell table:style-name="ce23" table:formula="of:=IF(AND([.$G17]&lt;=[.AH$1];[.AH$1]&lt;=[.$H17]);1;&quot;&quot;)">
            <text:p/>
          </table:table-cell>
          <table:table-cell table:style-name="ce23" table:formula="of:=IF(AND([.$G17]&lt;=[.AI$1];[.AI$1]&lt;=[.$H17]);1;&quot;&quot;)">
            <text:p/>
          </table:table-cell>
          <table:table-cell table:style-name="ce23" table:formula="of:=IF(AND([.$G17]&lt;=[.AJ$1];[.AJ$1]&lt;=[.$H17]);1;&quot;&quot;)">
            <text:p/>
          </table:table-cell>
          <table:table-cell table:style-name="ce23" table:formula="of:=IF(AND([.$G17]&lt;=[.AK$1];[.AK$1]&lt;=[.$H17]);1;&quot;&quot;)">
            <text:p/>
          </table:table-cell>
          <table:table-cell table:style-name="ce23" table:formula="of:=IF(AND([.$G17]&lt;=[.AL$1];[.AL$1]&lt;=[.$H17]);1;&quot;&quot;)">
            <text:p/>
          </table:table-cell>
          <table:table-cell table:style-name="ce23" table:formula="of:=IF(AND([.$G17]&lt;=[.AM$1];[.AM$1]&lt;=[.$H17]);1;&quot;&quot;)">
            <text:p/>
          </table:table-cell>
          <table:table-cell table:style-name="ce23" table:formula="of:=IF(AND([.$G17]&lt;=[.AN$1];[.AN$1]&lt;=[.$H17]);1;&quot;&quot;)">
            <text:p/>
          </table:table-cell>
          <table:table-cell table:style-name="ce23" table:formula="of:=IF(AND([.$G17]&lt;=[.AO$1];[.AO$1]&lt;=[.$H17]);1;&quot;&quot;)">
            <text:p/>
          </table:table-cell>
          <table:table-cell table:style-name="ce23" table:formula="of:=IF(AND([.$G17]&lt;=[.AP$1];[.AP$1]&lt;=[.$H17]);1;&quot;&quot;)">
            <text:p/>
          </table:table-cell>
          <table:table-cell table:style-name="ce23" table:formula="of:=IF(AND([.$G17]&lt;=[.AQ$1];[.AQ$1]&lt;=[.$H17]);1;&quot;&quot;)">
            <text:p/>
          </table:table-cell>
          <table:table-cell table:style-name="ce23" table:formula="of:=IF(AND([.$G17]&lt;=[.AR$1];[.AR$1]&lt;=[.$H17]);1;&quot;&quot;)">
            <text:p/>
          </table:table-cell>
          <table:table-cell table:style-name="ce23" table:formula="of:=IF(AND([.$G17]&lt;=[.AS$1];[.AS$1]&lt;=[.$H17]);1;&quot;&quot;)">
            <text:p/>
          </table:table-cell>
          <table:table-cell table:style-name="ce23" table:formula="of:=IF(AND([.$G17]&lt;=[.AT$1];[.AT$1]&lt;=[.$H17]);1;&quot;&quot;)">
            <text:p/>
          </table:table-cell>
          <table:table-cell table:style-name="ce23" table:formula="of:=IF(AND([.$G17]&lt;=[.AU$1];[.AU$1]&lt;=[.$H17]);1;&quot;&quot;)">
            <text:p/>
          </table:table-cell>
          <table:table-cell table:style-name="ce23" table:formula="of:=IF(AND([.$G17]&lt;=[.AV$1];[.AV$1]&lt;=[.$H17]);1;&quot;&quot;)">
            <text:p/>
          </table:table-cell>
          <table:table-cell table:style-name="ce23" table:formula="of:=IF(AND([.$G17]&lt;=[.AW$1];[.AW$1]&lt;=[.$H17]);1;&quot;&quot;)">
            <text:p/>
          </table:table-cell>
          <table:table-cell table:style-name="ce23" table:formula="of:=IF(AND([.$G17]&lt;=[.AX$1];[.AX$1]&lt;=[.$H17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6" calcext:value-type="float">
            <text:p>116</text:p>
          </table:table-cell>
          <table:table-cell table:style-name="ce8" office:value-type="float" office:value="119" calcext:value-type="float">
            <text:p>119</text:p>
          </table:table-cell>
          <table:table-cell table:style-name="ce9" table:formula="of:=IFERROR(VLOOKUP([.C18];[.$A$1:.$H$26];8;0);0)" office:value-type="float" office:value="14" calcext:value-type="float">
            <text:p>14</text:p>
          </table:table-cell>
          <table:table-cell table:style-name="ce9" table:formula="of:=IFERROR(VLOOKUP([.D18];[.$A$1:.$H$26];8;0);0)" office:value-type="float" office:value="20" calcext:value-type="float">
            <text:p>20</text:p>
          </table:table-cell>
          <table:table-cell table:style-name="ce10" table:formula="of:=[.H18]-[.B18]+1" office:value-type="float" office:value="21" calcext:value-type="float">
            <text:p>21</text:p>
          </table:table-cell>
          <table:table-cell table:style-name="ce11" table:formula="of:=[.B18]+MAX([.E18:.F18])" office:value-type="float" office:value="26" calcext:value-type="float">
            <text:p>26</text:p>
          </table:table-cell>
          <table:table-cell/>
          <table:table-cell table:style-name="ce14" table:formula="of:=IF(AND([.$G18]&lt;=[.J$1];[.J$1]&lt;=[.$H18]);1;&quot;&quot;)">
            <text:p/>
          </table:table-cell>
          <table:table-cell table:style-name="ce17" table:formula="of:=IF(AND([.$G18]&lt;=[.K$1];[.K$1]&lt;=[.$H18]);1;&quot;&quot;)">
            <text:p/>
          </table:table-cell>
          <table:table-cell table:style-name="ce17" table:formula="of:=IF(AND([.$G18]&lt;=[.L$1];[.L$1]&lt;=[.$H18]);1;&quot;&quot;)">
            <text:p/>
          </table:table-cell>
          <table:table-cell table:style-name="ce17" table:formula="of:=IF(AND([.$G18]&lt;=[.M$1];[.M$1]&lt;=[.$H18]);1;&quot;&quot;)">
            <text:p/>
          </table:table-cell>
          <table:table-cell table:style-name="ce17" table:formula="of:=IF(AND([.$G18]&lt;=[.N$1];[.N$1]&lt;=[.$H18]);1;&quot;&quot;)">
            <text:p/>
          </table:table-cell>
          <table:table-cell table:style-name="ce17" table:formula="of:=IF(AND([.$G18]&lt;=[.O$1];[.O$1]&lt;=[.$H18]);1;&quot;&quot;)">
            <text:p/>
          </table:table-cell>
          <table:table-cell table:style-name="ce17" table:formula="of:=IF(AND([.$G18]&lt;=[.P$1];[.P$1]&lt;=[.$H18]);1;&quot;&quot;)">
            <text:p/>
          </table:table-cell>
          <table:table-cell table:style-name="ce17" table:formula="of:=IF(AND([.$G18]&lt;=[.Q$1];[.Q$1]&lt;=[.$H18]);1;&quot;&quot;)">
            <text:p/>
          </table:table-cell>
          <table:table-cell table:style-name="ce17" table:formula="of:=IF(AND([.$G18]&lt;=[.R$1];[.R$1]&lt;=[.$H18]);1;&quot;&quot;)">
            <text:p/>
          </table:table-cell>
          <table:table-cell table:style-name="ce17" table:formula="of:=IF(AND([.$G18]&lt;=[.S$1];[.S$1]&lt;=[.$H18]);1;&quot;&quot;)">
            <text:p/>
          </table:table-cell>
          <table:table-cell table:style-name="ce17" table:formula="of:=IF(AND([.$G18]&lt;=[.T$1];[.T$1]&lt;=[.$H18]);1;&quot;&quot;)">
            <text:p/>
          </table:table-cell>
          <table:table-cell table:style-name="ce17" table:formula="of:=IF(AND([.$G18]&lt;=[.U$1];[.U$1]&lt;=[.$H18]);1;&quot;&quot;)">
            <text:p/>
          </table:table-cell>
          <table:table-cell table:style-name="ce17" table:formula="of:=IF(AND([.$G18]&lt;=[.V$1];[.V$1]&lt;=[.$H18]);1;&quot;&quot;)">
            <text:p/>
          </table:table-cell>
          <table:table-cell table:style-name="ce17" table:formula="of:=IF(AND([.$G18]&lt;=[.W$1];[.W$1]&lt;=[.$H18]);1;&quot;&quot;)">
            <text:p/>
          </table:table-cell>
          <table:table-cell table:style-name="ce17" table:formula="of:=IF(AND([.$G18]&lt;=[.X$1];[.X$1]&lt;=[.$H18]);1;&quot;&quot;)">
            <text:p/>
          </table:table-cell>
          <table:table-cell table:style-name="ce17" table:formula="of:=IF(AND([.$G18]&lt;=[.Y$1];[.Y$1]&lt;=[.$H18]);1;&quot;&quot;)">
            <text:p/>
          </table:table-cell>
          <table:table-cell table:style-name="ce20" table:formula="of:=IF(AND([.$G18]&lt;=[.Z$1];[.Z$1]&lt;=[.$H18]);1;&quot;&quot;)">
            <text:p/>
          </table:table-cell>
          <table:table-cell table:style-name="ce23" table:formula="of:=IF(AND([.$G18]&lt;=[.AA$1];[.AA$1]&lt;=[.$H18]);1;&quot;&quot;)">
            <text:p/>
          </table:table-cell>
          <table:table-cell table:style-name="ce23" table:formula="of:=IF(AND([.$G18]&lt;=[.AB$1];[.AB$1]&lt;=[.$H18]);1;&quot;&quot;)">
            <text:p/>
          </table:table-cell>
          <table:table-cell table:style-name="ce23" table:formula="of:=IF(AND([.$G18]&lt;=[.AC$1];[.AC$1]&lt;=[.$H18]);1;&quot;&quot;)">
            <text:p/>
          </table:table-cell>
          <table:table-cell table:style-name="ce23" table:formula="of:=IF(AND([.$G18]&lt;=[.AD$1];[.AD$1]&lt;=[.$H18]);1;&quot;&quot;)" office:value-type="float" office:value="1" calcext:value-type="float">
            <text:p>1</text:p>
          </table:table-cell>
          <table:table-cell table:style-name="ce23" table:formula="of:=IF(AND([.$G18]&lt;=[.AE$1];[.AE$1]&lt;=[.$H18]);1;&quot;&quot;)" office:value-type="float" office:value="1" calcext:value-type="float">
            <text:p>1</text:p>
          </table:table-cell>
          <table:table-cell table:style-name="ce23" table:formula="of:=IF(AND([.$G18]&lt;=[.AF$1];[.AF$1]&lt;=[.$H18]);1;&quot;&quot;)" office:value-type="float" office:value="1" calcext:value-type="float">
            <text:p>1</text:p>
          </table:table-cell>
          <table:table-cell table:style-name="ce23" table:formula="of:=IF(AND([.$G18]&lt;=[.AG$1];[.AG$1]&lt;=[.$H18]);1;&quot;&quot;)" office:value-type="float" office:value="1" calcext:value-type="float">
            <text:p>1</text:p>
          </table:table-cell>
          <table:table-cell table:style-name="ce23" table:formula="of:=IF(AND([.$G18]&lt;=[.AH$1];[.AH$1]&lt;=[.$H18]);1;&quot;&quot;)" office:value-type="float" office:value="1" calcext:value-type="float">
            <text:p>1</text:p>
          </table:table-cell>
          <table:table-cell table:style-name="ce23" table:formula="of:=IF(AND([.$G18]&lt;=[.AI$1];[.AI$1]&lt;=[.$H18]);1;&quot;&quot;)" office:value-type="float" office:value="1" calcext:value-type="float">
            <text:p>1</text:p>
          </table:table-cell>
          <table:table-cell table:style-name="ce23" table:formula="of:=IF(AND([.$G18]&lt;=[.AJ$1];[.AJ$1]&lt;=[.$H18]);1;&quot;&quot;)">
            <text:p/>
          </table:table-cell>
          <table:table-cell table:style-name="ce23" table:formula="of:=IF(AND([.$G18]&lt;=[.AK$1];[.AK$1]&lt;=[.$H18]);1;&quot;&quot;)">
            <text:p/>
          </table:table-cell>
          <table:table-cell table:style-name="ce23" table:formula="of:=IF(AND([.$G18]&lt;=[.AL$1];[.AL$1]&lt;=[.$H18]);1;&quot;&quot;)">
            <text:p/>
          </table:table-cell>
          <table:table-cell table:style-name="ce23" table:formula="of:=IF(AND([.$G18]&lt;=[.AM$1];[.AM$1]&lt;=[.$H18]);1;&quot;&quot;)">
            <text:p/>
          </table:table-cell>
          <table:table-cell table:style-name="ce23" table:formula="of:=IF(AND([.$G18]&lt;=[.AN$1];[.AN$1]&lt;=[.$H18]);1;&quot;&quot;)">
            <text:p/>
          </table:table-cell>
          <table:table-cell table:style-name="ce23" table:formula="of:=IF(AND([.$G18]&lt;=[.AO$1];[.AO$1]&lt;=[.$H18]);1;&quot;&quot;)">
            <text:p/>
          </table:table-cell>
          <table:table-cell table:style-name="ce23" table:formula="of:=IF(AND([.$G18]&lt;=[.AP$1];[.AP$1]&lt;=[.$H18]);1;&quot;&quot;)">
            <text:p/>
          </table:table-cell>
          <table:table-cell table:style-name="ce23" table:formula="of:=IF(AND([.$G18]&lt;=[.AQ$1];[.AQ$1]&lt;=[.$H18]);1;&quot;&quot;)">
            <text:p/>
          </table:table-cell>
          <table:table-cell table:style-name="ce23" table:formula="of:=IF(AND([.$G18]&lt;=[.AR$1];[.AR$1]&lt;=[.$H18]);1;&quot;&quot;)">
            <text:p/>
          </table:table-cell>
          <table:table-cell table:style-name="ce23" table:formula="of:=IF(AND([.$G18]&lt;=[.AS$1];[.AS$1]&lt;=[.$H18]);1;&quot;&quot;)">
            <text:p/>
          </table:table-cell>
          <table:table-cell table:style-name="ce23" table:formula="of:=IF(AND([.$G18]&lt;=[.AT$1];[.AT$1]&lt;=[.$H18]);1;&quot;&quot;)">
            <text:p/>
          </table:table-cell>
          <table:table-cell table:style-name="ce23" table:formula="of:=IF(AND([.$G18]&lt;=[.AU$1];[.AU$1]&lt;=[.$H18]);1;&quot;&quot;)">
            <text:p/>
          </table:table-cell>
          <table:table-cell table:style-name="ce23" table:formula="of:=IF(AND([.$G18]&lt;=[.AV$1];[.AV$1]&lt;=[.$H18]);1;&quot;&quot;)">
            <text:p/>
          </table:table-cell>
          <table:table-cell table:style-name="ce23" table:formula="of:=IF(AND([.$G18]&lt;=[.AW$1];[.AW$1]&lt;=[.$H18]);1;&quot;&quot;)">
            <text:p/>
          </table:table-cell>
          <table:table-cell table:style-name="ce23" table:formula="of:=IF(AND([.$G18]&lt;=[.AX$1];[.AX$1]&lt;=[.$H18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16" calcext:value-type="float">
            <text:p>116</text:p>
          </table:table-cell>
          <table:table-cell table:style-name="ce8"/>
          <table:table-cell table:style-name="ce9" table:formula="of:=IFERROR(VLOOKUP([.C19];[.$A$1:.$H$26];8;0);0)" office:value-type="float" office:value="14" calcext:value-type="float">
            <text:p>14</text:p>
          </table:table-cell>
          <table:table-cell table:style-name="ce9" table:formula="of:=IFERROR(VLOOKUP([.D19];[.$A$1:.$H$26];8;0);0)" office:value-type="float" office:value="0" calcext:value-type="float">
            <text:p>0</text:p>
          </table:table-cell>
          <table:table-cell table:style-name="ce10" table:formula="of:=[.H19]-[.B19]+1" office:value-type="float" office:value="15" calcext:value-type="float">
            <text:p>15</text:p>
          </table:table-cell>
          <table:table-cell table:style-name="ce11" table:formula="of:=[.B19]+MAX([.E19:.F19])" office:value-type="float" office:value="19" calcext:value-type="float">
            <text:p>19</text:p>
          </table:table-cell>
          <table:table-cell/>
          <table:table-cell table:style-name="ce14" table:formula="of:=IF(AND([.$G19]&lt;=[.J$1];[.J$1]&lt;=[.$H19]);1;&quot;&quot;)">
            <text:p/>
          </table:table-cell>
          <table:table-cell table:style-name="ce17" table:formula="of:=IF(AND([.$G19]&lt;=[.K$1];[.K$1]&lt;=[.$H19]);1;&quot;&quot;)">
            <text:p/>
          </table:table-cell>
          <table:table-cell table:style-name="ce17" table:formula="of:=IF(AND([.$G19]&lt;=[.L$1];[.L$1]&lt;=[.$H19]);1;&quot;&quot;)">
            <text:p/>
          </table:table-cell>
          <table:table-cell table:style-name="ce17" table:formula="of:=IF(AND([.$G19]&lt;=[.M$1];[.M$1]&lt;=[.$H19]);1;&quot;&quot;)">
            <text:p/>
          </table:table-cell>
          <table:table-cell table:style-name="ce17" table:formula="of:=IF(AND([.$G19]&lt;=[.N$1];[.N$1]&lt;=[.$H19]);1;&quot;&quot;)">
            <text:p/>
          </table:table-cell>
          <table:table-cell table:style-name="ce17" table:formula="of:=IF(AND([.$G19]&lt;=[.O$1];[.O$1]&lt;=[.$H19]);1;&quot;&quot;)">
            <text:p/>
          </table:table-cell>
          <table:table-cell table:style-name="ce17" table:formula="of:=IF(AND([.$G19]&lt;=[.P$1];[.P$1]&lt;=[.$H19]);1;&quot;&quot;)">
            <text:p/>
          </table:table-cell>
          <table:table-cell table:style-name="ce17" table:formula="of:=IF(AND([.$G19]&lt;=[.Q$1];[.Q$1]&lt;=[.$H19]);1;&quot;&quot;)">
            <text:p/>
          </table:table-cell>
          <table:table-cell table:style-name="ce17" table:formula="of:=IF(AND([.$G19]&lt;=[.R$1];[.R$1]&lt;=[.$H19]);1;&quot;&quot;)">
            <text:p/>
          </table:table-cell>
          <table:table-cell table:style-name="ce17" table:formula="of:=IF(AND([.$G19]&lt;=[.S$1];[.S$1]&lt;=[.$H19]);1;&quot;&quot;)">
            <text:p/>
          </table:table-cell>
          <table:table-cell table:style-name="ce17" table:formula="of:=IF(AND([.$G19]&lt;=[.T$1];[.T$1]&lt;=[.$H19]);1;&quot;&quot;)">
            <text:p/>
          </table:table-cell>
          <table:table-cell table:style-name="ce17" table:formula="of:=IF(AND([.$G19]&lt;=[.U$1];[.U$1]&lt;=[.$H19]);1;&quot;&quot;)">
            <text:p/>
          </table:table-cell>
          <table:table-cell table:style-name="ce17" table:formula="of:=IF(AND([.$G19]&lt;=[.V$1];[.V$1]&lt;=[.$H19]);1;&quot;&quot;)">
            <text:p/>
          </table:table-cell>
          <table:table-cell table:style-name="ce17" table:formula="of:=IF(AND([.$G19]&lt;=[.W$1];[.W$1]&lt;=[.$H19]);1;&quot;&quot;)">
            <text:p/>
          </table:table-cell>
          <table:table-cell table:style-name="ce17" table:formula="of:=IF(AND([.$G19]&lt;=[.X$1];[.X$1]&lt;=[.$H19]);1;&quot;&quot;)" office:value-type="float" office:value="1" calcext:value-type="float">
            <text:p>1</text:p>
          </table:table-cell>
          <table:table-cell table:style-name="ce17" table:formula="of:=IF(AND([.$G19]&lt;=[.Y$1];[.Y$1]&lt;=[.$H19]);1;&quot;&quot;)" office:value-type="float" office:value="1" calcext:value-type="float">
            <text:p>1</text:p>
          </table:table-cell>
          <table:table-cell table:style-name="ce20" table:formula="of:=IF(AND([.$G19]&lt;=[.Z$1];[.Z$1]&lt;=[.$H19]);1;&quot;&quot;)" office:value-type="float" office:value="1" calcext:value-type="float">
            <text:p>1</text:p>
          </table:table-cell>
          <table:table-cell table:style-name="ce23" table:formula="of:=IF(AND([.$G19]&lt;=[.AA$1];[.AA$1]&lt;=[.$H19]);1;&quot;&quot;)" office:value-type="float" office:value="1" calcext:value-type="float">
            <text:p>1</text:p>
          </table:table-cell>
          <table:table-cell table:style-name="ce23" table:formula="of:=IF(AND([.$G19]&lt;=[.AB$1];[.AB$1]&lt;=[.$H19]);1;&quot;&quot;)" office:value-type="float" office:value="1" calcext:value-type="float">
            <text:p>1</text:p>
          </table:table-cell>
          <table:table-cell table:style-name="ce23" table:formula="of:=IF(AND([.$G19]&lt;=[.AC$1];[.AC$1]&lt;=[.$H19]);1;&quot;&quot;)">
            <text:p/>
          </table:table-cell>
          <table:table-cell table:style-name="ce23" table:formula="of:=IF(AND([.$G19]&lt;=[.AD$1];[.AD$1]&lt;=[.$H19]);1;&quot;&quot;)">
            <text:p/>
          </table:table-cell>
          <table:table-cell table:style-name="ce23" table:formula="of:=IF(AND([.$G19]&lt;=[.AE$1];[.AE$1]&lt;=[.$H19]);1;&quot;&quot;)">
            <text:p/>
          </table:table-cell>
          <table:table-cell table:style-name="ce23" table:formula="of:=IF(AND([.$G19]&lt;=[.AF$1];[.AF$1]&lt;=[.$H19]);1;&quot;&quot;)">
            <text:p/>
          </table:table-cell>
          <table:table-cell table:style-name="ce23" table:formula="of:=IF(AND([.$G19]&lt;=[.AG$1];[.AG$1]&lt;=[.$H19]);1;&quot;&quot;)">
            <text:p/>
          </table:table-cell>
          <table:table-cell table:style-name="ce23" table:formula="of:=IF(AND([.$G19]&lt;=[.AH$1];[.AH$1]&lt;=[.$H19]);1;&quot;&quot;)">
            <text:p/>
          </table:table-cell>
          <table:table-cell table:style-name="ce23" table:formula="of:=IF(AND([.$G19]&lt;=[.AI$1];[.AI$1]&lt;=[.$H19]);1;&quot;&quot;)">
            <text:p/>
          </table:table-cell>
          <table:table-cell table:style-name="ce23" table:formula="of:=IF(AND([.$G19]&lt;=[.AJ$1];[.AJ$1]&lt;=[.$H19]);1;&quot;&quot;)">
            <text:p/>
          </table:table-cell>
          <table:table-cell table:style-name="ce23" table:formula="of:=IF(AND([.$G19]&lt;=[.AK$1];[.AK$1]&lt;=[.$H19]);1;&quot;&quot;)">
            <text:p/>
          </table:table-cell>
          <table:table-cell table:style-name="ce23" table:formula="of:=IF(AND([.$G19]&lt;=[.AL$1];[.AL$1]&lt;=[.$H19]);1;&quot;&quot;)">
            <text:p/>
          </table:table-cell>
          <table:table-cell table:style-name="ce23" table:formula="of:=IF(AND([.$G19]&lt;=[.AM$1];[.AM$1]&lt;=[.$H19]);1;&quot;&quot;)">
            <text:p/>
          </table:table-cell>
          <table:table-cell table:style-name="ce23" table:formula="of:=IF(AND([.$G19]&lt;=[.AN$1];[.AN$1]&lt;=[.$H19]);1;&quot;&quot;)">
            <text:p/>
          </table:table-cell>
          <table:table-cell table:style-name="ce23" table:formula="of:=IF(AND([.$G19]&lt;=[.AO$1];[.AO$1]&lt;=[.$H19]);1;&quot;&quot;)">
            <text:p/>
          </table:table-cell>
          <table:table-cell table:style-name="ce23" table:formula="of:=IF(AND([.$G19]&lt;=[.AP$1];[.AP$1]&lt;=[.$H19]);1;&quot;&quot;)">
            <text:p/>
          </table:table-cell>
          <table:table-cell table:style-name="ce23" table:formula="of:=IF(AND([.$G19]&lt;=[.AQ$1];[.AQ$1]&lt;=[.$H19]);1;&quot;&quot;)">
            <text:p/>
          </table:table-cell>
          <table:table-cell table:style-name="ce23" table:formula="of:=IF(AND([.$G19]&lt;=[.AR$1];[.AR$1]&lt;=[.$H19]);1;&quot;&quot;)">
            <text:p/>
          </table:table-cell>
          <table:table-cell table:style-name="ce23" table:formula="of:=IF(AND([.$G19]&lt;=[.AS$1];[.AS$1]&lt;=[.$H19]);1;&quot;&quot;)">
            <text:p/>
          </table:table-cell>
          <table:table-cell table:style-name="ce23" table:formula="of:=IF(AND([.$G19]&lt;=[.AT$1];[.AT$1]&lt;=[.$H19]);1;&quot;&quot;)">
            <text:p/>
          </table:table-cell>
          <table:table-cell table:style-name="ce23" table:formula="of:=IF(AND([.$G19]&lt;=[.AU$1];[.AU$1]&lt;=[.$H19]);1;&quot;&quot;)">
            <text:p/>
          </table:table-cell>
          <table:table-cell table:style-name="ce23" table:formula="of:=IF(AND([.$G19]&lt;=[.AV$1];[.AV$1]&lt;=[.$H19]);1;&quot;&quot;)">
            <text:p/>
          </table:table-cell>
          <table:table-cell table:style-name="ce23" table:formula="of:=IF(AND([.$G19]&lt;=[.AW$1];[.AW$1]&lt;=[.$H19]);1;&quot;&quot;)">
            <text:p/>
          </table:table-cell>
          <table:table-cell table:style-name="ce23" table:formula="of:=IF(AND([.$G19]&lt;=[.AX$1];[.AX$1]&lt;=[.$H19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4" calcext:value-type="float">
            <text:p>124</text:p>
          </table:table-cell>
          <table:table-cell table:style-name="ce8" office:value-type="float" office:value="103" calcext:value-type="float">
            <text:p>103</text:p>
          </table:table-cell>
          <table:table-cell table:style-name="ce9" table:formula="of:=IFERROR(VLOOKUP([.C20];[.$A$1:.$H$26];8;0);0)" office:value-type="float" office:value="6" calcext:value-type="float">
            <text:p>6</text:p>
          </table:table-cell>
          <table:table-cell table:style-name="ce9" table:formula="of:=IFERROR(VLOOKUP([.D20];[.$A$1:.$H$26];8;0);0)" office:value-type="float" office:value="14" calcext:value-type="float">
            <text:p>14</text:p>
          </table:table-cell>
          <table:table-cell table:style-name="ce10" table:formula="of:=[.H20]-[.B20]+1" office:value-type="float" office:value="15" calcext:value-type="float">
            <text:p>15</text:p>
          </table:table-cell>
          <table:table-cell table:style-name="ce11" table:formula="of:=[.B20]+MAX([.E20:.F20])" office:value-type="float" office:value="20" calcext:value-type="float">
            <text:p>20</text:p>
          </table:table-cell>
          <table:table-cell/>
          <table:table-cell table:style-name="ce14" table:formula="of:=IF(AND([.$G20]&lt;=[.J$1];[.J$1]&lt;=[.$H20]);1;&quot;&quot;)">
            <text:p/>
          </table:table-cell>
          <table:table-cell table:style-name="ce17" table:formula="of:=IF(AND([.$G20]&lt;=[.K$1];[.K$1]&lt;=[.$H20]);1;&quot;&quot;)">
            <text:p/>
          </table:table-cell>
          <table:table-cell table:style-name="ce17" table:formula="of:=IF(AND([.$G20]&lt;=[.L$1];[.L$1]&lt;=[.$H20]);1;&quot;&quot;)">
            <text:p/>
          </table:table-cell>
          <table:table-cell table:style-name="ce17" table:formula="of:=IF(AND([.$G20]&lt;=[.M$1];[.M$1]&lt;=[.$H20]);1;&quot;&quot;)">
            <text:p/>
          </table:table-cell>
          <table:table-cell table:style-name="ce17" table:formula="of:=IF(AND([.$G20]&lt;=[.N$1];[.N$1]&lt;=[.$H20]);1;&quot;&quot;)">
            <text:p/>
          </table:table-cell>
          <table:table-cell table:style-name="ce17" table:formula="of:=IF(AND([.$G20]&lt;=[.O$1];[.O$1]&lt;=[.$H20]);1;&quot;&quot;)">
            <text:p/>
          </table:table-cell>
          <table:table-cell table:style-name="ce17" table:formula="of:=IF(AND([.$G20]&lt;=[.P$1];[.P$1]&lt;=[.$H20]);1;&quot;&quot;)">
            <text:p/>
          </table:table-cell>
          <table:table-cell table:style-name="ce17" table:formula="of:=IF(AND([.$G20]&lt;=[.Q$1];[.Q$1]&lt;=[.$H20]);1;&quot;&quot;)">
            <text:p/>
          </table:table-cell>
          <table:table-cell table:style-name="ce17" table:formula="of:=IF(AND([.$G20]&lt;=[.R$1];[.R$1]&lt;=[.$H20]);1;&quot;&quot;)">
            <text:p/>
          </table:table-cell>
          <table:table-cell table:style-name="ce17" table:formula="of:=IF(AND([.$G20]&lt;=[.S$1];[.S$1]&lt;=[.$H20]);1;&quot;&quot;)">
            <text:p/>
          </table:table-cell>
          <table:table-cell table:style-name="ce17" table:formula="of:=IF(AND([.$G20]&lt;=[.T$1];[.T$1]&lt;=[.$H20]);1;&quot;&quot;)">
            <text:p/>
          </table:table-cell>
          <table:table-cell table:style-name="ce17" table:formula="of:=IF(AND([.$G20]&lt;=[.U$1];[.U$1]&lt;=[.$H20]);1;&quot;&quot;)">
            <text:p/>
          </table:table-cell>
          <table:table-cell table:style-name="ce17" table:formula="of:=IF(AND([.$G20]&lt;=[.V$1];[.V$1]&lt;=[.$H20]);1;&quot;&quot;)">
            <text:p/>
          </table:table-cell>
          <table:table-cell table:style-name="ce17" table:formula="of:=IF(AND([.$G20]&lt;=[.W$1];[.W$1]&lt;=[.$H20]);1;&quot;&quot;)">
            <text:p/>
          </table:table-cell>
          <table:table-cell table:style-name="ce17" table:formula="of:=IF(AND([.$G20]&lt;=[.X$1];[.X$1]&lt;=[.$H20]);1;&quot;&quot;)" office:value-type="float" office:value="1" calcext:value-type="float">
            <text:p>1</text:p>
          </table:table-cell>
          <table:table-cell table:style-name="ce17" table:formula="of:=IF(AND([.$G20]&lt;=[.Y$1];[.Y$1]&lt;=[.$H20]);1;&quot;&quot;)" office:value-type="float" office:value="1" calcext:value-type="float">
            <text:p>1</text:p>
          </table:table-cell>
          <table:table-cell table:style-name="ce20" table:formula="of:=IF(AND([.$G20]&lt;=[.Z$1];[.Z$1]&lt;=[.$H20]);1;&quot;&quot;)" office:value-type="float" office:value="1" calcext:value-type="float">
            <text:p>1</text:p>
          </table:table-cell>
          <table:table-cell table:style-name="ce23" table:formula="of:=IF(AND([.$G20]&lt;=[.AA$1];[.AA$1]&lt;=[.$H20]);1;&quot;&quot;)" office:value-type="float" office:value="1" calcext:value-type="float">
            <text:p>1</text:p>
          </table:table-cell>
          <table:table-cell table:style-name="ce23" table:formula="of:=IF(AND([.$G20]&lt;=[.AB$1];[.AB$1]&lt;=[.$H20]);1;&quot;&quot;)" office:value-type="float" office:value="1" calcext:value-type="float">
            <text:p>1</text:p>
          </table:table-cell>
          <table:table-cell table:style-name="ce23" table:formula="of:=IF(AND([.$G20]&lt;=[.AC$1];[.AC$1]&lt;=[.$H20]);1;&quot;&quot;)" office:value-type="float" office:value="1" calcext:value-type="float">
            <text:p>1</text:p>
          </table:table-cell>
          <table:table-cell table:style-name="ce23" table:formula="of:=IF(AND([.$G20]&lt;=[.AD$1];[.AD$1]&lt;=[.$H20]);1;&quot;&quot;)">
            <text:p/>
          </table:table-cell>
          <table:table-cell table:style-name="ce23" table:formula="of:=IF(AND([.$G20]&lt;=[.AE$1];[.AE$1]&lt;=[.$H20]);1;&quot;&quot;)">
            <text:p/>
          </table:table-cell>
          <table:table-cell table:style-name="ce23" table:formula="of:=IF(AND([.$G20]&lt;=[.AF$1];[.AF$1]&lt;=[.$H20]);1;&quot;&quot;)">
            <text:p/>
          </table:table-cell>
          <table:table-cell table:style-name="ce23" table:formula="of:=IF(AND([.$G20]&lt;=[.AG$1];[.AG$1]&lt;=[.$H20]);1;&quot;&quot;)">
            <text:p/>
          </table:table-cell>
          <table:table-cell table:style-name="ce23" table:formula="of:=IF(AND([.$G20]&lt;=[.AH$1];[.AH$1]&lt;=[.$H20]);1;&quot;&quot;)">
            <text:p/>
          </table:table-cell>
          <table:table-cell table:style-name="ce23" table:formula="of:=IF(AND([.$G20]&lt;=[.AI$1];[.AI$1]&lt;=[.$H20]);1;&quot;&quot;)">
            <text:p/>
          </table:table-cell>
          <table:table-cell table:style-name="ce23" table:formula="of:=IF(AND([.$G20]&lt;=[.AJ$1];[.AJ$1]&lt;=[.$H20]);1;&quot;&quot;)">
            <text:p/>
          </table:table-cell>
          <table:table-cell table:style-name="ce23" table:formula="of:=IF(AND([.$G20]&lt;=[.AK$1];[.AK$1]&lt;=[.$H20]);1;&quot;&quot;)">
            <text:p/>
          </table:table-cell>
          <table:table-cell table:style-name="ce23" table:formula="of:=IF(AND([.$G20]&lt;=[.AL$1];[.AL$1]&lt;=[.$H20]);1;&quot;&quot;)">
            <text:p/>
          </table:table-cell>
          <table:table-cell table:style-name="ce23" table:formula="of:=IF(AND([.$G20]&lt;=[.AM$1];[.AM$1]&lt;=[.$H20]);1;&quot;&quot;)">
            <text:p/>
          </table:table-cell>
          <table:table-cell table:style-name="ce23" table:formula="of:=IF(AND([.$G20]&lt;=[.AN$1];[.AN$1]&lt;=[.$H20]);1;&quot;&quot;)">
            <text:p/>
          </table:table-cell>
          <table:table-cell table:style-name="ce23" table:formula="of:=IF(AND([.$G20]&lt;=[.AO$1];[.AO$1]&lt;=[.$H20]);1;&quot;&quot;)">
            <text:p/>
          </table:table-cell>
          <table:table-cell table:style-name="ce23" table:formula="of:=IF(AND([.$G20]&lt;=[.AP$1];[.AP$1]&lt;=[.$H20]);1;&quot;&quot;)">
            <text:p/>
          </table:table-cell>
          <table:table-cell table:style-name="ce23" table:formula="of:=IF(AND([.$G20]&lt;=[.AQ$1];[.AQ$1]&lt;=[.$H20]);1;&quot;&quot;)">
            <text:p/>
          </table:table-cell>
          <table:table-cell table:style-name="ce23" table:formula="of:=IF(AND([.$G20]&lt;=[.AR$1];[.AR$1]&lt;=[.$H20]);1;&quot;&quot;)">
            <text:p/>
          </table:table-cell>
          <table:table-cell table:style-name="ce23" table:formula="of:=IF(AND([.$G20]&lt;=[.AS$1];[.AS$1]&lt;=[.$H20]);1;&quot;&quot;)">
            <text:p/>
          </table:table-cell>
          <table:table-cell table:style-name="ce23" table:formula="of:=IF(AND([.$G20]&lt;=[.AT$1];[.AT$1]&lt;=[.$H20]);1;&quot;&quot;)">
            <text:p/>
          </table:table-cell>
          <table:table-cell table:style-name="ce23" table:formula="of:=IF(AND([.$G20]&lt;=[.AU$1];[.AU$1]&lt;=[.$H20]);1;&quot;&quot;)">
            <text:p/>
          </table:table-cell>
          <table:table-cell table:style-name="ce23" table:formula="of:=IF(AND([.$G20]&lt;=[.AV$1];[.AV$1]&lt;=[.$H20]);1;&quot;&quot;)">
            <text:p/>
          </table:table-cell>
          <table:table-cell table:style-name="ce23" table:formula="of:=IF(AND([.$G20]&lt;=[.AW$1];[.AW$1]&lt;=[.$H20]);1;&quot;&quot;)">
            <text:p/>
          </table:table-cell>
          <table:table-cell table:style-name="ce23" table:formula="of:=IF(AND([.$G20]&lt;=[.AX$1];[.AX$1]&lt;=[.$H20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5" calcext:value-type="float">
            <text:p>105</text:p>
          </table:table-cell>
          <table:table-cell table:style-name="ce8" office:value-type="float" office:value="119" calcext:value-type="float">
            <text:p>119</text:p>
          </table:table-cell>
          <table:table-cell table:style-name="ce9" table:formula="of:=IFERROR(VLOOKUP([.C21];[.$A$1:.$H$26];8;0);0)" office:value-type="float" office:value="18" calcext:value-type="float">
            <text:p>18</text:p>
          </table:table-cell>
          <table:table-cell table:style-name="ce9" table:formula="of:=IFERROR(VLOOKUP([.D21];[.$A$1:.$H$26];8;0);0)" office:value-type="float" office:value="20" calcext:value-type="float">
            <text:p>20</text:p>
          </table:table-cell>
          <table:table-cell table:style-name="ce10" table:formula="of:=[.H21]-[.B21]+1" office:value-type="float" office:value="21" calcext:value-type="float">
            <text:p>21</text:p>
          </table:table-cell>
          <table:table-cell table:style-name="ce11" table:formula="of:=[.B21]+MAX([.E21:.F21])" office:value-type="float" office:value="22" calcext:value-type="float">
            <text:p>22</text:p>
          </table:table-cell>
          <table:table-cell/>
          <table:table-cell table:style-name="ce14" table:formula="of:=IF(AND([.$G21]&lt;=[.J$1];[.J$1]&lt;=[.$H21]);1;&quot;&quot;)">
            <text:p/>
          </table:table-cell>
          <table:table-cell table:style-name="ce17" table:formula="of:=IF(AND([.$G21]&lt;=[.K$1];[.K$1]&lt;=[.$H21]);1;&quot;&quot;)">
            <text:p/>
          </table:table-cell>
          <table:table-cell table:style-name="ce17" table:formula="of:=IF(AND([.$G21]&lt;=[.L$1];[.L$1]&lt;=[.$H21]);1;&quot;&quot;)">
            <text:p/>
          </table:table-cell>
          <table:table-cell table:style-name="ce17" table:formula="of:=IF(AND([.$G21]&lt;=[.M$1];[.M$1]&lt;=[.$H21]);1;&quot;&quot;)">
            <text:p/>
          </table:table-cell>
          <table:table-cell table:style-name="ce17" table:formula="of:=IF(AND([.$G21]&lt;=[.N$1];[.N$1]&lt;=[.$H21]);1;&quot;&quot;)">
            <text:p/>
          </table:table-cell>
          <table:table-cell table:style-name="ce17" table:formula="of:=IF(AND([.$G21]&lt;=[.O$1];[.O$1]&lt;=[.$H21]);1;&quot;&quot;)">
            <text:p/>
          </table:table-cell>
          <table:table-cell table:style-name="ce17" table:formula="of:=IF(AND([.$G21]&lt;=[.P$1];[.P$1]&lt;=[.$H21]);1;&quot;&quot;)">
            <text:p/>
          </table:table-cell>
          <table:table-cell table:style-name="ce17" table:formula="of:=IF(AND([.$G21]&lt;=[.Q$1];[.Q$1]&lt;=[.$H21]);1;&quot;&quot;)">
            <text:p/>
          </table:table-cell>
          <table:table-cell table:style-name="ce17" table:formula="of:=IF(AND([.$G21]&lt;=[.R$1];[.R$1]&lt;=[.$H21]);1;&quot;&quot;)">
            <text:p/>
          </table:table-cell>
          <table:table-cell table:style-name="ce17" table:formula="of:=IF(AND([.$G21]&lt;=[.S$1];[.S$1]&lt;=[.$H21]);1;&quot;&quot;)">
            <text:p/>
          </table:table-cell>
          <table:table-cell table:style-name="ce17" table:formula="of:=IF(AND([.$G21]&lt;=[.T$1];[.T$1]&lt;=[.$H21]);1;&quot;&quot;)">
            <text:p/>
          </table:table-cell>
          <table:table-cell table:style-name="ce17" table:formula="of:=IF(AND([.$G21]&lt;=[.U$1];[.U$1]&lt;=[.$H21]);1;&quot;&quot;)">
            <text:p/>
          </table:table-cell>
          <table:table-cell table:style-name="ce17" table:formula="of:=IF(AND([.$G21]&lt;=[.V$1];[.V$1]&lt;=[.$H21]);1;&quot;&quot;)">
            <text:p/>
          </table:table-cell>
          <table:table-cell table:style-name="ce17" table:formula="of:=IF(AND([.$G21]&lt;=[.W$1];[.W$1]&lt;=[.$H21]);1;&quot;&quot;)">
            <text:p/>
          </table:table-cell>
          <table:table-cell table:style-name="ce17" table:formula="of:=IF(AND([.$G21]&lt;=[.X$1];[.X$1]&lt;=[.$H21]);1;&quot;&quot;)">
            <text:p/>
          </table:table-cell>
          <table:table-cell table:style-name="ce17" table:formula="of:=IF(AND([.$G21]&lt;=[.Y$1];[.Y$1]&lt;=[.$H21]);1;&quot;&quot;)">
            <text:p/>
          </table:table-cell>
          <table:table-cell table:style-name="ce20" table:formula="of:=IF(AND([.$G21]&lt;=[.Z$1];[.Z$1]&lt;=[.$H21]);1;&quot;&quot;)">
            <text:p/>
          </table:table-cell>
          <table:table-cell table:style-name="ce23" table:formula="of:=IF(AND([.$G21]&lt;=[.AA$1];[.AA$1]&lt;=[.$H21]);1;&quot;&quot;)">
            <text:p/>
          </table:table-cell>
          <table:table-cell table:style-name="ce23" table:formula="of:=IF(AND([.$G21]&lt;=[.AB$1];[.AB$1]&lt;=[.$H21]);1;&quot;&quot;)">
            <text:p/>
          </table:table-cell>
          <table:table-cell table:style-name="ce23" table:formula="of:=IF(AND([.$G21]&lt;=[.AC$1];[.AC$1]&lt;=[.$H21]);1;&quot;&quot;)">
            <text:p/>
          </table:table-cell>
          <table:table-cell table:style-name="ce23" table:formula="of:=IF(AND([.$G21]&lt;=[.AD$1];[.AD$1]&lt;=[.$H21]);1;&quot;&quot;)" office:value-type="float" office:value="1" calcext:value-type="float">
            <text:p>1</text:p>
          </table:table-cell>
          <table:table-cell table:style-name="ce23" table:formula="of:=IF(AND([.$G21]&lt;=[.AE$1];[.AE$1]&lt;=[.$H21]);1;&quot;&quot;)" office:value-type="float" office:value="1" calcext:value-type="float">
            <text:p>1</text:p>
          </table:table-cell>
          <table:table-cell table:style-name="ce23" table:formula="of:=IF(AND([.$G21]&lt;=[.AF$1];[.AF$1]&lt;=[.$H21]);1;&quot;&quot;)">
            <text:p/>
          </table:table-cell>
          <table:table-cell table:style-name="ce23" table:formula="of:=IF(AND([.$G21]&lt;=[.AG$1];[.AG$1]&lt;=[.$H21]);1;&quot;&quot;)">
            <text:p/>
          </table:table-cell>
          <table:table-cell table:style-name="ce23" table:formula="of:=IF(AND([.$G21]&lt;=[.AH$1];[.AH$1]&lt;=[.$H21]);1;&quot;&quot;)">
            <text:p/>
          </table:table-cell>
          <table:table-cell table:style-name="ce23" table:formula="of:=IF(AND([.$G21]&lt;=[.AI$1];[.AI$1]&lt;=[.$H21]);1;&quot;&quot;)">
            <text:p/>
          </table:table-cell>
          <table:table-cell table:style-name="ce23" table:formula="of:=IF(AND([.$G21]&lt;=[.AJ$1];[.AJ$1]&lt;=[.$H21]);1;&quot;&quot;)">
            <text:p/>
          </table:table-cell>
          <table:table-cell table:style-name="ce23" table:formula="of:=IF(AND([.$G21]&lt;=[.AK$1];[.AK$1]&lt;=[.$H21]);1;&quot;&quot;)">
            <text:p/>
          </table:table-cell>
          <table:table-cell table:style-name="ce23" table:formula="of:=IF(AND([.$G21]&lt;=[.AL$1];[.AL$1]&lt;=[.$H21]);1;&quot;&quot;)">
            <text:p/>
          </table:table-cell>
          <table:table-cell table:style-name="ce23" table:formula="of:=IF(AND([.$G21]&lt;=[.AM$1];[.AM$1]&lt;=[.$H21]);1;&quot;&quot;)">
            <text:p/>
          </table:table-cell>
          <table:table-cell table:style-name="ce23" table:formula="of:=IF(AND([.$G21]&lt;=[.AN$1];[.AN$1]&lt;=[.$H21]);1;&quot;&quot;)">
            <text:p/>
          </table:table-cell>
          <table:table-cell table:style-name="ce23" table:formula="of:=IF(AND([.$G21]&lt;=[.AO$1];[.AO$1]&lt;=[.$H21]);1;&quot;&quot;)">
            <text:p/>
          </table:table-cell>
          <table:table-cell table:style-name="ce23" table:formula="of:=IF(AND([.$G21]&lt;=[.AP$1];[.AP$1]&lt;=[.$H21]);1;&quot;&quot;)">
            <text:p/>
          </table:table-cell>
          <table:table-cell table:style-name="ce23" table:formula="of:=IF(AND([.$G21]&lt;=[.AQ$1];[.AQ$1]&lt;=[.$H21]);1;&quot;&quot;)">
            <text:p/>
          </table:table-cell>
          <table:table-cell table:style-name="ce23" table:formula="of:=IF(AND([.$G21]&lt;=[.AR$1];[.AR$1]&lt;=[.$H21]);1;&quot;&quot;)">
            <text:p/>
          </table:table-cell>
          <table:table-cell table:style-name="ce23" table:formula="of:=IF(AND([.$G21]&lt;=[.AS$1];[.AS$1]&lt;=[.$H21]);1;&quot;&quot;)">
            <text:p/>
          </table:table-cell>
          <table:table-cell table:style-name="ce23" table:formula="of:=IF(AND([.$G21]&lt;=[.AT$1];[.AT$1]&lt;=[.$H21]);1;&quot;&quot;)">
            <text:p/>
          </table:table-cell>
          <table:table-cell table:style-name="ce23" table:formula="of:=IF(AND([.$G21]&lt;=[.AU$1];[.AU$1]&lt;=[.$H21]);1;&quot;&quot;)">
            <text:p/>
          </table:table-cell>
          <table:table-cell table:style-name="ce23" table:formula="of:=IF(AND([.$G21]&lt;=[.AV$1];[.AV$1]&lt;=[.$H21]);1;&quot;&quot;)">
            <text:p/>
          </table:table-cell>
          <table:table-cell table:style-name="ce23" table:formula="of:=IF(AND([.$G21]&lt;=[.AW$1];[.AW$1]&lt;=[.$H21]);1;&quot;&quot;)">
            <text:p/>
          </table:table-cell>
          <table:table-cell table:style-name="ce23" table:formula="of:=IF(AND([.$G21]&lt;=[.AX$1];[.AX$1]&lt;=[.$H21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06" calcext:value-type="float">
            <text:p>106</text:p>
          </table:table-cell>
          <table:table-cell table:style-name="ce8" office:value-type="float" office:value="116" calcext:value-type="float">
            <text:p>116</text:p>
          </table:table-cell>
          <table:table-cell table:style-name="ce9" table:formula="of:=IFERROR(VLOOKUP([.C22];[.$A$1:.$H$26];8;0);0)" office:value-type="float" office:value="2" calcext:value-type="float">
            <text:p>2</text:p>
          </table:table-cell>
          <table:table-cell table:style-name="ce9" table:formula="of:=IFERROR(VLOOKUP([.D22];[.$A$1:.$H$26];8;0);0)" office:value-type="float" office:value="14" calcext:value-type="float">
            <text:p>14</text:p>
          </table:table-cell>
          <table:table-cell table:style-name="ce10" table:formula="of:=[.H22]-[.B22]+1" office:value-type="float" office:value="15" calcext:value-type="float">
            <text:p>15</text:p>
          </table:table-cell>
          <table:table-cell table:style-name="ce11" table:formula="of:=[.B22]+MAX([.E22:.F22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22]&lt;=[.J$1];[.J$1]&lt;=[.$H22]);1;&quot;&quot;)">
            <text:p/>
          </table:table-cell>
          <table:table-cell table:style-name="ce17" table:formula="of:=IF(AND([.$G22]&lt;=[.K$1];[.K$1]&lt;=[.$H22]);1;&quot;&quot;)">
            <text:p/>
          </table:table-cell>
          <table:table-cell table:style-name="ce17" table:formula="of:=IF(AND([.$G22]&lt;=[.L$1];[.L$1]&lt;=[.$H22]);1;&quot;&quot;)">
            <text:p/>
          </table:table-cell>
          <table:table-cell table:style-name="ce17" table:formula="of:=IF(AND([.$G22]&lt;=[.M$1];[.M$1]&lt;=[.$H22]);1;&quot;&quot;)">
            <text:p/>
          </table:table-cell>
          <table:table-cell table:style-name="ce17" table:formula="of:=IF(AND([.$G22]&lt;=[.N$1];[.N$1]&lt;=[.$H22]);1;&quot;&quot;)">
            <text:p/>
          </table:table-cell>
          <table:table-cell table:style-name="ce17" table:formula="of:=IF(AND([.$G22]&lt;=[.O$1];[.O$1]&lt;=[.$H22]);1;&quot;&quot;)">
            <text:p/>
          </table:table-cell>
          <table:table-cell table:style-name="ce17" table:formula="of:=IF(AND([.$G22]&lt;=[.P$1];[.P$1]&lt;=[.$H22]);1;&quot;&quot;)">
            <text:p/>
          </table:table-cell>
          <table:table-cell table:style-name="ce17" table:formula="of:=IF(AND([.$G22]&lt;=[.Q$1];[.Q$1]&lt;=[.$H22]);1;&quot;&quot;)">
            <text:p/>
          </table:table-cell>
          <table:table-cell table:style-name="ce17" table:formula="of:=IF(AND([.$G22]&lt;=[.R$1];[.R$1]&lt;=[.$H22]);1;&quot;&quot;)">
            <text:p/>
          </table:table-cell>
          <table:table-cell table:style-name="ce17" table:formula="of:=IF(AND([.$G22]&lt;=[.S$1];[.S$1]&lt;=[.$H22]);1;&quot;&quot;)">
            <text:p/>
          </table:table-cell>
          <table:table-cell table:style-name="ce17" table:formula="of:=IF(AND([.$G22]&lt;=[.T$1];[.T$1]&lt;=[.$H22]);1;&quot;&quot;)">
            <text:p/>
          </table:table-cell>
          <table:table-cell table:style-name="ce17" table:formula="of:=IF(AND([.$G22]&lt;=[.U$1];[.U$1]&lt;=[.$H22]);1;&quot;&quot;)">
            <text:p/>
          </table:table-cell>
          <table:table-cell table:style-name="ce17" table:formula="of:=IF(AND([.$G22]&lt;=[.V$1];[.V$1]&lt;=[.$H22]);1;&quot;&quot;)">
            <text:p/>
          </table:table-cell>
          <table:table-cell table:style-name="ce17" table:formula="of:=IF(AND([.$G22]&lt;=[.W$1];[.W$1]&lt;=[.$H22]);1;&quot;&quot;)">
            <text:p/>
          </table:table-cell>
          <table:table-cell table:style-name="ce17" table:formula="of:=IF(AND([.$G22]&lt;=[.X$1];[.X$1]&lt;=[.$H22]);1;&quot;&quot;)" office:value-type="float" office:value="1" calcext:value-type="float">
            <text:p>1</text:p>
          </table:table-cell>
          <table:table-cell table:style-name="ce17" table:formula="of:=IF(AND([.$G22]&lt;=[.Y$1];[.Y$1]&lt;=[.$H22]);1;&quot;&quot;)" office:value-type="float" office:value="1" calcext:value-type="float">
            <text:p>1</text:p>
          </table:table-cell>
          <table:table-cell table:style-name="ce20" table:formula="of:=IF(AND([.$G22]&lt;=[.Z$1];[.Z$1]&lt;=[.$H22]);1;&quot;&quot;)" office:value-type="float" office:value="1" calcext:value-type="float">
            <text:p>1</text:p>
          </table:table-cell>
          <table:table-cell table:style-name="ce23" table:formula="of:=IF(AND([.$G22]&lt;=[.AA$1];[.AA$1]&lt;=[.$H22]);1;&quot;&quot;)">
            <text:p/>
          </table:table-cell>
          <table:table-cell table:style-name="ce23" table:formula="of:=IF(AND([.$G22]&lt;=[.AB$1];[.AB$1]&lt;=[.$H22]);1;&quot;&quot;)">
            <text:p/>
          </table:table-cell>
          <table:table-cell table:style-name="ce23" table:formula="of:=IF(AND([.$G22]&lt;=[.AC$1];[.AC$1]&lt;=[.$H22]);1;&quot;&quot;)">
            <text:p/>
          </table:table-cell>
          <table:table-cell table:style-name="ce23" table:formula="of:=IF(AND([.$G22]&lt;=[.AD$1];[.AD$1]&lt;=[.$H22]);1;&quot;&quot;)">
            <text:p/>
          </table:table-cell>
          <table:table-cell table:style-name="ce23" table:formula="of:=IF(AND([.$G22]&lt;=[.AE$1];[.AE$1]&lt;=[.$H22]);1;&quot;&quot;)">
            <text:p/>
          </table:table-cell>
          <table:table-cell table:style-name="ce23" table:formula="of:=IF(AND([.$G22]&lt;=[.AF$1];[.AF$1]&lt;=[.$H22]);1;&quot;&quot;)">
            <text:p/>
          </table:table-cell>
          <table:table-cell table:style-name="ce23" table:formula="of:=IF(AND([.$G22]&lt;=[.AG$1];[.AG$1]&lt;=[.$H22]);1;&quot;&quot;)">
            <text:p/>
          </table:table-cell>
          <table:table-cell table:style-name="ce23" table:formula="of:=IF(AND([.$G22]&lt;=[.AH$1];[.AH$1]&lt;=[.$H22]);1;&quot;&quot;)">
            <text:p/>
          </table:table-cell>
          <table:table-cell table:style-name="ce23" table:formula="of:=IF(AND([.$G22]&lt;=[.AI$1];[.AI$1]&lt;=[.$H22]);1;&quot;&quot;)">
            <text:p/>
          </table:table-cell>
          <table:table-cell table:style-name="ce23" table:formula="of:=IF(AND([.$G22]&lt;=[.AJ$1];[.AJ$1]&lt;=[.$H22]);1;&quot;&quot;)">
            <text:p/>
          </table:table-cell>
          <table:table-cell table:style-name="ce23" table:formula="of:=IF(AND([.$G22]&lt;=[.AK$1];[.AK$1]&lt;=[.$H22]);1;&quot;&quot;)">
            <text:p/>
          </table:table-cell>
          <table:table-cell table:style-name="ce23" table:formula="of:=IF(AND([.$G22]&lt;=[.AL$1];[.AL$1]&lt;=[.$H22]);1;&quot;&quot;)">
            <text:p/>
          </table:table-cell>
          <table:table-cell table:style-name="ce23" table:formula="of:=IF(AND([.$G22]&lt;=[.AM$1];[.AM$1]&lt;=[.$H22]);1;&quot;&quot;)">
            <text:p/>
          </table:table-cell>
          <table:table-cell table:style-name="ce23" table:formula="of:=IF(AND([.$G22]&lt;=[.AN$1];[.AN$1]&lt;=[.$H22]);1;&quot;&quot;)">
            <text:p/>
          </table:table-cell>
          <table:table-cell table:style-name="ce23" table:formula="of:=IF(AND([.$G22]&lt;=[.AO$1];[.AO$1]&lt;=[.$H22]);1;&quot;&quot;)">
            <text:p/>
          </table:table-cell>
          <table:table-cell table:style-name="ce23" table:formula="of:=IF(AND([.$G22]&lt;=[.AP$1];[.AP$1]&lt;=[.$H22]);1;&quot;&quot;)">
            <text:p/>
          </table:table-cell>
          <table:table-cell table:style-name="ce23" table:formula="of:=IF(AND([.$G22]&lt;=[.AQ$1];[.AQ$1]&lt;=[.$H22]);1;&quot;&quot;)">
            <text:p/>
          </table:table-cell>
          <table:table-cell table:style-name="ce23" table:formula="of:=IF(AND([.$G22]&lt;=[.AR$1];[.AR$1]&lt;=[.$H22]);1;&quot;&quot;)">
            <text:p/>
          </table:table-cell>
          <table:table-cell table:style-name="ce23" table:formula="of:=IF(AND([.$G22]&lt;=[.AS$1];[.AS$1]&lt;=[.$H22]);1;&quot;&quot;)">
            <text:p/>
          </table:table-cell>
          <table:table-cell table:style-name="ce23" table:formula="of:=IF(AND([.$G22]&lt;=[.AT$1];[.AT$1]&lt;=[.$H22]);1;&quot;&quot;)">
            <text:p/>
          </table:table-cell>
          <table:table-cell table:style-name="ce23" table:formula="of:=IF(AND([.$G22]&lt;=[.AU$1];[.AU$1]&lt;=[.$H22]);1;&quot;&quot;)">
            <text:p/>
          </table:table-cell>
          <table:table-cell table:style-name="ce23" table:formula="of:=IF(AND([.$G22]&lt;=[.AV$1];[.AV$1]&lt;=[.$H22]);1;&quot;&quot;)">
            <text:p/>
          </table:table-cell>
          <table:table-cell table:style-name="ce23" table:formula="of:=IF(AND([.$G22]&lt;=[.AW$1];[.AW$1]&lt;=[.$H22]);1;&quot;&quot;)">
            <text:p/>
          </table:table-cell>
          <table:table-cell table:style-name="ce23" table:formula="of:=IF(AND([.$G22]&lt;=[.AX$1];[.AX$1]&lt;=[.$H22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table:style-name="ce8"/>
          <table:table-cell table:style-name="ce9" table:formula="of:=IFERROR(VLOOKUP([.C23];[.$A$1:.$H$26];8;0);0)" office:value-type="float" office:value="8" calcext:value-type="float">
            <text:p>8</text:p>
          </table:table-cell>
          <table:table-cell table:style-name="ce9" table:formula="of:=IFERROR(VLOOKUP([.D23];[.$A$1:.$H$26];8;0);0)" office:value-type="float" office:value="0" calcext:value-type="float">
            <text:p>0</text:p>
          </table:table-cell>
          <table:table-cell table:style-name="ce10" table:formula="of:=[.H23]-[.B23]+1" office:value-type="float" office:value="9" calcext:value-type="float">
            <text:p>9</text:p>
          </table:table-cell>
          <table:table-cell table:style-name="ce11" table:formula="of:=[.B23]+MAX([.E23:.F23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23]&lt;=[.J$1];[.J$1]&lt;=[.$H23]);1;&quot;&quot;)">
            <text:p/>
          </table:table-cell>
          <table:table-cell table:style-name="ce17" table:formula="of:=IF(AND([.$G23]&lt;=[.K$1];[.K$1]&lt;=[.$H23]);1;&quot;&quot;)">
            <text:p/>
          </table:table-cell>
          <table:table-cell table:style-name="ce17" table:formula="of:=IF(AND([.$G23]&lt;=[.L$1];[.L$1]&lt;=[.$H23]);1;&quot;&quot;)">
            <text:p/>
          </table:table-cell>
          <table:table-cell table:style-name="ce17" table:formula="of:=IF(AND([.$G23]&lt;=[.M$1];[.M$1]&lt;=[.$H23]);1;&quot;&quot;)">
            <text:p/>
          </table:table-cell>
          <table:table-cell table:style-name="ce17" table:formula="of:=IF(AND([.$G23]&lt;=[.N$1];[.N$1]&lt;=[.$H23]);1;&quot;&quot;)">
            <text:p/>
          </table:table-cell>
          <table:table-cell table:style-name="ce17" table:formula="of:=IF(AND([.$G23]&lt;=[.O$1];[.O$1]&lt;=[.$H23]);1;&quot;&quot;)">
            <text:p/>
          </table:table-cell>
          <table:table-cell table:style-name="ce17" table:formula="of:=IF(AND([.$G23]&lt;=[.P$1];[.P$1]&lt;=[.$H23]);1;&quot;&quot;)">
            <text:p/>
          </table:table-cell>
          <table:table-cell table:style-name="ce17" table:formula="of:=IF(AND([.$G23]&lt;=[.Q$1];[.Q$1]&lt;=[.$H23]);1;&quot;&quot;)">
            <text:p/>
          </table:table-cell>
          <table:table-cell table:style-name="ce17" table:formula="of:=IF(AND([.$G23]&lt;=[.R$1];[.R$1]&lt;=[.$H23]);1;&quot;&quot;)" office:value-type="float" office:value="1" calcext:value-type="float">
            <text:p>1</text:p>
          </table:table-cell>
          <table:table-cell table:style-name="ce17" table:formula="of:=IF(AND([.$G23]&lt;=[.S$1];[.S$1]&lt;=[.$H23]);1;&quot;&quot;)" office:value-type="float" office:value="1" calcext:value-type="float">
            <text:p>1</text:p>
          </table:table-cell>
          <table:table-cell table:style-name="ce17" table:formula="of:=IF(AND([.$G23]&lt;=[.T$1];[.T$1]&lt;=[.$H23]);1;&quot;&quot;)" office:value-type="float" office:value="1" calcext:value-type="float">
            <text:p>1</text:p>
          </table:table-cell>
          <table:table-cell table:style-name="ce17" table:formula="of:=IF(AND([.$G23]&lt;=[.U$1];[.U$1]&lt;=[.$H23]);1;&quot;&quot;)" office:value-type="float" office:value="1" calcext:value-type="float">
            <text:p>1</text:p>
          </table:table-cell>
          <table:table-cell table:style-name="ce17" table:formula="of:=IF(AND([.$G23]&lt;=[.V$1];[.V$1]&lt;=[.$H23]);1;&quot;&quot;)" office:value-type="float" office:value="1" calcext:value-type="float">
            <text:p>1</text:p>
          </table:table-cell>
          <table:table-cell table:style-name="ce17" table:formula="of:=IF(AND([.$G23]&lt;=[.W$1];[.W$1]&lt;=[.$H23]);1;&quot;&quot;)" office:value-type="float" office:value="1" calcext:value-type="float">
            <text:p>1</text:p>
          </table:table-cell>
          <table:table-cell table:style-name="ce17" table:formula="of:=IF(AND([.$G23]&lt;=[.X$1];[.X$1]&lt;=[.$H23]);1;&quot;&quot;)">
            <text:p/>
          </table:table-cell>
          <table:table-cell table:style-name="ce17" table:formula="of:=IF(AND([.$G23]&lt;=[.Y$1];[.Y$1]&lt;=[.$H23]);1;&quot;&quot;)">
            <text:p/>
          </table:table-cell>
          <table:table-cell table:style-name="ce20" table:formula="of:=IF(AND([.$G23]&lt;=[.Z$1];[.Z$1]&lt;=[.$H23]);1;&quot;&quot;)">
            <text:p/>
          </table:table-cell>
          <table:table-cell table:style-name="ce23" table:formula="of:=IF(AND([.$G23]&lt;=[.AA$1];[.AA$1]&lt;=[.$H23]);1;&quot;&quot;)">
            <text:p/>
          </table:table-cell>
          <table:table-cell table:style-name="ce23" table:formula="of:=IF(AND([.$G23]&lt;=[.AB$1];[.AB$1]&lt;=[.$H23]);1;&quot;&quot;)">
            <text:p/>
          </table:table-cell>
          <table:table-cell table:style-name="ce23" table:formula="of:=IF(AND([.$G23]&lt;=[.AC$1];[.AC$1]&lt;=[.$H23]);1;&quot;&quot;)">
            <text:p/>
          </table:table-cell>
          <table:table-cell table:style-name="ce23" table:formula="of:=IF(AND([.$G23]&lt;=[.AD$1];[.AD$1]&lt;=[.$H23]);1;&quot;&quot;)">
            <text:p/>
          </table:table-cell>
          <table:table-cell table:style-name="ce23" table:formula="of:=IF(AND([.$G23]&lt;=[.AE$1];[.AE$1]&lt;=[.$H23]);1;&quot;&quot;)">
            <text:p/>
          </table:table-cell>
          <table:table-cell table:style-name="ce23" table:formula="of:=IF(AND([.$G23]&lt;=[.AF$1];[.AF$1]&lt;=[.$H23]);1;&quot;&quot;)">
            <text:p/>
          </table:table-cell>
          <table:table-cell table:style-name="ce23" table:formula="of:=IF(AND([.$G23]&lt;=[.AG$1];[.AG$1]&lt;=[.$H23]);1;&quot;&quot;)">
            <text:p/>
          </table:table-cell>
          <table:table-cell table:style-name="ce23" table:formula="of:=IF(AND([.$G23]&lt;=[.AH$1];[.AH$1]&lt;=[.$H23]);1;&quot;&quot;)">
            <text:p/>
          </table:table-cell>
          <table:table-cell table:style-name="ce23" table:formula="of:=IF(AND([.$G23]&lt;=[.AI$1];[.AI$1]&lt;=[.$H23]);1;&quot;&quot;)">
            <text:p/>
          </table:table-cell>
          <table:table-cell table:style-name="ce23" table:formula="of:=IF(AND([.$G23]&lt;=[.AJ$1];[.AJ$1]&lt;=[.$H23]);1;&quot;&quot;)">
            <text:p/>
          </table:table-cell>
          <table:table-cell table:style-name="ce23" table:formula="of:=IF(AND([.$G23]&lt;=[.AK$1];[.AK$1]&lt;=[.$H23]);1;&quot;&quot;)">
            <text:p/>
          </table:table-cell>
          <table:table-cell table:style-name="ce23" table:formula="of:=IF(AND([.$G23]&lt;=[.AL$1];[.AL$1]&lt;=[.$H23]);1;&quot;&quot;)">
            <text:p/>
          </table:table-cell>
          <table:table-cell table:style-name="ce23" table:formula="of:=IF(AND([.$G23]&lt;=[.AM$1];[.AM$1]&lt;=[.$H23]);1;&quot;&quot;)">
            <text:p/>
          </table:table-cell>
          <table:table-cell table:style-name="ce23" table:formula="of:=IF(AND([.$G23]&lt;=[.AN$1];[.AN$1]&lt;=[.$H23]);1;&quot;&quot;)">
            <text:p/>
          </table:table-cell>
          <table:table-cell table:style-name="ce23" table:formula="of:=IF(AND([.$G23]&lt;=[.AO$1];[.AO$1]&lt;=[.$H23]);1;&quot;&quot;)">
            <text:p/>
          </table:table-cell>
          <table:table-cell table:style-name="ce23" table:formula="of:=IF(AND([.$G23]&lt;=[.AP$1];[.AP$1]&lt;=[.$H23]);1;&quot;&quot;)">
            <text:p/>
          </table:table-cell>
          <table:table-cell table:style-name="ce23" table:formula="of:=IF(AND([.$G23]&lt;=[.AQ$1];[.AQ$1]&lt;=[.$H23]);1;&quot;&quot;)">
            <text:p/>
          </table:table-cell>
          <table:table-cell table:style-name="ce23" table:formula="of:=IF(AND([.$G23]&lt;=[.AR$1];[.AR$1]&lt;=[.$H23]);1;&quot;&quot;)">
            <text:p/>
          </table:table-cell>
          <table:table-cell table:style-name="ce23" table:formula="of:=IF(AND([.$G23]&lt;=[.AS$1];[.AS$1]&lt;=[.$H23]);1;&quot;&quot;)">
            <text:p/>
          </table:table-cell>
          <table:table-cell table:style-name="ce23" table:formula="of:=IF(AND([.$G23]&lt;=[.AT$1];[.AT$1]&lt;=[.$H23]);1;&quot;&quot;)">
            <text:p/>
          </table:table-cell>
          <table:table-cell table:style-name="ce23" table:formula="of:=IF(AND([.$G23]&lt;=[.AU$1];[.AU$1]&lt;=[.$H23]);1;&quot;&quot;)">
            <text:p/>
          </table:table-cell>
          <table:table-cell table:style-name="ce23" table:formula="of:=IF(AND([.$G23]&lt;=[.AV$1];[.AV$1]&lt;=[.$H23]);1;&quot;&quot;)">
            <text:p/>
          </table:table-cell>
          <table:table-cell table:style-name="ce23" table:formula="of:=IF(AND([.$G23]&lt;=[.AW$1];[.AW$1]&lt;=[.$H23]);1;&quot;&quot;)">
            <text:p/>
          </table:table-cell>
          <table:table-cell table:style-name="ce23" table:formula="of:=IF(AND([.$G23]&lt;=[.AX$1];[.AX$1]&lt;=[.$H23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25" calcext:value-type="float">
            <text:p>125</text:p>
          </table:table-cell>
          <table:table-cell table:style-name="ce8" office:value-type="float" office:value="102" calcext:value-type="float">
            <text:p>102</text:p>
          </table:table-cell>
          <table:table-cell table:style-name="ce9" table:formula="of:=IFERROR(VLOOKUP([.C24];[.$A$1:.$H$26];8;0);0)" office:value-type="float" office:value="18" calcext:value-type="float">
            <text:p>18</text:p>
          </table:table-cell>
          <table:table-cell table:style-name="ce9" table:formula="of:=IFERROR(VLOOKUP([.D24];[.$A$1:.$H$26];8;0);0)" office:value-type="float" office:value="23" calcext:value-type="float">
            <text:p>23</text:p>
          </table:table-cell>
          <table:table-cell table:style-name="ce10" table:formula="of:=[.H24]-[.B24]+1" office:value-type="float" office:value="24" calcext:value-type="float">
            <text:p>24</text:p>
          </table:table-cell>
          <table:table-cell table:style-name="ce11" table:formula="of:=[.B24]+MAX([.E24:.F24])" office:value-type="float" office:value="28" calcext:value-type="float">
            <text:p>28</text:p>
          </table:table-cell>
          <table:table-cell/>
          <table:table-cell table:style-name="ce14" table:formula="of:=IF(AND([.$G24]&lt;=[.J$1];[.J$1]&lt;=[.$H24]);1;&quot;&quot;)">
            <text:p/>
          </table:table-cell>
          <table:table-cell table:style-name="ce17" table:formula="of:=IF(AND([.$G24]&lt;=[.K$1];[.K$1]&lt;=[.$H24]);1;&quot;&quot;)">
            <text:p/>
          </table:table-cell>
          <table:table-cell table:style-name="ce17" table:formula="of:=IF(AND([.$G24]&lt;=[.L$1];[.L$1]&lt;=[.$H24]);1;&quot;&quot;)">
            <text:p/>
          </table:table-cell>
          <table:table-cell table:style-name="ce17" table:formula="of:=IF(AND([.$G24]&lt;=[.M$1];[.M$1]&lt;=[.$H24]);1;&quot;&quot;)">
            <text:p/>
          </table:table-cell>
          <table:table-cell table:style-name="ce17" table:formula="of:=IF(AND([.$G24]&lt;=[.N$1];[.N$1]&lt;=[.$H24]);1;&quot;&quot;)">
            <text:p/>
          </table:table-cell>
          <table:table-cell table:style-name="ce17" table:formula="of:=IF(AND([.$G24]&lt;=[.O$1];[.O$1]&lt;=[.$H24]);1;&quot;&quot;)">
            <text:p/>
          </table:table-cell>
          <table:table-cell table:style-name="ce17" table:formula="of:=IF(AND([.$G24]&lt;=[.P$1];[.P$1]&lt;=[.$H24]);1;&quot;&quot;)">
            <text:p/>
          </table:table-cell>
          <table:table-cell table:style-name="ce17" table:formula="of:=IF(AND([.$G24]&lt;=[.Q$1];[.Q$1]&lt;=[.$H24]);1;&quot;&quot;)">
            <text:p/>
          </table:table-cell>
          <table:table-cell table:style-name="ce17" table:formula="of:=IF(AND([.$G24]&lt;=[.R$1];[.R$1]&lt;=[.$H24]);1;&quot;&quot;)">
            <text:p/>
          </table:table-cell>
          <table:table-cell table:style-name="ce17" table:formula="of:=IF(AND([.$G24]&lt;=[.S$1];[.S$1]&lt;=[.$H24]);1;&quot;&quot;)">
            <text:p/>
          </table:table-cell>
          <table:table-cell table:style-name="ce17" table:formula="of:=IF(AND([.$G24]&lt;=[.T$1];[.T$1]&lt;=[.$H24]);1;&quot;&quot;)">
            <text:p/>
          </table:table-cell>
          <table:table-cell table:style-name="ce17" table:formula="of:=IF(AND([.$G24]&lt;=[.U$1];[.U$1]&lt;=[.$H24]);1;&quot;&quot;)">
            <text:p/>
          </table:table-cell>
          <table:table-cell table:style-name="ce17" table:formula="of:=IF(AND([.$G24]&lt;=[.V$1];[.V$1]&lt;=[.$H24]);1;&quot;&quot;)">
            <text:p/>
          </table:table-cell>
          <table:table-cell table:style-name="ce17" table:formula="of:=IF(AND([.$G24]&lt;=[.W$1];[.W$1]&lt;=[.$H24]);1;&quot;&quot;)">
            <text:p/>
          </table:table-cell>
          <table:table-cell table:style-name="ce17" table:formula="of:=IF(AND([.$G24]&lt;=[.X$1];[.X$1]&lt;=[.$H24]);1;&quot;&quot;)">
            <text:p/>
          </table:table-cell>
          <table:table-cell table:style-name="ce17" table:formula="of:=IF(AND([.$G24]&lt;=[.Y$1];[.Y$1]&lt;=[.$H24]);1;&quot;&quot;)">
            <text:p/>
          </table:table-cell>
          <table:table-cell table:style-name="ce20" table:formula="of:=IF(AND([.$G24]&lt;=[.Z$1];[.Z$1]&lt;=[.$H24]);1;&quot;&quot;)">
            <text:p/>
          </table:table-cell>
          <table:table-cell table:style-name="ce23" table:formula="of:=IF(AND([.$G24]&lt;=[.AA$1];[.AA$1]&lt;=[.$H24]);1;&quot;&quot;)">
            <text:p/>
          </table:table-cell>
          <table:table-cell table:style-name="ce23" table:formula="of:=IF(AND([.$G24]&lt;=[.AB$1];[.AB$1]&lt;=[.$H24]);1;&quot;&quot;)">
            <text:p/>
          </table:table-cell>
          <table:table-cell table:style-name="ce23" table:formula="of:=IF(AND([.$G24]&lt;=[.AC$1];[.AC$1]&lt;=[.$H24]);1;&quot;&quot;)">
            <text:p/>
          </table:table-cell>
          <table:table-cell table:style-name="ce23" table:formula="of:=IF(AND([.$G24]&lt;=[.AD$1];[.AD$1]&lt;=[.$H24]);1;&quot;&quot;)">
            <text:p/>
          </table:table-cell>
          <table:table-cell table:style-name="ce23" table:formula="of:=IF(AND([.$G24]&lt;=[.AE$1];[.AE$1]&lt;=[.$H24]);1;&quot;&quot;)">
            <text:p/>
          </table:table-cell>
          <table:table-cell table:style-name="ce23" table:formula="of:=IF(AND([.$G24]&lt;=[.AF$1];[.AF$1]&lt;=[.$H24]);1;&quot;&quot;)">
            <text:p/>
          </table:table-cell>
          <table:table-cell table:style-name="ce23" table:formula="of:=IF(AND([.$G24]&lt;=[.AG$1];[.AG$1]&lt;=[.$H24]);1;&quot;&quot;)" office:value-type="float" office:value="1" calcext:value-type="float">
            <text:p>1</text:p>
          </table:table-cell>
          <table:table-cell table:style-name="ce23" table:formula="of:=IF(AND([.$G24]&lt;=[.AH$1];[.AH$1]&lt;=[.$H24]);1;&quot;&quot;)" office:value-type="float" office:value="1" calcext:value-type="float">
            <text:p>1</text:p>
          </table:table-cell>
          <table:table-cell table:style-name="ce23" table:formula="of:=IF(AND([.$G24]&lt;=[.AI$1];[.AI$1]&lt;=[.$H24]);1;&quot;&quot;)" office:value-type="float" office:value="1" calcext:value-type="float">
            <text:p>1</text:p>
          </table:table-cell>
          <table:table-cell table:style-name="ce23" table:formula="of:=IF(AND([.$G24]&lt;=[.AJ$1];[.AJ$1]&lt;=[.$H24]);1;&quot;&quot;)" office:value-type="float" office:value="1" calcext:value-type="float">
            <text:p>1</text:p>
          </table:table-cell>
          <table:table-cell table:style-name="ce23" table:formula="of:=IF(AND([.$G24]&lt;=[.AK$1];[.AK$1]&lt;=[.$H24]);1;&quot;&quot;)" office:value-type="float" office:value="1" calcext:value-type="float">
            <text:p>1</text:p>
          </table:table-cell>
          <table:table-cell table:style-name="ce23" table:formula="of:=IF(AND([.$G24]&lt;=[.AL$1];[.AL$1]&lt;=[.$H24]);1;&quot;&quot;)">
            <text:p/>
          </table:table-cell>
          <table:table-cell table:style-name="ce23" table:formula="of:=IF(AND([.$G24]&lt;=[.AM$1];[.AM$1]&lt;=[.$H24]);1;&quot;&quot;)">
            <text:p/>
          </table:table-cell>
          <table:table-cell table:style-name="ce23" table:formula="of:=IF(AND([.$G24]&lt;=[.AN$1];[.AN$1]&lt;=[.$H24]);1;&quot;&quot;)">
            <text:p/>
          </table:table-cell>
          <table:table-cell table:style-name="ce23" table:formula="of:=IF(AND([.$G24]&lt;=[.AO$1];[.AO$1]&lt;=[.$H24]);1;&quot;&quot;)">
            <text:p/>
          </table:table-cell>
          <table:table-cell table:style-name="ce23" table:formula="of:=IF(AND([.$G24]&lt;=[.AP$1];[.AP$1]&lt;=[.$H24]);1;&quot;&quot;)">
            <text:p/>
          </table:table-cell>
          <table:table-cell table:style-name="ce23" table:formula="of:=IF(AND([.$G24]&lt;=[.AQ$1];[.AQ$1]&lt;=[.$H24]);1;&quot;&quot;)">
            <text:p/>
          </table:table-cell>
          <table:table-cell table:style-name="ce23" table:formula="of:=IF(AND([.$G24]&lt;=[.AR$1];[.AR$1]&lt;=[.$H24]);1;&quot;&quot;)">
            <text:p/>
          </table:table-cell>
          <table:table-cell table:style-name="ce23" table:formula="of:=IF(AND([.$G24]&lt;=[.AS$1];[.AS$1]&lt;=[.$H24]);1;&quot;&quot;)">
            <text:p/>
          </table:table-cell>
          <table:table-cell table:style-name="ce23" table:formula="of:=IF(AND([.$G24]&lt;=[.AT$1];[.AT$1]&lt;=[.$H24]);1;&quot;&quot;)">
            <text:p/>
          </table:table-cell>
          <table:table-cell table:style-name="ce23" table:formula="of:=IF(AND([.$G24]&lt;=[.AU$1];[.AU$1]&lt;=[.$H24]);1;&quot;&quot;)">
            <text:p/>
          </table:table-cell>
          <table:table-cell table:style-name="ce23" table:formula="of:=IF(AND([.$G24]&lt;=[.AV$1];[.AV$1]&lt;=[.$H24]);1;&quot;&quot;)">
            <text:p/>
          </table:table-cell>
          <table:table-cell table:style-name="ce23" table:formula="of:=IF(AND([.$G24]&lt;=[.AW$1];[.AW$1]&lt;=[.$H24]);1;&quot;&quot;)">
            <text:p/>
          </table:table-cell>
          <table:table-cell table:style-name="ce23" table:formula="of:=IF(AND([.$G24]&lt;=[.AX$1];[.AX$1]&lt;=[.$H24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formula="of:=IFERROR(VLOOKUP([.C25];[.$A$1:.$H$26];8;0);0)" office:value-type="float" office:value="0" calcext:value-type="float">
            <text:p>0</text:p>
          </table:table-cell>
          <table:table-cell table:style-name="ce9" table:formula="of:=IFERROR(VLOOKUP([.D25];[.$A$1:.$H$26];8;0);0)" office:value-type="float" office:value="0" calcext:value-type="float">
            <text:p>0</text:p>
          </table:table-cell>
          <table:table-cell table:style-name="ce10" table:formula="of:=[.H25]-[.B25]+1" office:value-type="float" office:value="1" calcext:value-type="float">
            <text:p>1</text:p>
          </table:table-cell>
          <table:table-cell table:style-name="ce11" table:formula="of:=[.B25]+MAX([.E25:.F2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table:formula="of:=IF(AND([.$G25]&lt;=[.J$1];[.J$1]&lt;=[.$H25]);1;&quot;&quot;)" office:value-type="float" office:value="1" calcext:value-type="float">
            <text:p>1</text:p>
          </table:table-cell>
          <table:table-cell table:style-name="ce17" table:formula="of:=IF(AND([.$G25]&lt;=[.K$1];[.K$1]&lt;=[.$H25]);1;&quot;&quot;)" office:value-type="float" office:value="1" calcext:value-type="float">
            <text:p>1</text:p>
          </table:table-cell>
          <table:table-cell table:style-name="ce17" table:formula="of:=IF(AND([.$G25]&lt;=[.L$1];[.L$1]&lt;=[.$H25]);1;&quot;&quot;)" office:value-type="float" office:value="1" calcext:value-type="float">
            <text:p>1</text:p>
          </table:table-cell>
          <table:table-cell table:style-name="ce17" table:formula="of:=IF(AND([.$G25]&lt;=[.M$1];[.M$1]&lt;=[.$H25]);1;&quot;&quot;)" office:value-type="float" office:value="1" calcext:value-type="float">
            <text:p>1</text:p>
          </table:table-cell>
          <table:table-cell table:style-name="ce17" table:formula="of:=IF(AND([.$G25]&lt;=[.N$1];[.N$1]&lt;=[.$H25]);1;&quot;&quot;)" office:value-type="float" office:value="1" calcext:value-type="float">
            <text:p>1</text:p>
          </table:table-cell>
          <table:table-cell table:style-name="ce17" table:formula="of:=IF(AND([.$G25]&lt;=[.O$1];[.O$1]&lt;=[.$H25]);1;&quot;&quot;)" office:value-type="float" office:value="1" calcext:value-type="float">
            <text:p>1</text:p>
          </table:table-cell>
          <table:table-cell table:style-name="ce17" table:formula="of:=IF(AND([.$G25]&lt;=[.P$1];[.P$1]&lt;=[.$H25]);1;&quot;&quot;)">
            <text:p/>
          </table:table-cell>
          <table:table-cell table:style-name="ce17" table:formula="of:=IF(AND([.$G25]&lt;=[.Q$1];[.Q$1]&lt;=[.$H25]);1;&quot;&quot;)">
            <text:p/>
          </table:table-cell>
          <table:table-cell table:style-name="ce17" table:formula="of:=IF(AND([.$G25]&lt;=[.R$1];[.R$1]&lt;=[.$H25]);1;&quot;&quot;)">
            <text:p/>
          </table:table-cell>
          <table:table-cell table:style-name="ce17" table:formula="of:=IF(AND([.$G25]&lt;=[.S$1];[.S$1]&lt;=[.$H25]);1;&quot;&quot;)">
            <text:p/>
          </table:table-cell>
          <table:table-cell table:style-name="ce17" table:formula="of:=IF(AND([.$G25]&lt;=[.T$1];[.T$1]&lt;=[.$H25]);1;&quot;&quot;)">
            <text:p/>
          </table:table-cell>
          <table:table-cell table:style-name="ce17" table:formula="of:=IF(AND([.$G25]&lt;=[.U$1];[.U$1]&lt;=[.$H25]);1;&quot;&quot;)">
            <text:p/>
          </table:table-cell>
          <table:table-cell table:style-name="ce17" table:formula="of:=IF(AND([.$G25]&lt;=[.V$1];[.V$1]&lt;=[.$H25]);1;&quot;&quot;)">
            <text:p/>
          </table:table-cell>
          <table:table-cell table:style-name="ce17" table:formula="of:=IF(AND([.$G25]&lt;=[.W$1];[.W$1]&lt;=[.$H25]);1;&quot;&quot;)">
            <text:p/>
          </table:table-cell>
          <table:table-cell table:style-name="ce17" table:formula="of:=IF(AND([.$G25]&lt;=[.X$1];[.X$1]&lt;=[.$H25]);1;&quot;&quot;)">
            <text:p/>
          </table:table-cell>
          <table:table-cell table:style-name="ce17" table:formula="of:=IF(AND([.$G25]&lt;=[.Y$1];[.Y$1]&lt;=[.$H25]);1;&quot;&quot;)">
            <text:p/>
          </table:table-cell>
          <table:table-cell table:style-name="ce20" table:formula="of:=IF(AND([.$G25]&lt;=[.Z$1];[.Z$1]&lt;=[.$H25]);1;&quot;&quot;)">
            <text:p/>
          </table:table-cell>
          <table:table-cell table:style-name="ce23" table:formula="of:=IF(AND([.$G25]&lt;=[.AA$1];[.AA$1]&lt;=[.$H25]);1;&quot;&quot;)">
            <text:p/>
          </table:table-cell>
          <table:table-cell table:style-name="ce23" table:formula="of:=IF(AND([.$G25]&lt;=[.AB$1];[.AB$1]&lt;=[.$H25]);1;&quot;&quot;)">
            <text:p/>
          </table:table-cell>
          <table:table-cell table:style-name="ce23" table:formula="of:=IF(AND([.$G25]&lt;=[.AC$1];[.AC$1]&lt;=[.$H25]);1;&quot;&quot;)">
            <text:p/>
          </table:table-cell>
          <table:table-cell table:style-name="ce23" table:formula="of:=IF(AND([.$G25]&lt;=[.AD$1];[.AD$1]&lt;=[.$H25]);1;&quot;&quot;)">
            <text:p/>
          </table:table-cell>
          <table:table-cell table:style-name="ce23" table:formula="of:=IF(AND([.$G25]&lt;=[.AE$1];[.AE$1]&lt;=[.$H25]);1;&quot;&quot;)">
            <text:p/>
          </table:table-cell>
          <table:table-cell table:style-name="ce23" table:formula="of:=IF(AND([.$G25]&lt;=[.AF$1];[.AF$1]&lt;=[.$H25]);1;&quot;&quot;)">
            <text:p/>
          </table:table-cell>
          <table:table-cell table:style-name="ce23" table:formula="of:=IF(AND([.$G25]&lt;=[.AG$1];[.AG$1]&lt;=[.$H25]);1;&quot;&quot;)">
            <text:p/>
          </table:table-cell>
          <table:table-cell table:style-name="ce23" table:formula="of:=IF(AND([.$G25]&lt;=[.AH$1];[.AH$1]&lt;=[.$H25]);1;&quot;&quot;)">
            <text:p/>
          </table:table-cell>
          <table:table-cell table:style-name="ce23" table:formula="of:=IF(AND([.$G25]&lt;=[.AI$1];[.AI$1]&lt;=[.$H25]);1;&quot;&quot;)">
            <text:p/>
          </table:table-cell>
          <table:table-cell table:style-name="ce23" table:formula="of:=IF(AND([.$G25]&lt;=[.AJ$1];[.AJ$1]&lt;=[.$H25]);1;&quot;&quot;)">
            <text:p/>
          </table:table-cell>
          <table:table-cell table:style-name="ce23" table:formula="of:=IF(AND([.$G25]&lt;=[.AK$1];[.AK$1]&lt;=[.$H25]);1;&quot;&quot;)">
            <text:p/>
          </table:table-cell>
          <table:table-cell table:style-name="ce23" table:formula="of:=IF(AND([.$G25]&lt;=[.AL$1];[.AL$1]&lt;=[.$H25]);1;&quot;&quot;)">
            <text:p/>
          </table:table-cell>
          <table:table-cell table:style-name="ce23" table:formula="of:=IF(AND([.$G25]&lt;=[.AM$1];[.AM$1]&lt;=[.$H25]);1;&quot;&quot;)">
            <text:p/>
          </table:table-cell>
          <table:table-cell table:style-name="ce23" table:formula="of:=IF(AND([.$G25]&lt;=[.AN$1];[.AN$1]&lt;=[.$H25]);1;&quot;&quot;)">
            <text:p/>
          </table:table-cell>
          <table:table-cell table:style-name="ce23" table:formula="of:=IF(AND([.$G25]&lt;=[.AO$1];[.AO$1]&lt;=[.$H25]);1;&quot;&quot;)">
            <text:p/>
          </table:table-cell>
          <table:table-cell table:style-name="ce23" table:formula="of:=IF(AND([.$G25]&lt;=[.AP$1];[.AP$1]&lt;=[.$H25]);1;&quot;&quot;)">
            <text:p/>
          </table:table-cell>
          <table:table-cell table:style-name="ce23" table:formula="of:=IF(AND([.$G25]&lt;=[.AQ$1];[.AQ$1]&lt;=[.$H25]);1;&quot;&quot;)">
            <text:p/>
          </table:table-cell>
          <table:table-cell table:style-name="ce23" table:formula="of:=IF(AND([.$G25]&lt;=[.AR$1];[.AR$1]&lt;=[.$H25]);1;&quot;&quot;)">
            <text:p/>
          </table:table-cell>
          <table:table-cell table:style-name="ce23" table:formula="of:=IF(AND([.$G25]&lt;=[.AS$1];[.AS$1]&lt;=[.$H25]);1;&quot;&quot;)">
            <text:p/>
          </table:table-cell>
          <table:table-cell table:style-name="ce23" table:formula="of:=IF(AND([.$G25]&lt;=[.AT$1];[.AT$1]&lt;=[.$H25]);1;&quot;&quot;)">
            <text:p/>
          </table:table-cell>
          <table:table-cell table:style-name="ce23" table:formula="of:=IF(AND([.$G25]&lt;=[.AU$1];[.AU$1]&lt;=[.$H25]);1;&quot;&quot;)">
            <text:p/>
          </table:table-cell>
          <table:table-cell table:style-name="ce23" table:formula="of:=IF(AND([.$G25]&lt;=[.AV$1];[.AV$1]&lt;=[.$H25]);1;&quot;&quot;)">
            <text:p/>
          </table:table-cell>
          <table:table-cell table:style-name="ce23" table:formula="of:=IF(AND([.$G25]&lt;=[.AW$1];[.AW$1]&lt;=[.$H25]);1;&quot;&quot;)">
            <text:p/>
          </table:table-cell>
          <table:table-cell table:style-name="ce23" table:formula="of:=IF(AND([.$G25]&lt;=[.AX$1];[.AX$1]&lt;=[.$H25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03" calcext:value-type="float">
            <text:p>103</text:p>
          </table:table-cell>
          <table:table-cell table:style-name="ce8"/>
          <table:table-cell table:style-name="ce9" table:formula="of:=IFERROR(VLOOKUP([.C26];[.$A$1:.$H$26];8;0);0)" office:value-type="float" office:value="14" calcext:value-type="float">
            <text:p>14</text:p>
          </table:table-cell>
          <table:table-cell table:style-name="ce9" table:formula="of:=IFERROR(VLOOKUP([.D26];[.$A$1:.$H$26];8;0);0)" office:value-type="float" office:value="0" calcext:value-type="float">
            <text:p>0</text:p>
          </table:table-cell>
          <table:table-cell table:style-name="ce10" table:formula="of:=[.H26]-[.B26]+1" office:value-type="float" office:value="15" calcext:value-type="float">
            <text:p>15</text:p>
          </table:table-cell>
          <table:table-cell table:style-name="ce11" table:formula="of:=[.B26]+MAX([.E26:.F26])" office:value-type="float" office:value="18" calcext:value-type="float">
            <text:p>18</text:p>
          </table:table-cell>
          <table:table-cell/>
          <table:table-cell table:style-name="ce15" table:formula="of:=IF(AND([.$G26]&lt;=[.J$1];[.J$1]&lt;=[.$H26]);1;&quot;&quot;)">
            <text:p/>
          </table:table-cell>
          <table:table-cell table:style-name="ce18" table:formula="of:=IF(AND([.$G26]&lt;=[.K$1];[.K$1]&lt;=[.$H26]);1;&quot;&quot;)">
            <text:p/>
          </table:table-cell>
          <table:table-cell table:style-name="ce18" table:formula="of:=IF(AND([.$G26]&lt;=[.L$1];[.L$1]&lt;=[.$H26]);1;&quot;&quot;)">
            <text:p/>
          </table:table-cell>
          <table:table-cell table:style-name="ce18" table:formula="of:=IF(AND([.$G26]&lt;=[.M$1];[.M$1]&lt;=[.$H26]);1;&quot;&quot;)">
            <text:p/>
          </table:table-cell>
          <table:table-cell table:style-name="ce18" table:formula="of:=IF(AND([.$G26]&lt;=[.N$1];[.N$1]&lt;=[.$H26]);1;&quot;&quot;)">
            <text:p/>
          </table:table-cell>
          <table:table-cell table:style-name="ce18" table:formula="of:=IF(AND([.$G26]&lt;=[.O$1];[.O$1]&lt;=[.$H26]);1;&quot;&quot;)">
            <text:p/>
          </table:table-cell>
          <table:table-cell table:style-name="ce18" table:formula="of:=IF(AND([.$G26]&lt;=[.P$1];[.P$1]&lt;=[.$H26]);1;&quot;&quot;)">
            <text:p/>
          </table:table-cell>
          <table:table-cell table:style-name="ce18" table:formula="of:=IF(AND([.$G26]&lt;=[.Q$1];[.Q$1]&lt;=[.$H26]);1;&quot;&quot;)">
            <text:p/>
          </table:table-cell>
          <table:table-cell table:style-name="ce18" table:formula="of:=IF(AND([.$G26]&lt;=[.R$1];[.R$1]&lt;=[.$H26]);1;&quot;&quot;)">
            <text:p/>
          </table:table-cell>
          <table:table-cell table:style-name="ce18" table:formula="of:=IF(AND([.$G26]&lt;=[.S$1];[.S$1]&lt;=[.$H26]);1;&quot;&quot;)">
            <text:p/>
          </table:table-cell>
          <table:table-cell table:style-name="ce18" table:formula="of:=IF(AND([.$G26]&lt;=[.T$1];[.T$1]&lt;=[.$H26]);1;&quot;&quot;)">
            <text:p/>
          </table:table-cell>
          <table:table-cell table:style-name="ce18" table:formula="of:=IF(AND([.$G26]&lt;=[.U$1];[.U$1]&lt;=[.$H26]);1;&quot;&quot;)">
            <text:p/>
          </table:table-cell>
          <table:table-cell table:style-name="ce18" table:formula="of:=IF(AND([.$G26]&lt;=[.V$1];[.V$1]&lt;=[.$H26]);1;&quot;&quot;)">
            <text:p/>
          </table:table-cell>
          <table:table-cell table:style-name="ce18" table:formula="of:=IF(AND([.$G26]&lt;=[.W$1];[.W$1]&lt;=[.$H26]);1;&quot;&quot;)">
            <text:p/>
          </table:table-cell>
          <table:table-cell table:style-name="ce18" table:formula="of:=IF(AND([.$G26]&lt;=[.X$1];[.X$1]&lt;=[.$H26]);1;&quot;&quot;)" office:value-type="float" office:value="1" calcext:value-type="float">
            <text:p>1</text:p>
          </table:table-cell>
          <table:table-cell table:style-name="ce18" table:formula="of:=IF(AND([.$G26]&lt;=[.Y$1];[.Y$1]&lt;=[.$H26]);1;&quot;&quot;)" office:value-type="float" office:value="1" calcext:value-type="float">
            <text:p>1</text:p>
          </table:table-cell>
          <table:table-cell table:style-name="ce21" table:formula="of:=IF(AND([.$G26]&lt;=[.Z$1];[.Z$1]&lt;=[.$H26]);1;&quot;&quot;)" office:value-type="float" office:value="1" calcext:value-type="float">
            <text:p>1</text:p>
          </table:table-cell>
          <table:table-cell table:style-name="ce23" table:formula="of:=IF(AND([.$G26]&lt;=[.AA$1];[.AA$1]&lt;=[.$H26]);1;&quot;&quot;)" office:value-type="float" office:value="1" calcext:value-type="float">
            <text:p>1</text:p>
          </table:table-cell>
          <table:table-cell table:style-name="ce23" table:formula="of:=IF(AND([.$G26]&lt;=[.AB$1];[.AB$1]&lt;=[.$H26]);1;&quot;&quot;)">
            <text:p/>
          </table:table-cell>
          <table:table-cell table:style-name="ce23" table:formula="of:=IF(AND([.$G26]&lt;=[.AC$1];[.AC$1]&lt;=[.$H26]);1;&quot;&quot;)">
            <text:p/>
          </table:table-cell>
          <table:table-cell table:style-name="ce23" table:formula="of:=IF(AND([.$G26]&lt;=[.AD$1];[.AD$1]&lt;=[.$H26]);1;&quot;&quot;)">
            <text:p/>
          </table:table-cell>
          <table:table-cell table:style-name="ce23" table:formula="of:=IF(AND([.$G26]&lt;=[.AE$1];[.AE$1]&lt;=[.$H26]);1;&quot;&quot;)">
            <text:p/>
          </table:table-cell>
          <table:table-cell table:style-name="ce23" table:formula="of:=IF(AND([.$G26]&lt;=[.AF$1];[.AF$1]&lt;=[.$H26]);1;&quot;&quot;)">
            <text:p/>
          </table:table-cell>
          <table:table-cell table:style-name="ce23" table:formula="of:=IF(AND([.$G26]&lt;=[.AG$1];[.AG$1]&lt;=[.$H26]);1;&quot;&quot;)">
            <text:p/>
          </table:table-cell>
          <table:table-cell table:style-name="ce23" table:formula="of:=IF(AND([.$G26]&lt;=[.AH$1];[.AH$1]&lt;=[.$H26]);1;&quot;&quot;)">
            <text:p/>
          </table:table-cell>
          <table:table-cell table:style-name="ce23" table:formula="of:=IF(AND([.$G26]&lt;=[.AI$1];[.AI$1]&lt;=[.$H26]);1;&quot;&quot;)">
            <text:p/>
          </table:table-cell>
          <table:table-cell table:style-name="ce23" table:formula="of:=IF(AND([.$G26]&lt;=[.AJ$1];[.AJ$1]&lt;=[.$H26]);1;&quot;&quot;)">
            <text:p/>
          </table:table-cell>
          <table:table-cell table:style-name="ce23" table:formula="of:=IF(AND([.$G26]&lt;=[.AK$1];[.AK$1]&lt;=[.$H26]);1;&quot;&quot;)">
            <text:p/>
          </table:table-cell>
          <table:table-cell table:style-name="ce23" table:formula="of:=IF(AND([.$G26]&lt;=[.AL$1];[.AL$1]&lt;=[.$H26]);1;&quot;&quot;)">
            <text:p/>
          </table:table-cell>
          <table:table-cell table:style-name="ce23" table:formula="of:=IF(AND([.$G26]&lt;=[.AM$1];[.AM$1]&lt;=[.$H26]);1;&quot;&quot;)">
            <text:p/>
          </table:table-cell>
          <table:table-cell table:style-name="ce23" table:formula="of:=IF(AND([.$G26]&lt;=[.AN$1];[.AN$1]&lt;=[.$H26]);1;&quot;&quot;)">
            <text:p/>
          </table:table-cell>
          <table:table-cell table:style-name="ce23" table:formula="of:=IF(AND([.$G26]&lt;=[.AO$1];[.AO$1]&lt;=[.$H26]);1;&quot;&quot;)">
            <text:p/>
          </table:table-cell>
          <table:table-cell table:style-name="ce23" table:formula="of:=IF(AND([.$G26]&lt;=[.AP$1];[.AP$1]&lt;=[.$H26]);1;&quot;&quot;)">
            <text:p/>
          </table:table-cell>
          <table:table-cell table:style-name="ce23" table:formula="of:=IF(AND([.$G26]&lt;=[.AQ$1];[.AQ$1]&lt;=[.$H26]);1;&quot;&quot;)">
            <text:p/>
          </table:table-cell>
          <table:table-cell table:style-name="ce23" table:formula="of:=IF(AND([.$G26]&lt;=[.AR$1];[.AR$1]&lt;=[.$H26]);1;&quot;&quot;)">
            <text:p/>
          </table:table-cell>
          <table:table-cell table:style-name="ce23" table:formula="of:=IF(AND([.$G26]&lt;=[.AS$1];[.AS$1]&lt;=[.$H26]);1;&quot;&quot;)">
            <text:p/>
          </table:table-cell>
          <table:table-cell table:style-name="ce23" table:formula="of:=IF(AND([.$G26]&lt;=[.AT$1];[.AT$1]&lt;=[.$H26]);1;&quot;&quot;)">
            <text:p/>
          </table:table-cell>
          <table:table-cell table:style-name="ce23" table:formula="of:=IF(AND([.$G26]&lt;=[.AU$1];[.AU$1]&lt;=[.$H26]);1;&quot;&quot;)">
            <text:p/>
          </table:table-cell>
          <table:table-cell table:style-name="ce23" table:formula="of:=IF(AND([.$G26]&lt;=[.AV$1];[.AV$1]&lt;=[.$H26]);1;&quot;&quot;)">
            <text:p/>
          </table:table-cell>
          <table:table-cell table:style-name="ce23" table:formula="of:=IF(AND([.$G26]&lt;=[.AW$1];[.AW$1]&lt;=[.$H26]);1;&quot;&quot;)">
            <text:p/>
          </table:table-cell>
          <table:table-cell table:style-name="ce23" table:formula="of:=IF(AND([.$G26]&lt;=[.AX$1];[.AX$1]&lt;=[.$H26]);1;&quot;&quot;)">
            <text:p/>
          </table:table-cell>
          <table:table-cell table:number-columns-repeated="47"/>
          <table:table-cell table:style-name="ce7" table:number-columns-repeated="16287"/>
        </table:table-row>
        <table:table-row table:style-name="ro2">
          <table:table-cell table:number-columns-repeated="97"/>
          <table:table-cell table:style-name="ce7" table:number-columns-repeated="16287"/>
        </table:table-row>
        <table:table-row table:style-name="ro2">
          <table:table-cell table:number-columns-repeated="8"/>
          <table:table-cell table:style-name="ce12" table:formula="of:=SUM([.I2:.I26])" office:value-type="float" office:value="12" calcext:value-type="float">
            <text:p>12</text:p>
          </table:table-cell>
          <table:table-cell table:number-columns-repeated="88"/>
          <table:table-cell table:style-name="ce7" table:number-columns-repeated="16287"/>
        </table:table-row>
        <table:table-row table:style-name="ro2" table:number-rows-repeated="1048547">
          <table:table-cell table:number-columns-repeated="97"/>
          <table:table-cell table:style-name="ce7" table:number-columns-repeated="16287"/>
        </table:table-row>
        <table:table-row table:style-name="ro2">
          <table:table-cell table:number-columns-repeated="97"/>
          <table:table-cell table:style-name="ce7" table:number-columns-repeated="16287"/>
        </table:table-row>
        <calcext:conditional-formats>
          <calcext:conditional-format calcext:target-range-address="Лист1.J2:Лист1.Z26">
            <calcext:condition calcext:apply-style-name="Bad" calcext:value="=1" calcext:base-cell-address="Лист1.J2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AX2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.00.0000</text:date>, <text:time style:data-style-name="N2" text:time-value="14:06:16.174013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minf</meta:initial-creator>
    <meta:creation-date>2025-01-24T09:11:19Z</meta:creation-date>
    <dc:date>2026-01-17T14:20:10.145171200</dc:date>
    <meta:editing-duration>PT14M14S</meta:editing-duration>
    <meta:editing-cycles>3</meta:editing-cycles>
    <meta:document-statistic meta:table-count="1" meta:cell-count="1271" meta:object-count="0"/>
  </office:meta>
</office:document-meta>
</file>